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2.263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7.167cm"/>
    </style:style>
    <style:style style:name="co14" style:family="table-column">
      <style:table-column-properties fo:break-before="auto" style:column-width="29.50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Quer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/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ue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1001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econdNationa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Ékezet nélküli FirstName</text:p>
          </table:table-cell>
          <table:table-cell table:style-name="ce1" office:value-type="string" calcext:value-type="string">
            <text:p>Ékezet nélküli LastName</text:p>
          </table:table-cell>
          <table:table-cell table:style-name="ce1" office:value-type="string" calcext:value-type="string">
            <text:p>Ékezet nélküli City</text:p>
          </table:table-cell>
          <table:table-cell table:number-columns-repeated="6"/>
          <table:table-cell office:value-type="string" calcext:value-type="string">
            <text:p>EmailAddress</text:p>
          </table:table-cell>
          <table:table-cell table:style-name="ce7" office:value-type="string" calcext:value-type="string" table:number-columns-spanned="4" table:number-rows-spanned="1">
            <text:p>UserInsert</text:p>
          </table:table-cell>
          <table:covered-table-cell office:value-type="string" calcext:value-type="string">
            <text:p>Password</text:p>
          </table:covered-table-cell>
          <table:covered-table-cell office:value-type="string" calcext:value-type="string">
            <text:p>IsActive</text:p>
          </table:covered-table-cell>
          <table:covered-table-cell office:value-type="string" calcext:value-type="string">
            <text:p>LastLogin</text:p>
          </table:covered-table-cell>
          <table:table-cell/>
          <table:table-cell table:style-name="ce8" office:value-type="string" calcext:value-type="string">
            <text:p>PersonInsert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4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" office:value-type="string" calcext:value-type="string">
            <text:p>Mihaly</text:p>
          </table:table-cell>
          <table:table-cell table:style-name="ce1" office:value-type="string" calcext:value-type="string">
            <text:p>Csombor</text:p>
          </table:table-cell>
          <table:table-cell table:style-name="ce1" office:value-type="string" calcext:value-type="string">
            <text:p>Hajdunanas</text:p>
          </table:table-cell>
          <table:table-cell table:formula="of:=LOWER([.H2])" office:value-type="string" office:string-value="mihaly" calcext:value-type="string">
            <text:p>mihaly</text:p>
          </table:table-cell>
          <table:table-cell table:formula="of:=LOWER([.I2])" office:value-type="string" office:string-value="csombor" calcext:value-type="string">
            <text:p>csombor</text:p>
          </table:table-cell>
          <table:table-cell table:formula="of:=LOWER([.J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d10ohxvvu" calcext:value-type="string">
            <text:p>ud10ohxvv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];&quot;.&quot;;[.L2];&quot;@&quot;;[.M2];&quot;.com&quot;)" office:value-type="string" office:string-value="mihaly.csombor@hajdunanas.com" calcext:value-type="string">
            <text:p>mihaly.csombor@hajdunanas.com</text:p>
          </table:table-cell>
          <table:table-cell table:formula="of:=&quot;('&quot;&amp;COM.MICROSOFT.CONCAT([.K2];&quot;.&quot;;[.L2];&quot;@&quot;;[.M2];&quot;.com&quot;)&amp;&quot;',&quot;" office:value-type="string" office:string-value="('mihaly.csombor@hajdunanas.com'," calcext:value-type="string">
            <text:p>('mihaly.csombor@hajdunanas.com',</text:p>
          </table:table-cell>
          <table:table-cell table:formula="of:=&quot;HASHBYTES('SHA512', '&quot;&amp;[.N2]&amp;&quot;'),&quot;" office:value-type="string" office:string-value="HASHBYTES('SHA512', 'ud10ohxvvu')," calcext:value-type="string">
            <text:p>HASHBYTES('SHA512', 'ud10ohxvvu'),</text:p>
          </table:table-cell>
          <table:table-cell table:formula="of:=[.O2]&amp;&quot;,&quot;" office:value-type="string" office:string-value="1," calcext:value-type="string">
            <text:p>1,</text:p>
          </table:table-cell>
          <table:table-cell table:formula="of:=[.P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]&amp;&quot;', '&quot;&amp;[.B2]&amp;&quot;', '&quot;&amp;TEXT([.C2]; &quot;yyyy-mm-dd&quot;)&amp;&quot;', '&quot;&amp;[.D2]&amp;&quot;', &quot;&amp;IF([.E2]=&quot;Null&quot;; &quot;Null&quot;; &quot;'&quot;&amp;[.E2]&amp;&quot;'&quot;)&amp;&quot;, '&quot;&amp;[.F2]&amp;&quot;', '&quot;&amp;[.G2]&amp;&quot;.', u.Id FROM Users u WHERE EmailAddress = '&quot;&amp;[.Q2]&amp;&quot;' UNION&quot;" office:value-type="string" office:string-value="SELECT 'Mihály', 'Csombor', '1974-12-17', 'Hungary', Null, 'Hajdúnánás', 'Erzsébet utca 44..', u.Id FROM Users u WHERE EmailAddress = 'mihaly.csombor@hajdunanas.com' UNION" calcext:value-type="string">
            <text:p>SELECT 'Mihály', 'Csombor', '1974-12-17', 'Hungary', Null, 'Hajdúnánás', 'Erzsébet utca 44..', u.Id FROM Users u WHERE EmailAddress = 'mihaly.csombor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4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" office:value-type="string" calcext:value-type="string">
            <text:p>Katalin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3])" office:value-type="string" office:string-value="katalin" calcext:value-type="string">
            <text:p>katalin</text:p>
          </table:table-cell>
          <table:table-cell table:formula="of:=LOWER([.I3])" office:value-type="string" office:string-value="hajdu" calcext:value-type="string">
            <text:p>hajdu</text:p>
          </table:table-cell>
          <table:table-cell table:formula="of:=LOWER([.J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m95bjhgtx" calcext:value-type="string">
            <text:p>zm95bjhg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];&quot;.&quot;;[.L3];&quot;@&quot;;[.M3];&quot;.com&quot;)" office:value-type="string" office:string-value="katalin.hajdu@hajdunanas.com" calcext:value-type="string">
            <text:p>katalin.hajdu@hajdunanas.com</text:p>
          </table:table-cell>
          <table:table-cell table:formula="of:=&quot;('&quot;&amp;COM.MICROSOFT.CONCAT([.K3];&quot;.&quot;;[.L3];&quot;@&quot;;[.M3];&quot;.com&quot;)&amp;&quot;',&quot;" office:value-type="string" office:string-value="('katalin.hajdu@hajdunanas.com'," calcext:value-type="string">
            <text:p>('katalin.hajdu@hajdunanas.com',</text:p>
          </table:table-cell>
          <table:table-cell table:formula="of:=&quot;HASHBYTES('SHA512', '&quot;&amp;[.N3]&amp;&quot;'),&quot;" office:value-type="string" office:string-value="HASHBYTES('SHA512', 'zm95bjhgtx')," calcext:value-type="string">
            <text:p>HASHBYTES('SHA512', 'zm95bjhgtx'),</text:p>
          </table:table-cell>
          <table:table-cell table:formula="of:=[.O3]&amp;&quot;,&quot;" office:value-type="string" office:string-value="1," calcext:value-type="string">
            <text:p>1,</text:p>
          </table:table-cell>
          <table:table-cell table:formula="of:=[.P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]&amp;&quot;', '&quot;&amp;[.B3]&amp;&quot;', '&quot;&amp;TEXT([.C3]; &quot;yyyy-mm-dd&quot;)&amp;&quot;', '&quot;&amp;[.D3]&amp;&quot;', &quot;&amp;IF([.E3]=&quot;Null&quot;; &quot;Null&quot;; &quot;'&quot;&amp;[.E3]&amp;&quot;'&quot;)&amp;&quot;, '&quot;&amp;[.F3]&amp;&quot;', '&quot;&amp;[.G3]&amp;&quot;.', u.Id FROM Users u WHERE EmailAddress = '&quot;&amp;[.Q3]&amp;&quot;' UNION&quot;" office:value-type="string" office:string-value="SELECT 'Katalin', 'Hajdú', '1984-06-03', 'Hungary', Null, 'Hajdúnánás', 'Petőfi utca 11..', u.Id FROM Users u WHERE EmailAddress = 'katalin.hajdu@hajdunanas.com' UNION" calcext:value-type="string">
            <text:p>SELECT 'Katalin', 'Hajdú', '1984-06-03', 'Hungary', Null, 'Hajdúnánás', 'Petőfi utca 11..', u.Id FROM Users u WHERE EmailAddress = 'katalin.hajdu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nánás</text:p>
          </table:table-cell>
          <table:table-cell office:value-type="string" calcext:value-type="string">
            <text:p>Dorogi út 12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Hajunanas</text:p>
          </table:table-cell>
          <table:table-cell table:formula="of:=LOWER([.H4])" office:value-type="string" office:string-value="aniko" calcext:value-type="string">
            <text:p>aniko</text:p>
          </table:table-cell>
          <table:table-cell table:formula="of:=LOWER([.I4])" office:value-type="string" office:string-value="kelemen" calcext:value-type="string">
            <text:p>kelemen</text:p>
          </table:table-cell>
          <table:table-cell table:formula="of:=LOWER([.J4])" office:value-type="string" office:string-value="hajunanas" calcext:value-type="string">
            <text:p>haj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c69curztk" calcext:value-type="string">
            <text:p>bc69curzt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];&quot;.&quot;;[.L4];&quot;@&quot;;[.M4];&quot;.com&quot;)" office:value-type="string" office:string-value="aniko.kelemen@hajunanas.com" calcext:value-type="string">
            <text:p>aniko.kelemen@hajunanas.com</text:p>
          </table:table-cell>
          <table:table-cell table:formula="of:=&quot;('&quot;&amp;COM.MICROSOFT.CONCAT([.K4];&quot;.&quot;;[.L4];&quot;@&quot;;[.M4];&quot;.com&quot;)&amp;&quot;',&quot;" office:value-type="string" office:string-value="('aniko.kelemen@hajunanas.com'," calcext:value-type="string">
            <text:p>('aniko.kelemen@hajunanas.com',</text:p>
          </table:table-cell>
          <table:table-cell table:formula="of:=&quot;HASHBYTES('SHA512', '&quot;&amp;[.N4]&amp;&quot;'),&quot;" office:value-type="string" office:string-value="HASHBYTES('SHA512', 'bc69curztk')," calcext:value-type="string">
            <text:p>HASHBYTES('SHA512', 'bc69curztk'),</text:p>
          </table:table-cell>
          <table:table-cell table:formula="of:=[.O4]&amp;&quot;,&quot;" office:value-type="string" office:string-value="1," calcext:value-type="string">
            <text:p>1,</text:p>
          </table:table-cell>
          <table:table-cell table:formula="of:=[.P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]&amp;&quot;', '&quot;&amp;[.B4]&amp;&quot;', '&quot;&amp;TEXT([.C4]; &quot;yyyy-mm-dd&quot;)&amp;&quot;', '&quot;&amp;[.D4]&amp;&quot;', &quot;&amp;IF([.E4]=&quot;Null&quot;; &quot;Null&quot;; &quot;'&quot;&amp;[.E4]&amp;&quot;'&quot;)&amp;&quot;, '&quot;&amp;[.F4]&amp;&quot;', '&quot;&amp;[.G4]&amp;&quot;.', u.Id FROM Users u WHERE EmailAddress = '&quot;&amp;[.Q4]&amp;&quot;' UNION&quot;" office:value-type="string" office:string-value="SELECT 'Anikó', 'Kelemen', '2008-10-16', 'Hungary', Null, 'Hajúnánás', 'Dorogi út 12..', u.Id FROM Users u WHERE EmailAddress = 'aniko.kelemen@hajunanas.com' UNION" calcext:value-type="string">
            <text:p>SELECT 'Anikó', 'Kelemen', '2008-10-16', 'Hungary', Null, 'Hajúnánás', 'Dorogi út 12..', u.Id FROM Users u WHERE EmailAddress = 'aniko.kelemen@haj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4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Puzser</text:p>
          </table:table-cell>
          <table:table-cell table:style-name="ce1" office:value-type="string" calcext:value-type="string">
            <text:p>Budapest</text:p>
          </table:table-cell>
          <table:table-cell table:formula="of:=LOWER([.H5])" office:value-type="string" office:string-value="robert" calcext:value-type="string">
            <text:p>robert</text:p>
          </table:table-cell>
          <table:table-cell table:formula="of:=LOWER([.I5])" office:value-type="string" office:string-value="puzser" calcext:value-type="string">
            <text:p>puzser</text:p>
          </table:table-cell>
          <table:table-cell table:formula="of:=LOWER([.J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o78xpjdyv" calcext:value-type="string">
            <text:p>eo78xpjdy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];&quot;.&quot;;[.L5];&quot;@&quot;;[.M5];&quot;.com&quot;)" office:value-type="string" office:string-value="robert.puzser@budapest.com" calcext:value-type="string">
            <text:p>robert.puzser@budapest.com</text:p>
          </table:table-cell>
          <table:table-cell table:formula="of:=&quot;('&quot;&amp;COM.MICROSOFT.CONCAT([.K5];&quot;.&quot;;[.L5];&quot;@&quot;;[.M5];&quot;.com&quot;)&amp;&quot;',&quot;" office:value-type="string" office:string-value="('robert.puzser@budapest.com'," calcext:value-type="string">
            <text:p>('robert.puzser@budapest.com',</text:p>
          </table:table-cell>
          <table:table-cell table:formula="of:=&quot;HASHBYTES('SHA512', '&quot;&amp;[.N5]&amp;&quot;'),&quot;" office:value-type="string" office:string-value="HASHBYTES('SHA512', 'eo78xpjdyv')," calcext:value-type="string">
            <text:p>HASHBYTES('SHA512', 'eo78xpjdyv'),</text:p>
          </table:table-cell>
          <table:table-cell table:formula="of:=[.O5]&amp;&quot;,&quot;" office:value-type="string" office:string-value="1," calcext:value-type="string">
            <text:p>1,</text:p>
          </table:table-cell>
          <table:table-cell table:formula="of:=[.P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]&amp;&quot;', '&quot;&amp;[.B5]&amp;&quot;', '&quot;&amp;TEXT([.C5]; &quot;yyyy-mm-dd&quot;)&amp;&quot;', '&quot;&amp;[.D5]&amp;&quot;', &quot;&amp;IF([.E5]=&quot;Null&quot;; &quot;Null&quot;; &quot;'&quot;&amp;[.E5]&amp;&quot;'&quot;)&amp;&quot;, '&quot;&amp;[.F5]&amp;&quot;', '&quot;&amp;[.G5]&amp;&quot;.', u.Id FROM Users u WHERE EmailAddress = '&quot;&amp;[.Q5]&amp;&quot;' UNION&quot;" office:value-type="string" office:string-value="SELECT 'Róbert', 'Puzsér', '1974-10-24', 'Hungary', Null, 'Budapest', 'Posztmodern út 1..', u.Id FROM Users u WHERE EmailAddress = 'robert.puzser@budapest.com' UNION" calcext:value-type="string">
            <text:p>SELECT 'Róbert', 'Puzsér', '1974-10-24', 'Hungary', Null, 'Budapest', 'Posztmodern út 1..', u.Id FROM Users u WHERE EmailAddress = 'robert.puzse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4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ovacs</text:p>
          </table:table-cell>
          <table:table-cell table:style-name="ce1" office:value-type="string" calcext:value-type="string">
            <text:p>Budapest</text:p>
          </table:table-cell>
          <table:table-cell table:formula="of:=LOWER([.H6])" office:value-type="string" office:string-value="janos" calcext:value-type="string">
            <text:p>janos</text:p>
          </table:table-cell>
          <table:table-cell table:formula="of:=LOWER([.I6])" office:value-type="string" office:string-value="kovacs" calcext:value-type="string">
            <text:p>kovacs</text:p>
          </table:table-cell>
          <table:table-cell table:formula="of:=LOWER([.J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l42hrvwnc" calcext:value-type="string">
            <text:p>kl42hrvw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];&quot;.&quot;;[.L6];&quot;@&quot;;[.M6];&quot;.com&quot;)" office:value-type="string" office:string-value="janos.kovacs@budapest.com" calcext:value-type="string">
            <text:p>janos.kovacs@budapest.com</text:p>
          </table:table-cell>
          <table:table-cell table:formula="of:=&quot;('&quot;&amp;COM.MICROSOFT.CONCAT([.K6];&quot;.&quot;;[.L6];&quot;@&quot;;[.M6];&quot;.com&quot;)&amp;&quot;',&quot;" office:value-type="string" office:string-value="('janos.kovacs@budapest.com'," calcext:value-type="string">
            <text:p>('janos.kovacs@budapest.com',</text:p>
          </table:table-cell>
          <table:table-cell table:formula="of:=&quot;HASHBYTES('SHA512', '&quot;&amp;[.N6]&amp;&quot;'),&quot;" office:value-type="string" office:string-value="HASHBYTES('SHA512', 'kl42hrvwnc')," calcext:value-type="string">
            <text:p>HASHBYTES('SHA512', 'kl42hrvwnc'),</text:p>
          </table:table-cell>
          <table:table-cell table:formula="of:=[.O6]&amp;&quot;,&quot;" office:value-type="string" office:string-value="1," calcext:value-type="string">
            <text:p>1,</text:p>
          </table:table-cell>
          <table:table-cell table:formula="of:=[.P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]&amp;&quot;', '&quot;&amp;[.B6]&amp;&quot;', '&quot;&amp;TEXT([.C6]; &quot;yyyy-mm-dd&quot;)&amp;&quot;', '&quot;&amp;[.D6]&amp;&quot;', &quot;&amp;IF([.E6]=&quot;Null&quot;; &quot;Null&quot;; &quot;'&quot;&amp;[.E6]&amp;&quot;'&quot;)&amp;&quot;, '&quot;&amp;[.F6]&amp;&quot;', '&quot;&amp;[.G6]&amp;&quot;.', u.Id FROM Users u WHERE EmailAddress = '&quot;&amp;[.Q6]&amp;&quot;' UNION&quot;" office:value-type="string" office:string-value="SELECT 'János', 'Kovács', '1965-06-12', 'Hungary', Null, 'Budapest', 'Blaha Lujza tér 12 2em/1.', u.Id FROM Users u WHERE EmailAddress = 'janos.kovacs@budapest.com' UNION" calcext:value-type="string">
            <text:p>SELECT 'János', 'Kovács', '1965-06-12', 'Hungary', Null, 'Budapest', 'Blaha Lujza tér 12 2em/1.', u.Id FROM Users u WHERE EmailAddress = 'janos.kovac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4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adar</text:p>
          </table:table-cell>
          <table:table-cell table:style-name="ce1" office:value-type="string" calcext:value-type="string">
            <text:p>Budapest</text:p>
          </table:table-cell>
          <table:table-cell table:formula="of:=LOWER([.H7])" office:value-type="string" office:string-value="janos" calcext:value-type="string">
            <text:p>janos</text:p>
          </table:table-cell>
          <table:table-cell table:formula="of:=LOWER([.I7])" office:value-type="string" office:string-value="kadar" calcext:value-type="string">
            <text:p>kadar</text:p>
          </table:table-cell>
          <table:table-cell table:formula="of:=LOWER([.J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v48hnjkrd" calcext:value-type="string">
            <text:p>lv48hnjk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];&quot;.&quot;;[.L7];&quot;@&quot;;[.M7];&quot;.com&quot;)" office:value-type="string" office:string-value="janos.kadar@budapest.com" calcext:value-type="string">
            <text:p>janos.kadar@budapest.com</text:p>
          </table:table-cell>
          <table:table-cell table:formula="of:=&quot;('&quot;&amp;COM.MICROSOFT.CONCAT([.K7];&quot;.&quot;;[.L7];&quot;@&quot;;[.M7];&quot;.com&quot;)&amp;&quot;',&quot;" office:value-type="string" office:string-value="('janos.kadar@budapest.com'," calcext:value-type="string">
            <text:p>('janos.kadar@budapest.com',</text:p>
          </table:table-cell>
          <table:table-cell table:formula="of:=&quot;HASHBYTES('SHA512', '&quot;&amp;[.N7]&amp;&quot;'),&quot;" office:value-type="string" office:string-value="HASHBYTES('SHA512', 'lv48hnjkrd')," calcext:value-type="string">
            <text:p>HASHBYTES('SHA512', 'lv48hnjkrd'),</text:p>
          </table:table-cell>
          <table:table-cell table:formula="of:=[.O7]&amp;&quot;,&quot;" office:value-type="string" office:string-value="1," calcext:value-type="string">
            <text:p>1,</text:p>
          </table:table-cell>
          <table:table-cell table:formula="of:=[.P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]&amp;&quot;', '&quot;&amp;[.B7]&amp;&quot;', '&quot;&amp;TEXT([.C7]; &quot;yyyy-mm-dd&quot;)&amp;&quot;', '&quot;&amp;[.D7]&amp;&quot;', &quot;&amp;IF([.E7]=&quot;Null&quot;; &quot;Null&quot;; &quot;'&quot;&amp;[.E7]&amp;&quot;'&quot;)&amp;&quot;, '&quot;&amp;[.F7]&amp;&quot;', '&quot;&amp;[.G7]&amp;&quot;.', u.Id FROM Users u WHERE EmailAddress = '&quot;&amp;[.Q7]&amp;&quot;' UNION&quot;" office:value-type="string" office:string-value="SELECT 'János', 'Kádár', '1959-03-20', 'Hungary', Null, 'Budapest', 'Hősök tere.', u.Id FROM Users u WHERE EmailAddress = 'janos.kadar@budapest.com' UNION" calcext:value-type="string">
            <text:p>SELECT 'János', 'Kádár', '1959-03-20', 'Hungary', Null, 'Budapest', 'Hősök tere.', u.Id FROM Users u WHERE EmailAddress = 'janos.kada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4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" office:value-type="string" calcext:value-type="string">
            <text:p>Barbara</text:p>
          </table:table-cell>
          <table:table-cell table:style-name="ce1" office:value-type="string" calcext:value-type="string">
            <text:p>Barna</text:p>
          </table:table-cell>
          <table:table-cell table:style-name="ce1" office:value-type="string" calcext:value-type="string">
            <text:p>Budapest</text:p>
          </table:table-cell>
          <table:table-cell table:formula="of:=LOWER([.H8])" office:value-type="string" office:string-value="barbara" calcext:value-type="string">
            <text:p>barbara</text:p>
          </table:table-cell>
          <table:table-cell table:formula="of:=LOWER([.I8])" office:value-type="string" office:string-value="barna" calcext:value-type="string">
            <text:p>barna</text:p>
          </table:table-cell>
          <table:table-cell table:formula="of:=LOWER([.J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l87psygcq" calcext:value-type="string">
            <text:p>zl87psygc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];&quot;.&quot;;[.L8];&quot;@&quot;;[.M8];&quot;.com&quot;)" office:value-type="string" office:string-value="barbara.barna@budapest.com" calcext:value-type="string">
            <text:p>barbara.barna@budapest.com</text:p>
          </table:table-cell>
          <table:table-cell table:formula="of:=&quot;('&quot;&amp;COM.MICROSOFT.CONCAT([.K8];&quot;.&quot;;[.L8];&quot;@&quot;;[.M8];&quot;.com&quot;)&amp;&quot;',&quot;" office:value-type="string" office:string-value="('barbara.barna@budapest.com'," calcext:value-type="string">
            <text:p>('barbara.barna@budapest.com',</text:p>
          </table:table-cell>
          <table:table-cell table:formula="of:=&quot;HASHBYTES('SHA512', '&quot;&amp;[.N8]&amp;&quot;'),&quot;" office:value-type="string" office:string-value="HASHBYTES('SHA512', 'zl87psygcq')," calcext:value-type="string">
            <text:p>HASHBYTES('SHA512', 'zl87psygcq'),</text:p>
          </table:table-cell>
          <table:table-cell table:formula="of:=[.O8]&amp;&quot;,&quot;" office:value-type="string" office:string-value="1," calcext:value-type="string">
            <text:p>1,</text:p>
          </table:table-cell>
          <table:table-cell table:formula="of:=[.P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]&amp;&quot;', '&quot;&amp;[.B8]&amp;&quot;', '&quot;&amp;TEXT([.C8]; &quot;yyyy-mm-dd&quot;)&amp;&quot;', '&quot;&amp;[.D8]&amp;&quot;', &quot;&amp;IF([.E8]=&quot;Null&quot;; &quot;Null&quot;; &quot;'&quot;&amp;[.E8]&amp;&quot;'&quot;)&amp;&quot;, '&quot;&amp;[.F8]&amp;&quot;', '&quot;&amp;[.G8]&amp;&quot;.', u.Id FROM Users u WHERE EmailAddress = '&quot;&amp;[.Q8]&amp;&quot;' UNION&quot;" office:value-type="string" office:string-value="SELECT 'Barbara', 'Barna', '1990-04-11', 'Hungary', Null, 'Budapest', 'Vörös Tér 1..', u.Id FROM Users u WHERE EmailAddress = 'barbara.barna@budapest.com' UNION" calcext:value-type="string">
            <text:p>SELECT 'Barbara', 'Barna', '1990-04-11', 'Hungary', Null, 'Budapest', 'Vörös Tér 1..', u.Id FROM Users u WHERE EmailAddress = 'barbara.barna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4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" office:value-type="string" calcext:value-type="string">
            <text:p>Ervin</text:p>
          </table:table-cell>
          <table:table-cell table:style-name="ce1" office:value-type="string" calcext:value-type="string">
            <text:p>Nagy</text:p>
          </table:table-cell>
          <table:table-cell table:style-name="ce1" office:value-type="string" calcext:value-type="string">
            <text:p>Budaors</text:p>
          </table:table-cell>
          <table:table-cell table:formula="of:=LOWER([.H9])" office:value-type="string" office:string-value="ervin" calcext:value-type="string">
            <text:p>ervin</text:p>
          </table:table-cell>
          <table:table-cell table:formula="of:=LOWER([.I9])" office:value-type="string" office:string-value="nagy" calcext:value-type="string">
            <text:p>nagy</text:p>
          </table:table-cell>
          <table:table-cell table:formula="of:=LOWER([.J9])" office:value-type="string" office:string-value="budaors" calcext:value-type="string">
            <text:p>budaor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t71oyzprw" calcext:value-type="string">
            <text:p>zt71oyzpr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];&quot;.&quot;;[.L9];&quot;@&quot;;[.M9];&quot;.com&quot;)" office:value-type="string" office:string-value="ervin.nagy@budaors.com" calcext:value-type="string">
            <text:p>ervin.nagy@budaors.com</text:p>
          </table:table-cell>
          <table:table-cell table:formula="of:=&quot;('&quot;&amp;COM.MICROSOFT.CONCAT([.K9];&quot;.&quot;;[.L9];&quot;@&quot;;[.M9];&quot;.com&quot;)&amp;&quot;',&quot;" office:value-type="string" office:string-value="('ervin.nagy@budaors.com'," calcext:value-type="string">
            <text:p>('ervin.nagy@budaors.com',</text:p>
          </table:table-cell>
          <table:table-cell table:formula="of:=&quot;HASHBYTES('SHA512', '&quot;&amp;[.N9]&amp;&quot;'),&quot;" office:value-type="string" office:string-value="HASHBYTES('SHA512', 'zt71oyzprw')," calcext:value-type="string">
            <text:p>HASHBYTES('SHA512', 'zt71oyzprw'),</text:p>
          </table:table-cell>
          <table:table-cell table:formula="of:=[.O9]&amp;&quot;,&quot;" office:value-type="string" office:string-value="1," calcext:value-type="string">
            <text:p>1,</text:p>
          </table:table-cell>
          <table:table-cell table:formula="of:=[.P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]&amp;&quot;', '&quot;&amp;[.B9]&amp;&quot;', '&quot;&amp;TEXT([.C9]; &quot;yyyy-mm-dd&quot;)&amp;&quot;', '&quot;&amp;[.D9]&amp;&quot;', &quot;&amp;IF([.E9]=&quot;Null&quot;; &quot;Null&quot;; &quot;'&quot;&amp;[.E9]&amp;&quot;'&quot;)&amp;&quot;, '&quot;&amp;[.F9]&amp;&quot;', '&quot;&amp;[.G9]&amp;&quot;.', u.Id FROM Users u WHERE EmailAddress = '&quot;&amp;[.Q9]&amp;&quot;' UNION&quot;" office:value-type="string" office:string-value="SELECT 'Ervin', 'Nagy', '1983-02-15', 'Hungary', Null, 'Budaörs', 'Petőfi Sándor utca 5..', u.Id FROM Users u WHERE EmailAddress = 'ervin.nagy@budaors.com' UNION" calcext:value-type="string">
            <text:p>SELECT 'Ervin', 'Nagy', '1983-02-15', 'Hungary', Null, 'Budaörs', 'Petőfi Sándor utca 5..', u.Id FROM Users u WHERE EmailAddress = 'ervin.nagy@budaor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4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  <table:table-cell table:style-name="ce1" office:value-type="string" calcext:value-type="string">
            <text:p>Tunde</text:p>
          </table:table-cell>
          <table:table-cell table:style-name="ce1" office:value-type="string" calcext:value-type="string">
            <text:p>Kobzos</text:p>
          </table:table-cell>
          <table:table-cell table:style-name="ce1" office:value-type="string" calcext:value-type="string">
            <text:p>Budapest</text:p>
          </table:table-cell>
          <table:table-cell table:formula="of:=LOWER([.H10])" office:value-type="string" office:string-value="tunde" calcext:value-type="string">
            <text:p>tunde</text:p>
          </table:table-cell>
          <table:table-cell table:formula="of:=LOWER([.I10])" office:value-type="string" office:string-value="kobzos" calcext:value-type="string">
            <text:p>kobzos</text:p>
          </table:table-cell>
          <table:table-cell table:formula="of:=LOWER([.J1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d27xfgsjz" calcext:value-type="string">
            <text:p>yd27xfgsj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];&quot;.&quot;;[.L10];&quot;@&quot;;[.M10];&quot;.com&quot;)" office:value-type="string" office:string-value="tunde.kobzos@budapest.com" calcext:value-type="string">
            <text:p>tunde.kobzos@budapest.com</text:p>
          </table:table-cell>
          <table:table-cell table:formula="of:=&quot;('&quot;&amp;COM.MICROSOFT.CONCAT([.K10];&quot;.&quot;;[.L10];&quot;@&quot;;[.M10];&quot;.com&quot;)&amp;&quot;',&quot;" office:value-type="string" office:string-value="('tunde.kobzos@budapest.com'," calcext:value-type="string">
            <text:p>('tunde.kobzos@budapest.com',</text:p>
          </table:table-cell>
          <table:table-cell table:formula="of:=&quot;HASHBYTES('SHA512', '&quot;&amp;[.N10]&amp;&quot;'),&quot;" office:value-type="string" office:string-value="HASHBYTES('SHA512', 'yd27xfgsjz')," calcext:value-type="string">
            <text:p>HASHBYTES('SHA512', 'yd27xfgsjz'),</text:p>
          </table:table-cell>
          <table:table-cell table:formula="of:=[.O10]&amp;&quot;,&quot;" office:value-type="string" office:string-value="1," calcext:value-type="string">
            <text:p>1,</text:p>
          </table:table-cell>
          <table:table-cell table:formula="of:=[.P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]&amp;&quot;', '&quot;&amp;[.B10]&amp;&quot;', '&quot;&amp;TEXT([.C10]; &quot;yyyy-mm-dd&quot;)&amp;&quot;', '&quot;&amp;[.D10]&amp;&quot;', &quot;&amp;IF([.E10]=&quot;Null&quot;; &quot;Null&quot;; &quot;'&quot;&amp;[.E10]&amp;&quot;'&quot;)&amp;&quot;, '&quot;&amp;[.F10]&amp;&quot;', '&quot;&amp;[.G10]&amp;&quot;.', u.Id FROM Users u WHERE EmailAddress = '&quot;&amp;[.Q10]&amp;&quot;' UNION&quot;" office:value-type="string" office:string-value="SELECT 'Tünde', 'Kobzos', '1987-01-30', 'Hungary', Null, 'Budapest', 'Egry József u. 51. fsz/3.', u.Id FROM Users u WHERE EmailAddress = 'tunde.kobzos@budapest.com' UNION" calcext:value-type="string">
            <text:p>SELECT 'Tünde', 'Kobzos', '1987-01-30', 'Hungary', Null, 'Budapest', 'Egry József u. 51. fsz/3.', u.Id FROM Users u WHERE EmailAddress = 'tunde.kobzo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4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  <table:table-cell table:style-name="ce1" office:value-type="string" calcext:value-type="string">
            <text:p>Ivan</text:p>
          </table:table-cell>
          <table:table-cell table:style-name="ce1" office:value-type="string" calcext:value-type="string">
            <text:p>Szakaly</text:p>
          </table:table-cell>
          <table:table-cell table:style-name="ce1" office:value-type="string" calcext:value-type="string">
            <text:p>Szeged</text:p>
          </table:table-cell>
          <table:table-cell table:formula="of:=LOWER([.H11])" office:value-type="string" office:string-value="ivan" calcext:value-type="string">
            <text:p>ivan</text:p>
          </table:table-cell>
          <table:table-cell table:formula="of:=LOWER([.I11])" office:value-type="string" office:string-value="szakaly" calcext:value-type="string">
            <text:p>szakaly</text:p>
          </table:table-cell>
          <table:table-cell table:formula="of:=LOWER([.J1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y69sepkxl" calcext:value-type="string">
            <text:p>uy69sepk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];&quot;.&quot;;[.L11];&quot;@&quot;;[.M11];&quot;.com&quot;)" office:value-type="string" office:string-value="ivan.szakaly@szeged.com" calcext:value-type="string">
            <text:p>ivan.szakaly@szeged.com</text:p>
          </table:table-cell>
          <table:table-cell table:formula="of:=&quot;('&quot;&amp;COM.MICROSOFT.CONCAT([.K11];&quot;.&quot;;[.L11];&quot;@&quot;;[.M11];&quot;.com&quot;)&amp;&quot;',&quot;" office:value-type="string" office:string-value="('ivan.szakaly@szeged.com'," calcext:value-type="string">
            <text:p>('ivan.szakaly@szeged.com',</text:p>
          </table:table-cell>
          <table:table-cell table:formula="of:=&quot;HASHBYTES('SHA512', '&quot;&amp;[.N11]&amp;&quot;'),&quot;" office:value-type="string" office:string-value="HASHBYTES('SHA512', 'uy69sepkxl')," calcext:value-type="string">
            <text:p>HASHBYTES('SHA512', 'uy69sepkxl'),</text:p>
          </table:table-cell>
          <table:table-cell table:formula="of:=[.O11]&amp;&quot;,&quot;" office:value-type="string" office:string-value="1," calcext:value-type="string">
            <text:p>1,</text:p>
          </table:table-cell>
          <table:table-cell table:formula="of:=[.P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]&amp;&quot;', '&quot;&amp;[.B11]&amp;&quot;', '&quot;&amp;TEXT([.C11]; &quot;yyyy-mm-dd&quot;)&amp;&quot;', '&quot;&amp;[.D11]&amp;&quot;', &quot;&amp;IF([.E11]=&quot;Null&quot;; &quot;Null&quot;; &quot;'&quot;&amp;[.E11]&amp;&quot;'&quot;)&amp;&quot;, '&quot;&amp;[.F11]&amp;&quot;', '&quot;&amp;[.G11]&amp;&quot;.', u.Id FROM Users u WHERE EmailAddress = '&quot;&amp;[.Q11]&amp;&quot;' UNION&quot;" office:value-type="string" office:string-value="SELECT 'Iván', 'Szakály', '1979-11-08', 'Hungary', Null, 'Szeged', 'Szél utca 3 2em/4.', u.Id FROM Users u WHERE EmailAddress = 'ivan.szakaly@szeged.com' UNION" calcext:value-type="string">
            <text:p>SELECT 'Iván', 'Szakály', '1979-11-08', 'Hungary', Null, 'Szeged', 'Szél utca 3 2em/4.', u.Id FROM Users u WHERE EmailAddress = 'ivan.szakaly@szeged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4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Szel</text:p>
          </table:table-cell>
          <table:table-cell table:style-name="ce1" office:value-type="string" calcext:value-type="string">
            <text:p>Szeged</text:p>
          </table:table-cell>
          <table:table-cell table:formula="of:=LOWER([.H12])" office:value-type="string" office:string-value="andrea" calcext:value-type="string">
            <text:p>andrea</text:p>
          </table:table-cell>
          <table:table-cell table:formula="of:=LOWER([.I12])" office:value-type="string" office:string-value="szel" calcext:value-type="string">
            <text:p>szel</text:p>
          </table:table-cell>
          <table:table-cell table:formula="of:=LOWER([.J12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f73ykxina" calcext:value-type="string">
            <text:p>xf73ykx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];&quot;.&quot;;[.L12];&quot;@&quot;;[.M12];&quot;.com&quot;)" office:value-type="string" office:string-value="andrea.szel@szeged.com" calcext:value-type="string">
            <text:p>andrea.szel@szeged.com</text:p>
          </table:table-cell>
          <table:table-cell table:formula="of:=&quot;('&quot;&amp;COM.MICROSOFT.CONCAT([.K12];&quot;.&quot;;[.L12];&quot;@&quot;;[.M12];&quot;.com&quot;)&amp;&quot;',&quot;" office:value-type="string" office:string-value="('andrea.szel@szeged.com'," calcext:value-type="string">
            <text:p>('andrea.szel@szeged.com',</text:p>
          </table:table-cell>
          <table:table-cell table:formula="of:=&quot;HASHBYTES('SHA512', '&quot;&amp;[.N12]&amp;&quot;'),&quot;" office:value-type="string" office:string-value="HASHBYTES('SHA512', 'xf73ykxina')," calcext:value-type="string">
            <text:p>HASHBYTES('SHA512', 'xf73ykxina'),</text:p>
          </table:table-cell>
          <table:table-cell table:formula="of:=[.O12]&amp;&quot;,&quot;" office:value-type="string" office:string-value="1," calcext:value-type="string">
            <text:p>1,</text:p>
          </table:table-cell>
          <table:table-cell table:formula="of:=[.P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]&amp;&quot;', '&quot;&amp;[.B12]&amp;&quot;', '&quot;&amp;TEXT([.C12]; &quot;yyyy-mm-dd&quot;)&amp;&quot;', '&quot;&amp;[.D12]&amp;&quot;', &quot;&amp;IF([.E12]=&quot;Null&quot;; &quot;Null&quot;; &quot;'&quot;&amp;[.E12]&amp;&quot;'&quot;)&amp;&quot;, '&quot;&amp;[.F12]&amp;&quot;', '&quot;&amp;[.G12]&amp;&quot;.', u.Id FROM Users u WHERE EmailAddress = '&quot;&amp;[.Q12]&amp;&quot;' UNION&quot;" office:value-type="string" office:string-value="SELECT 'Andrea', 'Szél', '1990-03-15', 'Hungary', Null, 'Szeged', 'Farkas utca 3em/1.', u.Id FROM Users u WHERE EmailAddress = 'andrea.szel@szeged.com' UNION" calcext:value-type="string">
            <text:p>SELECT 'Andrea', 'Szél', '1990-03-15', 'Hungary', Null, 'Szeged', 'Farkas utca 3em/1.', u.Id FROM Users u WHERE EmailAddress = 'andrea.szel@szeged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4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Favago</text:p>
          </table:table-cell>
          <table:table-cell table:style-name="ce1" office:value-type="string" calcext:value-type="string">
            <text:p>Szeged</text:p>
          </table:table-cell>
          <table:table-cell table:formula="of:=LOWER([.H13])" office:value-type="string" office:string-value="laszlo" calcext:value-type="string">
            <text:p>laszlo</text:p>
          </table:table-cell>
          <table:table-cell table:formula="of:=LOWER([.I13])" office:value-type="string" office:string-value="favago" calcext:value-type="string">
            <text:p>favago</text:p>
          </table:table-cell>
          <table:table-cell table:formula="of:=LOWER([.J13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u57ukjsyi" calcext:value-type="string">
            <text:p>uu57ukjsy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];&quot;.&quot;;[.L13];&quot;@&quot;;[.M13];&quot;.com&quot;)" office:value-type="string" office:string-value="laszlo.favago@szeged.com" calcext:value-type="string">
            <text:p>laszlo.favago@szeged.com</text:p>
          </table:table-cell>
          <table:table-cell table:formula="of:=&quot;('&quot;&amp;COM.MICROSOFT.CONCAT([.K13];&quot;.&quot;;[.L13];&quot;@&quot;;[.M13];&quot;.com&quot;)&amp;&quot;',&quot;" office:value-type="string" office:string-value="('laszlo.favago@szeged.com'," calcext:value-type="string">
            <text:p>('laszlo.favago@szeged.com',</text:p>
          </table:table-cell>
          <table:table-cell table:formula="of:=&quot;HASHBYTES('SHA512', '&quot;&amp;[.N13]&amp;&quot;'),&quot;" office:value-type="string" office:string-value="HASHBYTES('SHA512', 'uu57ukjsyi')," calcext:value-type="string">
            <text:p>HASHBYTES('SHA512', 'uu57ukjsyi'),</text:p>
          </table:table-cell>
          <table:table-cell table:formula="of:=[.O13]&amp;&quot;,&quot;" office:value-type="string" office:string-value="1," calcext:value-type="string">
            <text:p>1,</text:p>
          </table:table-cell>
          <table:table-cell table:formula="of:=[.P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]&amp;&quot;', '&quot;&amp;[.B13]&amp;&quot;', '&quot;&amp;TEXT([.C13]; &quot;yyyy-mm-dd&quot;)&amp;&quot;', '&quot;&amp;[.D13]&amp;&quot;', &quot;&amp;IF([.E13]=&quot;Null&quot;; &quot;Null&quot;; &quot;'&quot;&amp;[.E13]&amp;&quot;'&quot;)&amp;&quot;, '&quot;&amp;[.F13]&amp;&quot;', '&quot;&amp;[.G13]&amp;&quot;.', u.Id FROM Users u WHERE EmailAddress = '&quot;&amp;[.Q13]&amp;&quot;' UNION&quot;" office:value-type="string" office:string-value="SELECT 'László', 'Favágó', '1980-02-20', 'Hungary', Null, 'Szeged', 'Bolyai János utca 34..', u.Id FROM Users u WHERE EmailAddress = 'laszlo.favago@szeged.com' UNION" calcext:value-type="string">
            <text:p>SELECT 'László', 'Favágó', '1980-02-20', 'Hungary', Null, 'Szeged', 'Bolyai János utca 34..', u.Id FROM Users u WHERE EmailAddress = 'laszlo.favago@szeged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4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  <table:table-cell table:style-name="ce1" office:value-type="string" calcext:value-type="string">
            <text:p>Farkas</text:p>
          </table:table-cell>
          <table:table-cell table:style-name="ce1" office:value-type="string" calcext:value-type="string">
            <text:p>Beke</text:p>
          </table:table-cell>
          <table:table-cell table:style-name="ce1" office:value-type="string" calcext:value-type="string">
            <text:p>Eger</text:p>
          </table:table-cell>
          <table:table-cell table:formula="of:=LOWER([.H14])" office:value-type="string" office:string-value="farkas" calcext:value-type="string">
            <text:p>farkas</text:p>
          </table:table-cell>
          <table:table-cell table:formula="of:=LOWER([.I14])" office:value-type="string" office:string-value="beke" calcext:value-type="string">
            <text:p>beke</text:p>
          </table:table-cell>
          <table:table-cell table:formula="of:=LOWER([.J14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v37ultupj" calcext:value-type="string">
            <text:p>mv37ultup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];&quot;.&quot;;[.L14];&quot;@&quot;;[.M14];&quot;.com&quot;)" office:value-type="string" office:string-value="farkas.beke@eger.com" calcext:value-type="string">
            <text:p>farkas.beke@eger.com</text:p>
          </table:table-cell>
          <table:table-cell table:formula="of:=&quot;('&quot;&amp;COM.MICROSOFT.CONCAT([.K14];&quot;.&quot;;[.L14];&quot;@&quot;;[.M14];&quot;.com&quot;)&amp;&quot;',&quot;" office:value-type="string" office:string-value="('farkas.beke@eger.com'," calcext:value-type="string">
            <text:p>('farkas.beke@eger.com',</text:p>
          </table:table-cell>
          <table:table-cell table:formula="of:=&quot;HASHBYTES('SHA512', '&quot;&amp;[.N14]&amp;&quot;'),&quot;" office:value-type="string" office:string-value="HASHBYTES('SHA512', 'mv37ultupj')," calcext:value-type="string">
            <text:p>HASHBYTES('SHA512', 'mv37ultupj'),</text:p>
          </table:table-cell>
          <table:table-cell table:formula="of:=[.O14]&amp;&quot;,&quot;" office:value-type="string" office:string-value="1," calcext:value-type="string">
            <text:p>1,</text:p>
          </table:table-cell>
          <table:table-cell table:formula="of:=[.P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]&amp;&quot;', '&quot;&amp;[.B14]&amp;&quot;', '&quot;&amp;TEXT([.C14]; &quot;yyyy-mm-dd&quot;)&amp;&quot;', '&quot;&amp;[.D14]&amp;&quot;', &quot;&amp;IF([.E14]=&quot;Null&quot;; &quot;Null&quot;; &quot;'&quot;&amp;[.E14]&amp;&quot;'&quot;)&amp;&quot;, '&quot;&amp;[.F14]&amp;&quot;', '&quot;&amp;[.G14]&amp;&quot;.', u.Id FROM Users u WHERE EmailAddress = '&quot;&amp;[.Q14]&amp;&quot;' UNION&quot;" office:value-type="string" office:string-value="SELECT 'Farkas', 'Beke', '1992-07-21', 'Hungary', Null, 'Eger', 'Mátyás Király út 11 4em/2.', u.Id FROM Users u WHERE EmailAddress = 'farkas.beke@eger.com' UNION" calcext:value-type="string">
            <text:p>SELECT 'Farkas', 'Beke', '1992-07-21', 'Hungary', Null, 'Eger', 'Mátyás Király út 11 4em/2.', u.Id FROM Users u WHERE EmailAddress = 'farkas.beke@ege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4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  <table:table-cell table:style-name="ce1" office:value-type="string" calcext:value-type="string">
            <text:p>Elemer</text:p>
          </table:table-cell>
          <table:table-cell table:style-name="ce1" office:value-type="string" calcext:value-type="string">
            <text:p>Soos</text:p>
          </table:table-cell>
          <table:table-cell table:style-name="ce1" office:value-type="string" calcext:value-type="string">
            <text:p>Eger</text:p>
          </table:table-cell>
          <table:table-cell table:formula="of:=LOWER([.H15])" office:value-type="string" office:string-value="elemer" calcext:value-type="string">
            <text:p>elemer</text:p>
          </table:table-cell>
          <table:table-cell table:formula="of:=LOWER([.I15])" office:value-type="string" office:string-value="soos" calcext:value-type="string">
            <text:p>soos</text:p>
          </table:table-cell>
          <table:table-cell table:formula="of:=LOWER([.J15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b99nzlvcg" calcext:value-type="string">
            <text:p>wb99nzlvc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];&quot;.&quot;;[.L15];&quot;@&quot;;[.M15];&quot;.com&quot;)" office:value-type="string" office:string-value="elemer.soos@eger.com" calcext:value-type="string">
            <text:p>elemer.soos@eger.com</text:p>
          </table:table-cell>
          <table:table-cell table:formula="of:=&quot;('&quot;&amp;COM.MICROSOFT.CONCAT([.K15];&quot;.&quot;;[.L15];&quot;@&quot;;[.M15];&quot;.com&quot;)&amp;&quot;',&quot;" office:value-type="string" office:string-value="('elemer.soos@eger.com'," calcext:value-type="string">
            <text:p>('elemer.soos@eger.com',</text:p>
          </table:table-cell>
          <table:table-cell table:formula="of:=&quot;HASHBYTES('SHA512', '&quot;&amp;[.N15]&amp;&quot;'),&quot;" office:value-type="string" office:string-value="HASHBYTES('SHA512', 'wb99nzlvcg')," calcext:value-type="string">
            <text:p>HASHBYTES('SHA512', 'wb99nzlvcg'),</text:p>
          </table:table-cell>
          <table:table-cell table:formula="of:=[.O15]&amp;&quot;,&quot;" office:value-type="string" office:string-value="1," calcext:value-type="string">
            <text:p>1,</text:p>
          </table:table-cell>
          <table:table-cell table:formula="of:=[.P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]&amp;&quot;', '&quot;&amp;[.B15]&amp;&quot;', '&quot;&amp;TEXT([.C15]; &quot;yyyy-mm-dd&quot;)&amp;&quot;', '&quot;&amp;[.D15]&amp;&quot;', &quot;&amp;IF([.E15]=&quot;Null&quot;; &quot;Null&quot;; &quot;'&quot;&amp;[.E15]&amp;&quot;'&quot;)&amp;&quot;, '&quot;&amp;[.F15]&amp;&quot;', '&quot;&amp;[.G15]&amp;&quot;.', u.Id FROM Users u WHERE EmailAddress = '&quot;&amp;[.Q15]&amp;&quot;' UNION&quot;" office:value-type="string" office:string-value="SELECT 'Elemér', 'Soós', '1988-11-03', 'Hungary', Null, 'Eger', 'II. Rákóczi Ferenc u. 19 3em/11.', u.Id FROM Users u WHERE EmailAddress = 'elemer.soos@eger.com' UNION" calcext:value-type="string">
            <text:p>SELECT 'Elemér', 'Soós', '1988-11-03', 'Hungary', Null, 'Eger', 'II. Rákóczi Ferenc u. 19 3em/11.', u.Id FROM Users u WHERE EmailAddress = 'elemer.soos@ege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  <table:table-cell table:style-name="ce1" office:value-type="string" calcext:value-type="string">
            <text:p>Marianna</text:p>
          </table:table-cell>
          <table:table-cell table:style-name="ce1" office:value-type="string" calcext:value-type="string">
            <text:p>Szakacs</text:p>
          </table:table-cell>
          <table:table-cell table:style-name="ce1" office:value-type="string" calcext:value-type="string">
            <text:p>Eger</text:p>
          </table:table-cell>
          <table:table-cell table:formula="of:=LOWER([.H16])" office:value-type="string" office:string-value="marianna" calcext:value-type="string">
            <text:p>marianna</text:p>
          </table:table-cell>
          <table:table-cell table:formula="of:=LOWER([.I16])" office:value-type="string" office:string-value="szakacs" calcext:value-type="string">
            <text:p>szakacs</text:p>
          </table:table-cell>
          <table:table-cell table:formula="of:=LOWER([.J16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q60mjxtzc" calcext:value-type="string">
            <text:p>jq60mjxt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];&quot;.&quot;;[.L16];&quot;@&quot;;[.M16];&quot;.com&quot;)" office:value-type="string" office:string-value="marianna.szakacs@eger.com" calcext:value-type="string">
            <text:p>marianna.szakacs@eger.com</text:p>
          </table:table-cell>
          <table:table-cell table:formula="of:=&quot;('&quot;&amp;COM.MICROSOFT.CONCAT([.K16];&quot;.&quot;;[.L16];&quot;@&quot;;[.M16];&quot;.com&quot;)&amp;&quot;',&quot;" office:value-type="string" office:string-value="('marianna.szakacs@eger.com'," calcext:value-type="string">
            <text:p>('marianna.szakacs@eger.com',</text:p>
          </table:table-cell>
          <table:table-cell table:formula="of:=&quot;HASHBYTES('SHA512', '&quot;&amp;[.N16]&amp;&quot;'),&quot;" office:value-type="string" office:string-value="HASHBYTES('SHA512', 'jq60mjxtzc')," calcext:value-type="string">
            <text:p>HASHBYTES('SHA512', 'jq60mjxtzc'),</text:p>
          </table:table-cell>
          <table:table-cell table:formula="of:=[.O16]&amp;&quot;,&quot;" office:value-type="string" office:string-value="1," calcext:value-type="string">
            <text:p>1,</text:p>
          </table:table-cell>
          <table:table-cell table:formula="of:=[.P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]&amp;&quot;', '&quot;&amp;[.B16]&amp;&quot;', '&quot;&amp;TEXT([.C16]; &quot;yyyy-mm-dd&quot;)&amp;&quot;', '&quot;&amp;[.D16]&amp;&quot;', &quot;&amp;IF([.E16]=&quot;Null&quot;; &quot;Null&quot;; &quot;'&quot;&amp;[.E16]&amp;&quot;'&quot;)&amp;&quot;, '&quot;&amp;[.F16]&amp;&quot;', '&quot;&amp;[.G16]&amp;&quot;.', u.Id FROM Users u WHERE EmailAddress = '&quot;&amp;[.Q16]&amp;&quot;' UNION&quot;" office:value-type="string" office:string-value="SELECT 'Marianna', 'Szakács', '1986-02-24', 'Hungary', Null, 'Eger', 'Kallomallom út 12 fsz/2.', u.Id FROM Users u WHERE EmailAddress = 'marianna.szakacs@eger.com' UNION" calcext:value-type="string">
            <text:p>SELECT 'Marianna', 'Szakács', '1986-02-24', 'Hungary', Null, 'Eger', 'Kallomallom út 12 fsz/2.', u.Id FROM Users u WHERE EmailAddress = 'marianna.szakacs@ege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  <table:table-cell table:style-name="ce1" office:value-type="string" calcext:value-type="string">
            <text:p>Lubomir</text:p>
          </table:table-cell>
          <table:table-cell table:style-name="ce1" office:value-type="string" calcext:value-type="string">
            <text:p>Cermak</text:p>
          </table:table-cell>
          <table:table-cell table:style-name="ce1" office:value-type="string" calcext:value-type="string">
            <text:p>Praha</text:p>
          </table:table-cell>
          <table:table-cell table:formula="of:=LOWER([.H17])" office:value-type="string" office:string-value="lubomir" calcext:value-type="string">
            <text:p>lubomir</text:p>
          </table:table-cell>
          <table:table-cell table:formula="of:=LOWER([.I17])" office:value-type="string" office:string-value="cermak" calcext:value-type="string">
            <text:p>cermak</text:p>
          </table:table-cell>
          <table:table-cell table:formula="of:=LOWER([.J17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n68fofmyd" calcext:value-type="string">
            <text:p>sn68fofm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];&quot;.&quot;;[.L17];&quot;@&quot;;[.M17];&quot;.com&quot;)" office:value-type="string" office:string-value="lubomir.cermak@praha.com" calcext:value-type="string">
            <text:p>lubomir.cermak@praha.com</text:p>
          </table:table-cell>
          <table:table-cell table:formula="of:=&quot;('&quot;&amp;COM.MICROSOFT.CONCAT([.K17];&quot;.&quot;;[.L17];&quot;@&quot;;[.M17];&quot;.com&quot;)&amp;&quot;',&quot;" office:value-type="string" office:string-value="('lubomir.cermak@praha.com'," calcext:value-type="string">
            <text:p>('lubomir.cermak@praha.com',</text:p>
          </table:table-cell>
          <table:table-cell table:formula="of:=&quot;HASHBYTES('SHA512', '&quot;&amp;[.N17]&amp;&quot;'),&quot;" office:value-type="string" office:string-value="HASHBYTES('SHA512', 'sn68fofmyd')," calcext:value-type="string">
            <text:p>HASHBYTES('SHA512', 'sn68fofmyd'),</text:p>
          </table:table-cell>
          <table:table-cell table:formula="of:=[.O17]&amp;&quot;,&quot;" office:value-type="string" office:string-value="1," calcext:value-type="string">
            <text:p>1,</text:p>
          </table:table-cell>
          <table:table-cell table:formula="of:=[.P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]&amp;&quot;', '&quot;&amp;[.B17]&amp;&quot;', '&quot;&amp;TEXT([.C17]; &quot;yyyy-mm-dd&quot;)&amp;&quot;', '&quot;&amp;[.D17]&amp;&quot;', &quot;&amp;IF([.E17]=&quot;Null&quot;; &quot;Null&quot;; &quot;'&quot;&amp;[.E17]&amp;&quot;'&quot;)&amp;&quot;, '&quot;&amp;[.F17]&amp;&quot;', '&quot;&amp;[.G17]&amp;&quot;.', u.Id FROM Users u WHERE EmailAddress = '&quot;&amp;[.Q17]&amp;&quot;' UNION&quot;" office:value-type="string" office:string-value="SELECT 'Lubomír', 'Cermak', '1986-02-24', 'Czech', Null, 'Praha', '24 Podedvorská.', u.Id FROM Users u WHERE EmailAddress = 'lubomir.cermak@praha.com' UNION" calcext:value-type="string">
            <text:p>SELECT 'Lubomír', 'Cermak', '1986-02-24', 'Czech', Null, 'Praha', '24 Podedvorská.', u.Id FROM Users u WHERE EmailAddress = 'lubomir.cermak@prah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4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  <table:table-cell table:style-name="ce1" office:value-type="string" calcext:value-type="string">
            <text:p>Kvetoslav</text:p>
          </table:table-cell>
          <table:table-cell table:style-name="ce1" office:value-type="string" calcext:value-type="string">
            <text:p>Kovac</text:p>
          </table:table-cell>
          <table:table-cell table:style-name="ce1" office:value-type="string" calcext:value-type="string">
            <text:p>Praha</text:p>
          </table:table-cell>
          <table:table-cell table:formula="of:=LOWER([.H18])" office:value-type="string" office:string-value="kvetoslav" calcext:value-type="string">
            <text:p>kvetoslav</text:p>
          </table:table-cell>
          <table:table-cell table:formula="of:=LOWER([.I18])" office:value-type="string" office:string-value="kovac" calcext:value-type="string">
            <text:p>kovac</text:p>
          </table:table-cell>
          <table:table-cell table:formula="of:=LOWER([.J18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a11bswops" calcext:value-type="string">
            <text:p>ea11bsw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];&quot;.&quot;;[.L18];&quot;@&quot;;[.M18];&quot;.com&quot;)" office:value-type="string" office:string-value="kvetoslav.kovac@praha.com" calcext:value-type="string">
            <text:p>kvetoslav.kovac@praha.com</text:p>
          </table:table-cell>
          <table:table-cell table:formula="of:=&quot;('&quot;&amp;COM.MICROSOFT.CONCAT([.K18];&quot;.&quot;;[.L18];&quot;@&quot;;[.M18];&quot;.com&quot;)&amp;&quot;',&quot;" office:value-type="string" office:string-value="('kvetoslav.kovac@praha.com'," calcext:value-type="string">
            <text:p>('kvetoslav.kovac@praha.com',</text:p>
          </table:table-cell>
          <table:table-cell table:formula="of:=&quot;HASHBYTES('SHA512', '&quot;&amp;[.N18]&amp;&quot;'),&quot;" office:value-type="string" office:string-value="HASHBYTES('SHA512', 'ea11bswops')," calcext:value-type="string">
            <text:p>HASHBYTES('SHA512', 'ea11bswops'),</text:p>
          </table:table-cell>
          <table:table-cell table:formula="of:=[.O18]&amp;&quot;,&quot;" office:value-type="string" office:string-value="1," calcext:value-type="string">
            <text:p>1,</text:p>
          </table:table-cell>
          <table:table-cell table:formula="of:=[.P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]&amp;&quot;', '&quot;&amp;[.B18]&amp;&quot;', '&quot;&amp;TEXT([.C18]; &quot;yyyy-mm-dd&quot;)&amp;&quot;', '&quot;&amp;[.D18]&amp;&quot;', &quot;&amp;IF([.E18]=&quot;Null&quot;; &quot;Null&quot;; &quot;'&quot;&amp;[.E18]&amp;&quot;'&quot;)&amp;&quot;, '&quot;&amp;[.F18]&amp;&quot;', '&quot;&amp;[.G18]&amp;&quot;.', u.Id FROM Users u WHERE EmailAddress = '&quot;&amp;[.Q18]&amp;&quot;' UNION&quot;" office:value-type="string" office:string-value="SELECT 'Květoslav', 'Kovac', '1984-03-16', 'Czech', Null, 'Praha', '294 Podedvorská.', u.Id FROM Users u WHERE EmailAddress = 'kvetoslav.kovac@praha.com' UNION" calcext:value-type="string">
            <text:p>SELECT 'Květoslav', 'Kovac', '1984-03-16', 'Czech', Null, 'Praha', '294 Podedvorská.', u.Id FROM Users u WHERE EmailAddress = 'kvetoslav.kovac@prah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4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Praha</text:p>
          </table:table-cell>
          <table:table-cell table:formula="of:=LOWER([.H19])" office:value-type="string" office:string-value="nina" calcext:value-type="string">
            <text:p>nina</text:p>
          </table:table-cell>
          <table:table-cell table:formula="of:=LOWER([.I19])" office:value-type="string" office:string-value="novak" calcext:value-type="string">
            <text:p>novak</text:p>
          </table:table-cell>
          <table:table-cell table:formula="of:=LOWER([.J19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t52suvkgz" calcext:value-type="string">
            <text:p>et52suvkg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];&quot;.&quot;;[.L19];&quot;@&quot;;[.M19];&quot;.com&quot;)" office:value-type="string" office:string-value="nina.novak@praha.com" calcext:value-type="string">
            <text:p>nina.novak@praha.com</text:p>
          </table:table-cell>
          <table:table-cell table:formula="of:=&quot;('&quot;&amp;COM.MICROSOFT.CONCAT([.K19];&quot;.&quot;;[.L19];&quot;@&quot;;[.M19];&quot;.com&quot;)&amp;&quot;',&quot;" office:value-type="string" office:string-value="('nina.novak@praha.com'," calcext:value-type="string">
            <text:p>('nina.novak@praha.com',</text:p>
          </table:table-cell>
          <table:table-cell table:formula="of:=&quot;HASHBYTES('SHA512', '&quot;&amp;[.N19]&amp;&quot;'),&quot;" office:value-type="string" office:string-value="HASHBYTES('SHA512', 'et52suvkgz')," calcext:value-type="string">
            <text:p>HASHBYTES('SHA512', 'et52suvkgz'),</text:p>
          </table:table-cell>
          <table:table-cell table:formula="of:=[.O19]&amp;&quot;,&quot;" office:value-type="string" office:string-value="1," calcext:value-type="string">
            <text:p>1,</text:p>
          </table:table-cell>
          <table:table-cell table:formula="of:=[.P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]&amp;&quot;', '&quot;&amp;[.B19]&amp;&quot;', '&quot;&amp;TEXT([.C19]; &quot;yyyy-mm-dd&quot;)&amp;&quot;', '&quot;&amp;[.D19]&amp;&quot;', &quot;&amp;IF([.E19]=&quot;Null&quot;; &quot;Null&quot;; &quot;'&quot;&amp;[.E19]&amp;&quot;'&quot;)&amp;&quot;, '&quot;&amp;[.F19]&amp;&quot;', '&quot;&amp;[.G19]&amp;&quot;.', u.Id FROM Users u WHERE EmailAddress = '&quot;&amp;[.Q19]&amp;&quot;' UNION&quot;" office:value-type="string" office:string-value="SELECT 'Nina', 'Novák', '1990-07-20', 'Czech', 'Hungary', 'Praha', '16 Šrobárova.', u.Id FROM Users u WHERE EmailAddress = 'nina.novak@praha.com' UNION" calcext:value-type="string">
            <text:p>SELECT 'Nina', 'Novák', '1990-07-20', 'Czech', 'Hungary', 'Praha', '16 Šrobárova.', u.Id FROM Users u WHERE EmailAddress = 'nina.novak@prah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  <table:table-cell table:style-name="ce1" office:value-type="string" calcext:value-type="string">
            <text:p>Alfred</text:p>
          </table:table-cell>
          <table:table-cell table:style-name="ce1" office:value-type="string" calcext:value-type="string">
            <text:p>Hlavacek</text:p>
          </table:table-cell>
          <table:table-cell table:style-name="ce1" office:value-type="string" calcext:value-type="string">
            <text:p>Praha</text:p>
          </table:table-cell>
          <table:table-cell table:formula="of:=LOWER([.H20])" office:value-type="string" office:string-value="alfred" calcext:value-type="string">
            <text:p>alfred</text:p>
          </table:table-cell>
          <table:table-cell table:formula="of:=LOWER([.I20])" office:value-type="string" office:string-value="hlavacek" calcext:value-type="string">
            <text:p>hlavacek</text:p>
          </table:table-cell>
          <table:table-cell table:formula="of:=LOWER([.J20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u86vjltqb" calcext:value-type="string">
            <text:p>nu86vjltq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];&quot;.&quot;;[.L20];&quot;@&quot;;[.M20];&quot;.com&quot;)" office:value-type="string" office:string-value="alfred.hlavacek@praha.com" calcext:value-type="string">
            <text:p>alfred.hlavacek@praha.com</text:p>
          </table:table-cell>
          <table:table-cell table:formula="of:=&quot;('&quot;&amp;COM.MICROSOFT.CONCAT([.K20];&quot;.&quot;;[.L20];&quot;@&quot;;[.M20];&quot;.com&quot;)&amp;&quot;',&quot;" office:value-type="string" office:string-value="('alfred.hlavacek@praha.com'," calcext:value-type="string">
            <text:p>('alfred.hlavacek@praha.com',</text:p>
          </table:table-cell>
          <table:table-cell table:formula="of:=&quot;HASHBYTES('SHA512', '&quot;&amp;[.N20]&amp;&quot;'),&quot;" office:value-type="string" office:string-value="HASHBYTES('SHA512', 'nu86vjltqb')," calcext:value-type="string">
            <text:p>HASHBYTES('SHA512', 'nu86vjltqb'),</text:p>
          </table:table-cell>
          <table:table-cell table:formula="of:=[.O20]&amp;&quot;,&quot;" office:value-type="string" office:string-value="1," calcext:value-type="string">
            <text:p>1,</text:p>
          </table:table-cell>
          <table:table-cell table:formula="of:=[.P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]&amp;&quot;', '&quot;&amp;[.B20]&amp;&quot;', '&quot;&amp;TEXT([.C20]; &quot;yyyy-mm-dd&quot;)&amp;&quot;', '&quot;&amp;[.D20]&amp;&quot;', &quot;&amp;IF([.E20]=&quot;Null&quot;; &quot;Null&quot;; &quot;'&quot;&amp;[.E20]&amp;&quot;'&quot;)&amp;&quot;, '&quot;&amp;[.F20]&amp;&quot;', '&quot;&amp;[.G20]&amp;&quot;.', u.Id FROM Users u WHERE EmailAddress = '&quot;&amp;[.Q20]&amp;&quot;' UNION&quot;" office:value-type="string" office:string-value="SELECT 'Alfréd', 'Hlaváček', '1986-02-24', 'Czech', Null, 'Praha', '54 Žerotínova 4p/23.', u.Id FROM Users u WHERE EmailAddress = 'alfred.hlavacek@praha.com' UNION" calcext:value-type="string">
            <text:p>SELECT 'Alfréd', 'Hlaváček', '1986-02-24', 'Czech', Null, 'Praha', '54 Žerotínova 4p/23.', u.Id FROM Users u WHERE EmailAddress = 'alfred.hlavacek@prah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4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Wolf</text:p>
          </table:table-cell>
          <table:table-cell table:style-name="ce1" office:value-type="string" calcext:value-type="string">
            <text:p>Graz</text:p>
          </table:table-cell>
          <table:table-cell table:formula="of:=LOWER([.H21])" office:value-type="string" office:string-value="thomas" calcext:value-type="string">
            <text:p>thomas</text:p>
          </table:table-cell>
          <table:table-cell table:formula="of:=LOWER([.I21])" office:value-type="string" office:string-value="wolf" calcext:value-type="string">
            <text:p>wolf</text:p>
          </table:table-cell>
          <table:table-cell table:formula="of:=LOWER([.J21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t67zrnpuk" calcext:value-type="string">
            <text:p>tt67zrnp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];&quot;.&quot;;[.L21];&quot;@&quot;;[.M21];&quot;.com&quot;)" office:value-type="string" office:string-value="thomas.wolf@graz.com" calcext:value-type="string">
            <text:p>thomas.wolf@graz.com</text:p>
          </table:table-cell>
          <table:table-cell table:formula="of:=&quot;('&quot;&amp;COM.MICROSOFT.CONCAT([.K21];&quot;.&quot;;[.L21];&quot;@&quot;;[.M21];&quot;.com&quot;)&amp;&quot;',&quot;" office:value-type="string" office:string-value="('thomas.wolf@graz.com'," calcext:value-type="string">
            <text:p>('thomas.wolf@graz.com',</text:p>
          </table:table-cell>
          <table:table-cell table:formula="of:=&quot;HASHBYTES('SHA512', '&quot;&amp;[.N21]&amp;&quot;'),&quot;" office:value-type="string" office:string-value="HASHBYTES('SHA512', 'tt67zrnpuk')," calcext:value-type="string">
            <text:p>HASHBYTES('SHA512', 'tt67zrnpuk'),</text:p>
          </table:table-cell>
          <table:table-cell table:formula="of:=[.O21]&amp;&quot;,&quot;" office:value-type="string" office:string-value="1," calcext:value-type="string">
            <text:p>1,</text:p>
          </table:table-cell>
          <table:table-cell table:formula="of:=[.P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]&amp;&quot;', '&quot;&amp;[.B21]&amp;&quot;', '&quot;&amp;TEXT([.C21]; &quot;yyyy-mm-dd&quot;)&amp;&quot;', '&quot;&amp;[.D21]&amp;&quot;', &quot;&amp;IF([.E21]=&quot;Null&quot;; &quot;Null&quot;; &quot;'&quot;&amp;[.E21]&amp;&quot;'&quot;)&amp;&quot;, '&quot;&amp;[.F21]&amp;&quot;', '&quot;&amp;[.G21]&amp;&quot;.', u.Id FROM Users u WHERE EmailAddress = '&quot;&amp;[.Q21]&amp;&quot;' UNION&quot;" office:value-type="string" office:string-value="SELECT 'Thomas', 'Wolf', '1986-11-10', 'Austria', Null, 'Graz', '142 Alte Poststraße 2FB/2.', u.Id FROM Users u WHERE EmailAddress = 'thomas.wolf@graz.com' UNION" calcext:value-type="string">
            <text:p>SELECT 'Thomas', 'Wolf', '1986-11-10', 'Austria', Null, 'Graz', '142 Alte Poststraße 2FB/2.', u.Id FROM Users u WHERE EmailAddress = 'thomas.wolf@graz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4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  <table:table-cell table:style-name="ce1" office:value-type="string" calcext:value-type="string">
            <text:p>Zuzanna</text:p>
          </table:table-cell>
          <table:table-cell table:style-name="ce1" office:value-type="string" calcext:value-type="string">
            <text:p>Ostrowski</text:p>
          </table:table-cell>
          <table:table-cell table:style-name="ce1" office:value-type="string" calcext:value-type="string">
            <text:p>Graz</text:p>
          </table:table-cell>
          <table:table-cell table:formula="of:=LOWER([.H22])" office:value-type="string" office:string-value="zuzanna" calcext:value-type="string">
            <text:p>zuzanna</text:p>
          </table:table-cell>
          <table:table-cell table:formula="of:=LOWER([.I22])" office:value-type="string" office:string-value="ostrowski" calcext:value-type="string">
            <text:p>ostrowski</text:p>
          </table:table-cell>
          <table:table-cell table:formula="of:=LOWER([.J22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a68smabvp" calcext:value-type="string">
            <text:p>wa68smabv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];&quot;.&quot;;[.L22];&quot;@&quot;;[.M22];&quot;.com&quot;)" office:value-type="string" office:string-value="zuzanna.ostrowski@graz.com" calcext:value-type="string">
            <text:p>zuzanna.ostrowski@graz.com</text:p>
          </table:table-cell>
          <table:table-cell table:formula="of:=&quot;('&quot;&amp;COM.MICROSOFT.CONCAT([.K22];&quot;.&quot;;[.L22];&quot;@&quot;;[.M22];&quot;.com&quot;)&amp;&quot;',&quot;" office:value-type="string" office:string-value="('zuzanna.ostrowski@graz.com'," calcext:value-type="string">
            <text:p>('zuzanna.ostrowski@graz.com',</text:p>
          </table:table-cell>
          <table:table-cell table:formula="of:=&quot;HASHBYTES('SHA512', '&quot;&amp;[.N22]&amp;&quot;'),&quot;" office:value-type="string" office:string-value="HASHBYTES('SHA512', 'wa68smabvp')," calcext:value-type="string">
            <text:p>HASHBYTES('SHA512', 'wa68smabvp'),</text:p>
          </table:table-cell>
          <table:table-cell table:formula="of:=[.O22]&amp;&quot;,&quot;" office:value-type="string" office:string-value="1," calcext:value-type="string">
            <text:p>1,</text:p>
          </table:table-cell>
          <table:table-cell table:formula="of:=[.P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]&amp;&quot;', '&quot;&amp;[.B22]&amp;&quot;', '&quot;&amp;TEXT([.C22]; &quot;yyyy-mm-dd&quot;)&amp;&quot;', '&quot;&amp;[.D22]&amp;&quot;', &quot;&amp;IF([.E22]=&quot;Null&quot;; &quot;Null&quot;; &quot;'&quot;&amp;[.E22]&amp;&quot;'&quot;)&amp;&quot;, '&quot;&amp;[.F22]&amp;&quot;', '&quot;&amp;[.G22]&amp;&quot;.', u.Id FROM Users u WHERE EmailAddress = '&quot;&amp;[.Q22]&amp;&quot;' UNION&quot;" office:value-type="string" office:string-value="SELECT 'Zuzanna', 'Ostrowski', '1986-08-21', 'Austria', 'Poland', 'Graz', '17 Eduard-Keil-Gasse.', u.Id FROM Users u WHERE EmailAddress = 'zuzanna.ostrowski@graz.com' UNION" calcext:value-type="string">
            <text:p>SELECT 'Zuzanna', 'Ostrowski', '1986-08-21', 'Austria', 'Poland', 'Graz', '17 Eduard-Keil-Gasse.', u.Id FROM Users u WHERE EmailAddress = 'zuzanna.ostrowski@graz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4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  <table:table-cell table:style-name="ce1" office:value-type="string" calcext:value-type="string">
            <text:p>Gunther</text:p>
          </table:table-cell>
          <table:table-cell table:style-name="ce1" office:value-type="string" calcext:value-type="string">
            <text:p>Bieber</text:p>
          </table:table-cell>
          <table:table-cell table:style-name="ce1" office:value-type="string" calcext:value-type="string">
            <text:p>Graz</text:p>
          </table:table-cell>
          <table:table-cell table:formula="of:=LOWER([.H23])" office:value-type="string" office:string-value="gunther" calcext:value-type="string">
            <text:p>gunther</text:p>
          </table:table-cell>
          <table:table-cell table:formula="of:=LOWER([.I23])" office:value-type="string" office:string-value="bieber" calcext:value-type="string">
            <text:p>bieber</text:p>
          </table:table-cell>
          <table:table-cell table:formula="of:=LOWER([.J23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v86aqfblv" calcext:value-type="string">
            <text:p>hv86aqfbl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];&quot;.&quot;;[.L23];&quot;@&quot;;[.M23];&quot;.com&quot;)" office:value-type="string" office:string-value="gunther.bieber@graz.com" calcext:value-type="string">
            <text:p>gunther.bieber@graz.com</text:p>
          </table:table-cell>
          <table:table-cell table:formula="of:=&quot;('&quot;&amp;COM.MICROSOFT.CONCAT([.K23];&quot;.&quot;;[.L23];&quot;@&quot;;[.M23];&quot;.com&quot;)&amp;&quot;',&quot;" office:value-type="string" office:string-value="('gunther.bieber@graz.com'," calcext:value-type="string">
            <text:p>('gunther.bieber@graz.com',</text:p>
          </table:table-cell>
          <table:table-cell table:formula="of:=&quot;HASHBYTES('SHA512', '&quot;&amp;[.N23]&amp;&quot;'),&quot;" office:value-type="string" office:string-value="HASHBYTES('SHA512', 'hv86aqfblv')," calcext:value-type="string">
            <text:p>HASHBYTES('SHA512', 'hv86aqfblv'),</text:p>
          </table:table-cell>
          <table:table-cell table:formula="of:=[.O23]&amp;&quot;,&quot;" office:value-type="string" office:string-value="1," calcext:value-type="string">
            <text:p>1,</text:p>
          </table:table-cell>
          <table:table-cell table:formula="of:=[.P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]&amp;&quot;', '&quot;&amp;[.B23]&amp;&quot;', '&quot;&amp;TEXT([.C23]; &quot;yyyy-mm-dd&quot;)&amp;&quot;', '&quot;&amp;[.D23]&amp;&quot;', &quot;&amp;IF([.E23]=&quot;Null&quot;; &quot;Null&quot;; &quot;'&quot;&amp;[.E23]&amp;&quot;'&quot;)&amp;&quot;, '&quot;&amp;[.F23]&amp;&quot;', '&quot;&amp;[.G23]&amp;&quot;.', u.Id FROM Users u WHERE EmailAddress = '&quot;&amp;[.Q23]&amp;&quot;' UNION&quot;" office:value-type="string" office:string-value="SELECT 'Günther', 'Bieber', '1973-11-01', 'Austria', 'Germany', 'Graz', '44 Brucknerstraße.', u.Id FROM Users u WHERE EmailAddress = 'gunther.bieber@graz.com' UNION" calcext:value-type="string">
            <text:p>SELECT 'Günther', 'Bieber', '1973-11-01', 'Austria', 'Germany', 'Graz', '44 Brucknerstraße.', u.Id FROM Users u WHERE EmailAddress = 'gunther.bieber@graz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4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  <table:table-cell table:style-name="ce1" office:value-type="string" calcext:value-type="string">
            <text:p>Ruedi</text:p>
          </table:table-cell>
          <table:table-cell table:style-name="ce1" office:value-type="string" calcext:value-type="string">
            <text:p>Kaufmann</text:p>
          </table:table-cell>
          <table:table-cell table:style-name="ce1" office:value-type="string" calcext:value-type="string">
            <text:p>Dresden</text:p>
          </table:table-cell>
          <table:table-cell table:formula="of:=LOWER([.H24])" office:value-type="string" office:string-value="ruedi" calcext:value-type="string">
            <text:p>ruedi</text:p>
          </table:table-cell>
          <table:table-cell table:formula="of:=LOWER([.I24])" office:value-type="string" office:string-value="kaufmann" calcext:value-type="string">
            <text:p>kaufmann</text:p>
          </table:table-cell>
          <table:table-cell table:formula="of:=LOWER([.J24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v71mdvqza" calcext:value-type="string">
            <text:p>rv71mdvq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4];&quot;.&quot;;[.L24];&quot;@&quot;;[.M24];&quot;.com&quot;)" office:value-type="string" office:string-value="ruedi.kaufmann@dresden.com" calcext:value-type="string">
            <text:p>ruedi.kaufmann@dresden.com</text:p>
          </table:table-cell>
          <table:table-cell table:formula="of:=&quot;('&quot;&amp;COM.MICROSOFT.CONCAT([.K24];&quot;.&quot;;[.L24];&quot;@&quot;;[.M24];&quot;.com&quot;)&amp;&quot;',&quot;" office:value-type="string" office:string-value="('ruedi.kaufmann@dresden.com'," calcext:value-type="string">
            <text:p>('ruedi.kaufmann@dresden.com',</text:p>
          </table:table-cell>
          <table:table-cell table:formula="of:=&quot;HASHBYTES('SHA512', '&quot;&amp;[.N24]&amp;&quot;'),&quot;" office:value-type="string" office:string-value="HASHBYTES('SHA512', 'rv71mdvqza')," calcext:value-type="string">
            <text:p>HASHBYTES('SHA512', 'rv71mdvqza'),</text:p>
          </table:table-cell>
          <table:table-cell table:formula="of:=[.O24]&amp;&quot;,&quot;" office:value-type="string" office:string-value="1," calcext:value-type="string">
            <text:p>1,</text:p>
          </table:table-cell>
          <table:table-cell table:formula="of:=[.P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4]&amp;&quot;', '&quot;&amp;[.B24]&amp;&quot;', '&quot;&amp;TEXT([.C24]; &quot;yyyy-mm-dd&quot;)&amp;&quot;', '&quot;&amp;[.D24]&amp;&quot;', &quot;&amp;IF([.E24]=&quot;Null&quot;; &quot;Null&quot;; &quot;'&quot;&amp;[.E24]&amp;&quot;'&quot;)&amp;&quot;, '&quot;&amp;[.F24]&amp;&quot;', '&quot;&amp;[.G24]&amp;&quot;.', u.Id FROM Users u WHERE EmailAddress = '&quot;&amp;[.Q24]&amp;&quot;' UNION&quot;" office:value-type="string" office:string-value="SELECT 'Ruedi', 'Kaufmann', '1983-12-01', 'Germany', 'Austria', 'Dresden', 'Rosmaringasse 10.', u.Id FROM Users u WHERE EmailAddress = 'ruedi.kaufmann@dresden.com' UNION" calcext:value-type="string">
            <text:p>SELECT 'Ruedi', 'Kaufmann', '1983-12-01', 'Germany', 'Austria', 'Dresden', 'Rosmaringasse 10.', u.Id FROM Users u WHERE EmailAddress = 'ruedi.kaufmann@dresden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4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  <table:table-cell table:style-name="ce1" office:value-type="string" calcext:value-type="string">
            <text:p>Kristin</text:p>
          </table:table-cell>
          <table:table-cell table:style-name="ce1" office:value-type="string" calcext:value-type="string">
            <text:p>Muller</text:p>
          </table:table-cell>
          <table:table-cell table:style-name="ce1" office:value-type="string" calcext:value-type="string">
            <text:p>Dresden</text:p>
          </table:table-cell>
          <table:table-cell table:formula="of:=LOWER([.H25])" office:value-type="string" office:string-value="kristin" calcext:value-type="string">
            <text:p>kristin</text:p>
          </table:table-cell>
          <table:table-cell table:formula="of:=LOWER([.I25])" office:value-type="string" office:string-value="muller" calcext:value-type="string">
            <text:p>muller</text:p>
          </table:table-cell>
          <table:table-cell table:formula="of:=LOWER([.J2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c68swopvc" calcext:value-type="string">
            <text:p>dc68swop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5];&quot;.&quot;;[.L25];&quot;@&quot;;[.M25];&quot;.com&quot;)" office:value-type="string" office:string-value="kristin.muller@dresden.com" calcext:value-type="string">
            <text:p>kristin.muller@dresden.com</text:p>
          </table:table-cell>
          <table:table-cell table:formula="of:=&quot;('&quot;&amp;COM.MICROSOFT.CONCAT([.K25];&quot;.&quot;;[.L25];&quot;@&quot;;[.M25];&quot;.com&quot;)&amp;&quot;',&quot;" office:value-type="string" office:string-value="('kristin.muller@dresden.com'," calcext:value-type="string">
            <text:p>('kristin.muller@dresden.com',</text:p>
          </table:table-cell>
          <table:table-cell table:formula="of:=&quot;HASHBYTES('SHA512', '&quot;&amp;[.N25]&amp;&quot;'),&quot;" office:value-type="string" office:string-value="HASHBYTES('SHA512', 'dc68swopvc')," calcext:value-type="string">
            <text:p>HASHBYTES('SHA512', 'dc68swopvc'),</text:p>
          </table:table-cell>
          <table:table-cell table:formula="of:=[.O25]&amp;&quot;,&quot;" office:value-type="string" office:string-value="1," calcext:value-type="string">
            <text:p>1,</text:p>
          </table:table-cell>
          <table:table-cell table:formula="of:=[.P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5]&amp;&quot;', '&quot;&amp;[.B25]&amp;&quot;', '&quot;&amp;TEXT([.C25]; &quot;yyyy-mm-dd&quot;)&amp;&quot;', '&quot;&amp;[.D25]&amp;&quot;', &quot;&amp;IF([.E25]=&quot;Null&quot;; &quot;Null&quot;; &quot;'&quot;&amp;[.E25]&amp;&quot;'&quot;)&amp;&quot;, '&quot;&amp;[.F25]&amp;&quot;', '&quot;&amp;[.G25]&amp;&quot;.', u.Id FROM Users u WHERE EmailAddress = '&quot;&amp;[.Q25]&amp;&quot;' UNION&quot;" office:value-type="string" office:string-value="SELECT 'Kristin', 'Muller', '1991-10-06', 'Germany', 'France', 'Dresden', 'Seidnitzer Str. 13.', u.Id FROM Users u WHERE EmailAddress = 'kristin.muller@dresden.com' UNION" calcext:value-type="string">
            <text:p>SELECT 'Kristin', 'Muller', '1991-10-06', 'Germany', 'France', 'Dresden', 'Seidnitzer Str. 13.', u.Id FROM Users u WHERE EmailAddress = 'kristin.muller@dresden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4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Hofmann</text:p>
          </table:table-cell>
          <table:table-cell table:style-name="ce1" office:value-type="string" calcext:value-type="string">
            <text:p>Leipzig</text:p>
          </table:table-cell>
          <table:table-cell table:formula="of:=LOWER([.H26])" office:value-type="string" office:string-value="simon" calcext:value-type="string">
            <text:p>simon</text:p>
          </table:table-cell>
          <table:table-cell table:formula="of:=LOWER([.I26])" office:value-type="string" office:string-value="hofmann" calcext:value-type="string">
            <text:p>hofmann</text:p>
          </table:table-cell>
          <table:table-cell table:formula="of:=LOWER([.J2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t45bigxuw" calcext:value-type="string">
            <text:p>it45bigxu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6];&quot;.&quot;;[.L26];&quot;@&quot;;[.M26];&quot;.com&quot;)" office:value-type="string" office:string-value="simon.hofmann@leipzig.com" calcext:value-type="string">
            <text:p>simon.hofmann@leipzig.com</text:p>
          </table:table-cell>
          <table:table-cell table:formula="of:=&quot;('&quot;&amp;COM.MICROSOFT.CONCAT([.K26];&quot;.&quot;;[.L26];&quot;@&quot;;[.M26];&quot;.com&quot;)&amp;&quot;',&quot;" office:value-type="string" office:string-value="('simon.hofmann@leipzig.com'," calcext:value-type="string">
            <text:p>('simon.hofmann@leipzig.com',</text:p>
          </table:table-cell>
          <table:table-cell table:formula="of:=&quot;HASHBYTES('SHA512', '&quot;&amp;[.N26]&amp;&quot;'),&quot;" office:value-type="string" office:string-value="HASHBYTES('SHA512', 'it45bigxuw')," calcext:value-type="string">
            <text:p>HASHBYTES('SHA512', 'it45bigxuw'),</text:p>
          </table:table-cell>
          <table:table-cell table:formula="of:=[.O26]&amp;&quot;,&quot;" office:value-type="string" office:string-value="1," calcext:value-type="string">
            <text:p>1,</text:p>
          </table:table-cell>
          <table:table-cell table:formula="of:=[.P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6]&amp;&quot;', '&quot;&amp;[.B26]&amp;&quot;', '&quot;&amp;TEXT([.C26]; &quot;yyyy-mm-dd&quot;)&amp;&quot;', '&quot;&amp;[.D26]&amp;&quot;', &quot;&amp;IF([.E26]=&quot;Null&quot;; &quot;Null&quot;; &quot;'&quot;&amp;[.E26]&amp;&quot;'&quot;)&amp;&quot;, '&quot;&amp;[.F26]&amp;&quot;', '&quot;&amp;[.G26]&amp;&quot;.', u.Id FROM Users u WHERE EmailAddress = '&quot;&amp;[.Q26]&amp;&quot;' UNION&quot;" office:value-type="string" office:string-value="SELECT 'Simon', 'Hofmann', '1978-09-30', 'Germany', Null, 'Leipzig', 'Mierendorffstraße 11 3FB/2.', u.Id FROM Users u WHERE EmailAddress = 'simon.hofmann@leipzig.com' UNION" calcext:value-type="string">
            <text:p>SELECT 'Simon', 'Hofmann', '1978-09-30', 'Germany', Null, 'Leipzig', 'Mierendorffstraße 11 3FB/2.', u.Id FROM Users u WHERE EmailAddress = 'simon.hofmann@leipzi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4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Burgstaller</text:p>
          </table:table-cell>
          <table:table-cell table:style-name="ce1" office:value-type="string" calcext:value-type="string">
            <text:p>Leipzig</text:p>
          </table:table-cell>
          <table:table-cell table:formula="of:=LOWER([.H27])" office:value-type="string" office:string-value="roger" calcext:value-type="string">
            <text:p>roger</text:p>
          </table:table-cell>
          <table:table-cell table:formula="of:=LOWER([.I27])" office:value-type="string" office:string-value="burgstaller" calcext:value-type="string">
            <text:p>burgstaller</text:p>
          </table:table-cell>
          <table:table-cell table:formula="of:=LOWER([.J27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s48srvkjf" calcext:value-type="string">
            <text:p>rs48srvkj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7];&quot;.&quot;;[.L27];&quot;@&quot;;[.M27];&quot;.com&quot;)" office:value-type="string" office:string-value="roger.burgstaller@leipzig.com" calcext:value-type="string">
            <text:p>roger.burgstaller@leipzig.com</text:p>
          </table:table-cell>
          <table:table-cell table:formula="of:=&quot;('&quot;&amp;COM.MICROSOFT.CONCAT([.K27];&quot;.&quot;;[.L27];&quot;@&quot;;[.M27];&quot;.com&quot;)&amp;&quot;',&quot;" office:value-type="string" office:string-value="('roger.burgstaller@leipzig.com'," calcext:value-type="string">
            <text:p>('roger.burgstaller@leipzig.com',</text:p>
          </table:table-cell>
          <table:table-cell table:formula="of:=&quot;HASHBYTES('SHA512', '&quot;&amp;[.N27]&amp;&quot;'),&quot;" office:value-type="string" office:string-value="HASHBYTES('SHA512', 'rs48srvkjf')," calcext:value-type="string">
            <text:p>HASHBYTES('SHA512', 'rs48srvkjf'),</text:p>
          </table:table-cell>
          <table:table-cell table:formula="of:=[.O27]&amp;&quot;,&quot;" office:value-type="string" office:string-value="1," calcext:value-type="string">
            <text:p>1,</text:p>
          </table:table-cell>
          <table:table-cell table:formula="of:=[.P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7]&amp;&quot;', '&quot;&amp;[.B27]&amp;&quot;', '&quot;&amp;TEXT([.C27]; &quot;yyyy-mm-dd&quot;)&amp;&quot;', '&quot;&amp;[.D27]&amp;&quot;', &quot;&amp;IF([.E27]=&quot;Null&quot;; &quot;Null&quot;; &quot;'&quot;&amp;[.E27]&amp;&quot;'&quot;)&amp;&quot;, '&quot;&amp;[.F27]&amp;&quot;', '&quot;&amp;[.G27]&amp;&quot;.', u.Id FROM Users u WHERE EmailAddress = '&quot;&amp;[.Q27]&amp;&quot;' UNION&quot;" office:value-type="string" office:string-value="SELECT 'Roger', 'Burgstaller', '1971-03-31', 'Germany', Null, 'Leipzig', 'Paul-Gruner-Straße 50 1FB/1.', u.Id FROM Users u WHERE EmailAddress = 'roger.burgstaller@leipzig.com' UNION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4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  <table:table-cell table:style-name="ce1" office:value-type="string" calcext:value-type="string">
            <text:p>Rudinger</text:p>
          </table:table-cell>
          <table:table-cell table:style-name="ce1" office:value-type="string" calcext:value-type="string">
            <text:p>Hahn</text:p>
          </table:table-cell>
          <table:table-cell table:style-name="ce1" office:value-type="string" calcext:value-type="string">
            <text:p>Bannerwitz</text:p>
          </table:table-cell>
          <table:table-cell table:formula="of:=LOWER([.H28])" office:value-type="string" office:string-value="rudinger" calcext:value-type="string">
            <text:p>rudinger</text:p>
          </table:table-cell>
          <table:table-cell table:formula="of:=LOWER([.I28])" office:value-type="string" office:string-value="hahn" calcext:value-type="string">
            <text:p>hahn</text:p>
          </table:table-cell>
          <table:table-cell table:formula="of:=LOWER([.J28])" office:value-type="string" office:string-value="bannerwitz" calcext:value-type="string">
            <text:p>bannerwit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y93rjzdxq" calcext:value-type="string">
            <text:p>iy93rjzdx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8];&quot;.&quot;;[.L28];&quot;@&quot;;[.M28];&quot;.com&quot;)" office:value-type="string" office:string-value="rudinger.hahn@bannerwitz.com" calcext:value-type="string">
            <text:p>rudinger.hahn@bannerwitz.com</text:p>
          </table:table-cell>
          <table:table-cell table:formula="of:=&quot;('&quot;&amp;COM.MICROSOFT.CONCAT([.K28];&quot;.&quot;;[.L28];&quot;@&quot;;[.M28];&quot;.com&quot;)&amp;&quot;',&quot;" office:value-type="string" office:string-value="('rudinger.hahn@bannerwitz.com'," calcext:value-type="string">
            <text:p>('rudinger.hahn@bannerwitz.com',</text:p>
          </table:table-cell>
          <table:table-cell table:formula="of:=&quot;HASHBYTES('SHA512', '&quot;&amp;[.N28]&amp;&quot;'),&quot;" office:value-type="string" office:string-value="HASHBYTES('SHA512', 'iy93rjzdxq')," calcext:value-type="string">
            <text:p>HASHBYTES('SHA512', 'iy93rjzdxq'),</text:p>
          </table:table-cell>
          <table:table-cell table:formula="of:=[.O28]&amp;&quot;,&quot;" office:value-type="string" office:string-value="1," calcext:value-type="string">
            <text:p>1,</text:p>
          </table:table-cell>
          <table:table-cell table:formula="of:=[.P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8]&amp;&quot;', '&quot;&amp;[.B28]&amp;&quot;', '&quot;&amp;TEXT([.C28]; &quot;yyyy-mm-dd&quot;)&amp;&quot;', '&quot;&amp;[.D28]&amp;&quot;', &quot;&amp;IF([.E28]=&quot;Null&quot;; &quot;Null&quot;; &quot;'&quot;&amp;[.E28]&amp;&quot;'&quot;)&amp;&quot;, '&quot;&amp;[.F28]&amp;&quot;', '&quot;&amp;[.G28]&amp;&quot;.', u.Id FROM Users u WHERE EmailAddress = '&quot;&amp;[.Q28]&amp;&quot;' UNION&quot;" office:value-type="string" office:string-value="SELECT 'Rüdinger', 'Hahn', '1968-01-24', 'Germany', Null, 'Bannerwitz', 'Goppelner Straße 15.', u.Id FROM Users u WHERE EmailAddress = 'rudinger.hahn@bannerwitz.com' UNION" calcext:value-type="string">
            <text:p>SELECT 'Rüdinger', 'Hahn', '1968-01-24', 'Germany', Null, 'Bannerwitz', 'Goppelner Straße 15.', u.Id FROM Users u WHERE EmailAddress = 'rudinger.hahn@bannerwitz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4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29])" office:value-type="string" office:string-value="aniko" calcext:value-type="string">
            <text:p>aniko</text:p>
          </table:table-cell>
          <table:table-cell table:formula="of:=LOWER([.I29])" office:value-type="string" office:string-value="toth" calcext:value-type="string">
            <text:p>toth</text:p>
          </table:table-cell>
          <table:table-cell table:formula="of:=LOWER([.J2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i26qhuadf" calcext:value-type="string">
            <text:p>ri26qhua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9];&quot;.&quot;;[.L29];&quot;@&quot;;[.M29];&quot;.com&quot;)" office:value-type="string" office:string-value="aniko.toth@hajdunanas.com" calcext:value-type="string">
            <text:p>aniko.toth@hajdunanas.com</text:p>
          </table:table-cell>
          <table:table-cell table:formula="of:=&quot;('&quot;&amp;COM.MICROSOFT.CONCAT([.K29];&quot;.&quot;;[.L29];&quot;@&quot;;[.M29];&quot;.com&quot;)&amp;&quot;',&quot;" office:value-type="string" office:string-value="('aniko.toth@hajdunanas.com'," calcext:value-type="string">
            <text:p>('aniko.toth@hajdunanas.com',</text:p>
          </table:table-cell>
          <table:table-cell table:formula="of:=&quot;HASHBYTES('SHA512', '&quot;&amp;[.N29]&amp;&quot;'),&quot;" office:value-type="string" office:string-value="HASHBYTES('SHA512', 'ri26qhuadf')," calcext:value-type="string">
            <text:p>HASHBYTES('SHA512', 'ri26qhuadf'),</text:p>
          </table:table-cell>
          <table:table-cell table:formula="of:=[.O29]&amp;&quot;,&quot;" office:value-type="string" office:string-value="1," calcext:value-type="string">
            <text:p>1,</text:p>
          </table:table-cell>
          <table:table-cell table:formula="of:=[.P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9]&amp;&quot;', '&quot;&amp;[.B29]&amp;&quot;', '&quot;&amp;TEXT([.C29]; &quot;yyyy-mm-dd&quot;)&amp;&quot;', '&quot;&amp;[.D29]&amp;&quot;', &quot;&amp;IF([.E29]=&quot;Null&quot;; &quot;Null&quot;; &quot;'&quot;&amp;[.E29]&amp;&quot;'&quot;)&amp;&quot;, '&quot;&amp;[.F29]&amp;&quot;', '&quot;&amp;[.G29]&amp;&quot;.', u.Id FROM Users u WHERE EmailAddress = '&quot;&amp;[.Q29]&amp;&quot;' UNION&quot;" office:value-type="string" office:string-value="SELECT 'Anikó', 'Tóth', '2010-06-14', 'Hungary', Null, 'Hajdúnánás', 'Hegyalja út 88..', u.Id FROM Users u WHERE EmailAddress = 'aniko.toth@hajdunanas.com' UNION" calcext:value-type="string">
            <text:p>SELECT 'Anikó', 'Tóth', '2010-06-14', 'Hungary', Null, 'Hajdúnánás', 'Hegyalja út 88..', u.Id FROM Users u WHERE EmailAddress = 'aniko.toth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4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  <table:table-cell table:style-name="ce1" office:value-type="string" calcext:value-type="string">
            <text:p>Veronika</text:p>
          </table:table-cell>
          <table:table-cell table:style-name="ce1" office:value-type="string" calcext:value-type="string">
            <text:p>Szoke</text:p>
          </table:table-cell>
          <table:table-cell table:style-name="ce1" office:value-type="string" calcext:value-type="string">
            <text:p>Hajdunanas</text:p>
          </table:table-cell>
          <table:table-cell table:formula="of:=LOWER([.H30])" office:value-type="string" office:string-value="veronika" calcext:value-type="string">
            <text:p>veronika</text:p>
          </table:table-cell>
          <table:table-cell table:formula="of:=LOWER([.I30])" office:value-type="string" office:string-value="szoke" calcext:value-type="string">
            <text:p>szoke</text:p>
          </table:table-cell>
          <table:table-cell table:formula="of:=LOWER([.J3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h95jbwryf" calcext:value-type="string">
            <text:p>rh95jbwry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0];&quot;.&quot;;[.L30];&quot;@&quot;;[.M30];&quot;.com&quot;)" office:value-type="string" office:string-value="veronika.szoke@hajdunanas.com" calcext:value-type="string">
            <text:p>veronika.szoke@hajdunanas.com</text:p>
          </table:table-cell>
          <table:table-cell table:formula="of:=&quot;('&quot;&amp;COM.MICROSOFT.CONCAT([.K30];&quot;.&quot;;[.L30];&quot;@&quot;;[.M30];&quot;.com&quot;)&amp;&quot;',&quot;" office:value-type="string" office:string-value="('veronika.szoke@hajdunanas.com'," calcext:value-type="string">
            <text:p>('veronika.szoke@hajdunanas.com',</text:p>
          </table:table-cell>
          <table:table-cell table:formula="of:=&quot;HASHBYTES('SHA512', '&quot;&amp;[.N30]&amp;&quot;'),&quot;" office:value-type="string" office:string-value="HASHBYTES('SHA512', 'rh95jbwryf')," calcext:value-type="string">
            <text:p>HASHBYTES('SHA512', 'rh95jbwryf'),</text:p>
          </table:table-cell>
          <table:table-cell table:formula="of:=[.O30]&amp;&quot;,&quot;" office:value-type="string" office:string-value="1," calcext:value-type="string">
            <text:p>1,</text:p>
          </table:table-cell>
          <table:table-cell table:formula="of:=[.P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30]&amp;&quot;', '&quot;&amp;[.B30]&amp;&quot;', '&quot;&amp;TEXT([.C30]; &quot;yyyy-mm-dd&quot;)&amp;&quot;', '&quot;&amp;[.D30]&amp;&quot;', &quot;&amp;IF([.E30]=&quot;Null&quot;; &quot;Null&quot;; &quot;'&quot;&amp;[.E30]&amp;&quot;'&quot;)&amp;&quot;, '&quot;&amp;[.F30]&amp;&quot;', '&quot;&amp;[.G30]&amp;&quot;.', u.Id FROM Users u WHERE EmailAddress = '&quot;&amp;[.Q30]&amp;&quot;' UNION&quot;" office:value-type="string" office:string-value="SELECT 'Veronika', 'Szőke', '2004-01-09', 'Hungary', Null, 'Hajdúnánás', 'Rákóczi út 15..', u.Id FROM Users u WHERE EmailAddress = 'veronika.szoke@hajdunanas.com' UNION" calcext:value-type="string">
            <text:p>SELECT 'Veronika', 'Szőke', '2004-01-09', 'Hungary', Null, 'Hajdúnánás', 'Rákóczi út 15..', u.Id FROM Users u WHERE EmailAddress = 'veronika.szoke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4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Hajdunanas</text:p>
          </table:table-cell>
          <table:table-cell table:formula="of:=LOWER([.H31])" office:value-type="string" office:string-value="szabina" calcext:value-type="string">
            <text:p>szabina</text:p>
          </table:table-cell>
          <table:table-cell table:formula="of:=LOWER([.I31])" office:value-type="string" office:string-value="illes" calcext:value-type="string">
            <text:p>illes</text:p>
          </table:table-cell>
          <table:table-cell table:formula="of:=LOWER([.J3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r79osksod" calcext:value-type="string">
            <text:p>nr79osks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1];&quot;.&quot;;[.L31];&quot;@&quot;;[.M31];&quot;.com&quot;)" office:value-type="string" office:string-value="szabina.illes@hajdunanas.com" calcext:value-type="string">
            <text:p>szabina.illes@hajdunanas.com</text:p>
          </table:table-cell>
          <table:table-cell table:formula="of:=&quot;('&quot;&amp;COM.MICROSOFT.CONCAT([.K31];&quot;.&quot;;[.L31];&quot;@&quot;;[.M31];&quot;.com&quot;)&amp;&quot;',&quot;" office:value-type="string" office:string-value="('szabina.illes@hajdunanas.com'," calcext:value-type="string">
            <text:p>('szabina.illes@hajdunanas.com',</text:p>
          </table:table-cell>
          <table:table-cell table:formula="of:=&quot;HASHBYTES('SHA512', '&quot;&amp;[.N31]&amp;&quot;'),&quot;" office:value-type="string" office:string-value="HASHBYTES('SHA512', 'nr79osksod')," calcext:value-type="string">
            <text:p>HASHBYTES('SHA512', 'nr79osksod'),</text:p>
          </table:table-cell>
          <table:table-cell table:formula="of:=[.O31]&amp;&quot;,&quot;" office:value-type="string" office:string-value="1," calcext:value-type="string">
            <text:p>1,</text:p>
          </table:table-cell>
          <table:table-cell table:formula="of:=[.P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31]&amp;&quot;', '&quot;&amp;[.B31]&amp;&quot;', '&quot;&amp;TEXT([.C31]; &quot;yyyy-mm-dd&quot;)&amp;&quot;', '&quot;&amp;[.D31]&amp;&quot;', &quot;&amp;IF([.E31]=&quot;Null&quot;; &quot;Null&quot;; &quot;'&quot;&amp;[.E31]&amp;&quot;'&quot;)&amp;&quot;, '&quot;&amp;[.F31]&amp;&quot;', '&quot;&amp;[.G31]&amp;&quot;.', u.Id FROM Users u WHERE EmailAddress = '&quot;&amp;[.Q31]&amp;&quot;' UNION&quot;" office:value-type="string" office:string-value="SELECT 'Szabina', 'Illés', '2009-05-02', 'Hungary', Null, 'Hajdúnánás', 'Hegyalja út 36..', u.Id FROM Users u WHERE EmailAddress = 'szabina.illes@hajdunanas.com' UNION" calcext:value-type="string">
            <text:p>SELECT 'Szabina', 'Illés', '2009-05-02', 'Hungary', Null, 'Hajdúnánás', 'Hegyalja út 36..', u.Id FROM Users u WHERE EmailAddress = 'szabina.ille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4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  <table:table-cell table:style-name="ce1" office:value-type="string" calcext:value-type="string">
            <text:p>Viktoria</text:p>
          </table:table-cell>
          <table:table-cell table:style-name="ce1" office:value-type="string" calcext:value-type="string">
            <text:p>Dobos</text:p>
          </table:table-cell>
          <table:table-cell table:style-name="ce1" office:value-type="string" calcext:value-type="string">
            <text:p>Hajdunanas</text:p>
          </table:table-cell>
          <table:table-cell table:formula="of:=LOWER([.H32])" office:value-type="string" office:string-value="viktoria" calcext:value-type="string">
            <text:p>viktoria</text:p>
          </table:table-cell>
          <table:table-cell table:formula="of:=LOWER([.I32])" office:value-type="string" office:string-value="dobos" calcext:value-type="string">
            <text:p>dobos</text:p>
          </table:table-cell>
          <table:table-cell table:formula="of:=LOWER([.J3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y63nhlhep" calcext:value-type="string">
            <text:p>oy63nhlh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2];&quot;.&quot;;[.L32];&quot;@&quot;;[.M32];&quot;.com&quot;)" office:value-type="string" office:string-value="viktoria.dobos@hajdunanas.com" calcext:value-type="string">
            <text:p>viktoria.dobos@hajdunanas.com</text:p>
          </table:table-cell>
          <table:table-cell table:formula="of:=&quot;('&quot;&amp;COM.MICROSOFT.CONCAT([.K32];&quot;.&quot;;[.L32];&quot;@&quot;;[.M32];&quot;.com&quot;)&amp;&quot;',&quot;" office:value-type="string" office:string-value="('viktoria.dobos@hajdunanas.com'," calcext:value-type="string">
            <text:p>('viktoria.dobos@hajdunanas.com',</text:p>
          </table:table-cell>
          <table:table-cell table:formula="of:=&quot;HASHBYTES('SHA512', '&quot;&amp;[.N32]&amp;&quot;'),&quot;" office:value-type="string" office:string-value="HASHBYTES('SHA512', 'oy63nhlhep')," calcext:value-type="string">
            <text:p>HASHBYTES('SHA512', 'oy63nhlhep'),</text:p>
          </table:table-cell>
          <table:table-cell table:formula="of:=[.O32]&amp;&quot;,&quot;" office:value-type="string" office:string-value="1," calcext:value-type="string">
            <text:p>1,</text:p>
          </table:table-cell>
          <table:table-cell table:formula="of:=[.P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32]&amp;&quot;', '&quot;&amp;[.B32]&amp;&quot;', '&quot;&amp;TEXT([.C32]; &quot;yyyy-mm-dd&quot;)&amp;&quot;', '&quot;&amp;[.D32]&amp;&quot;', &quot;&amp;IF([.E32]=&quot;Null&quot;; &quot;Null&quot;; &quot;'&quot;&amp;[.E32]&amp;&quot;'&quot;)&amp;&quot;, '&quot;&amp;[.F32]&amp;&quot;', '&quot;&amp;[.G32]&amp;&quot;.', u.Id FROM Users u WHERE EmailAddress = '&quot;&amp;[.Q32]&amp;&quot;' UNION&quot;" office:value-type="string" office:string-value="SELECT 'Viktória', 'Dobos', '2004-04-03', 'Hungary', Null, 'Hajdúnánás', 'Tompa u. 56..', u.Id FROM Users u WHERE EmailAddress = 'viktoria.dobos@hajdunanas.com' UNION" calcext:value-type="string">
            <text:p>SELECT 'Viktória', 'Dobos', '2004-04-03', 'Hungary', Null, 'Hajdúnánás', 'Tompa u. 56..', u.Id FROM Users u WHERE EmailAddress = 'viktoria.dobo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4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  <table:table-cell table:style-name="ce1" office:value-type="string" calcext:value-type="string">
            <text:p>Ivett</text:p>
          </table:table-cell>
          <table:table-cell table:style-name="ce1" office:value-type="string" calcext:value-type="string">
            <text:p>Kozma</text:p>
          </table:table-cell>
          <table:table-cell table:style-name="ce1" office:value-type="string" calcext:value-type="string">
            <text:p>Hajdunanas</text:p>
          </table:table-cell>
          <table:table-cell table:formula="of:=LOWER([.H33])" office:value-type="string" office:string-value="ivett" calcext:value-type="string">
            <text:p>ivett</text:p>
          </table:table-cell>
          <table:table-cell table:formula="of:=LOWER([.I33])" office:value-type="string" office:string-value="kozma" calcext:value-type="string">
            <text:p>kozma</text:p>
          </table:table-cell>
          <table:table-cell table:formula="of:=LOWER([.J3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i10gelutg" calcext:value-type="string">
            <text:p>ei10gelu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3];&quot;.&quot;;[.L33];&quot;@&quot;;[.M33];&quot;.com&quot;)" office:value-type="string" office:string-value="ivett.kozma@hajdunanas.com" calcext:value-type="string">
            <text:p>ivett.kozma@hajdunanas.com</text:p>
          </table:table-cell>
          <table:table-cell table:formula="of:=&quot;('&quot;&amp;COM.MICROSOFT.CONCAT([.K33];&quot;.&quot;;[.L33];&quot;@&quot;;[.M33];&quot;.com&quot;)&amp;&quot;',&quot;" office:value-type="string" office:string-value="('ivett.kozma@hajdunanas.com'," calcext:value-type="string">
            <text:p>('ivett.kozma@hajdunanas.com',</text:p>
          </table:table-cell>
          <table:table-cell table:formula="of:=&quot;HASHBYTES('SHA512', '&quot;&amp;[.N33]&amp;&quot;'),&quot;" office:value-type="string" office:string-value="HASHBYTES('SHA512', 'ei10gelutg')," calcext:value-type="string">
            <text:p>HASHBYTES('SHA512', 'ei10gelutg'),</text:p>
          </table:table-cell>
          <table:table-cell table:formula="of:=[.O33]&amp;&quot;,&quot;" office:value-type="string" office:string-value="1," calcext:value-type="string">
            <text:p>1,</text:p>
          </table:table-cell>
          <table:table-cell table:formula="of:=[.P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3]&amp;&quot;', '&quot;&amp;[.B33]&amp;&quot;', '&quot;&amp;TEXT([.C33]; &quot;yyyy-mm-dd&quot;)&amp;&quot;', '&quot;&amp;[.D33]&amp;&quot;', &quot;&amp;IF([.E33]=&quot;Null&quot;; &quot;Null&quot;; &quot;'&quot;&amp;[.E33]&amp;&quot;'&quot;)&amp;&quot;, '&quot;&amp;[.F33]&amp;&quot;', '&quot;&amp;[.G33]&amp;&quot;.', u.Id FROM Users u WHERE EmailAddress = '&quot;&amp;[.Q33]&amp;&quot;' UNION&quot;" office:value-type="string" office:string-value="SELECT 'Ivett', 'Kozma', '2010-12-24', 'Hungary', Null, 'Hajdúnánás', 'Kálmán Imre u. 44..', u.Id FROM Users u WHERE EmailAddress = 'ivett.kozma@hajdunanas.com' UNION" calcext:value-type="string">
            <text:p>SELECT 'Ivett', 'Kozma', '2010-12-24', 'Hungary', Null, 'Hajdúnánás', 'Kálmán Imre u. 44..', u.Id FROM Users u WHERE EmailAddress = 'ivett.kozma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4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  <table:table-cell table:style-name="ce1" office:value-type="string" calcext:value-type="string">
            <text:p>Orsolya</text:p>
          </table:table-cell>
          <table:table-cell table:style-name="ce1" office:value-type="string" calcext:value-type="string">
            <text:p>Pataki</text:p>
          </table:table-cell>
          <table:table-cell table:style-name="ce1" office:value-type="string" calcext:value-type="string">
            <text:p>Hajdunanas</text:p>
          </table:table-cell>
          <table:table-cell table:formula="of:=LOWER([.H34])" office:value-type="string" office:string-value="orsolya" calcext:value-type="string">
            <text:p>orsolya</text:p>
          </table:table-cell>
          <table:table-cell table:formula="of:=LOWER([.I34])" office:value-type="string" office:string-value="pataki" calcext:value-type="string">
            <text:p>pataki</text:p>
          </table:table-cell>
          <table:table-cell table:formula="of:=LOWER([.J3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e25omorhd" calcext:value-type="string">
            <text:p>fe25omorh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4];&quot;.&quot;;[.L34];&quot;@&quot;;[.M34];&quot;.com&quot;)" office:value-type="string" office:string-value="orsolya.pataki@hajdunanas.com" calcext:value-type="string">
            <text:p>orsolya.pataki@hajdunanas.com</text:p>
          </table:table-cell>
          <table:table-cell table:formula="of:=&quot;('&quot;&amp;COM.MICROSOFT.CONCAT([.K34];&quot;.&quot;;[.L34];&quot;@&quot;;[.M34];&quot;.com&quot;)&amp;&quot;',&quot;" office:value-type="string" office:string-value="('orsolya.pataki@hajdunanas.com'," calcext:value-type="string">
            <text:p>('orsolya.pataki@hajdunanas.com',</text:p>
          </table:table-cell>
          <table:table-cell table:formula="of:=&quot;HASHBYTES('SHA512', '&quot;&amp;[.N34]&amp;&quot;'),&quot;" office:value-type="string" office:string-value="HASHBYTES('SHA512', 'fe25omorhd')," calcext:value-type="string">
            <text:p>HASHBYTES('SHA512', 'fe25omorhd'),</text:p>
          </table:table-cell>
          <table:table-cell table:formula="of:=[.O34]&amp;&quot;,&quot;" office:value-type="string" office:string-value="1," calcext:value-type="string">
            <text:p>1,</text:p>
          </table:table-cell>
          <table:table-cell table:formula="of:=[.P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34]&amp;&quot;', '&quot;&amp;[.B34]&amp;&quot;', '&quot;&amp;TEXT([.C34]; &quot;yyyy-mm-dd&quot;)&amp;&quot;', '&quot;&amp;[.D34]&amp;&quot;', &quot;&amp;IF([.E34]=&quot;Null&quot;; &quot;Null&quot;; &quot;'&quot;&amp;[.E34]&amp;&quot;'&quot;)&amp;&quot;, '&quot;&amp;[.F34]&amp;&quot;', '&quot;&amp;[.G34]&amp;&quot;.', u.Id FROM Users u WHERE EmailAddress = '&quot;&amp;[.Q34]&amp;&quot;' UNION&quot;" office:value-type="string" office:string-value="SELECT 'Orsolya', 'Pataki', '2004-10-14', 'Hungary', Null, 'Hajdúnánás', 'Veres Pálné u. 61..', u.Id FROM Users u WHERE EmailAddress = 'orsolya.pataki@hajdunanas.com' UNION" calcext:value-type="string">
            <text:p>SELECT 'Orsolya', 'Pataki', '2004-10-14', 'Hungary', Null, 'Hajdúnánás', 'Veres Pálné u. 61..', u.Id FROM Users u WHERE EmailAddress = 'orsolya.pataki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  <table:table-cell table:style-name="ce1" office:value-type="string" calcext:value-type="string">
            <text:p>Dorin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35])" office:value-type="string" office:string-value="dorina" calcext:value-type="string">
            <text:p>dorina</text:p>
          </table:table-cell>
          <table:table-cell table:formula="of:=LOWER([.I35])" office:value-type="string" office:string-value="gaspar" calcext:value-type="string">
            <text:p>gaspar</text:p>
          </table:table-cell>
          <table:table-cell table:formula="of:=LOWER([.J3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y64xepoft" calcext:value-type="string">
            <text:p>vy64xepo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5];&quot;.&quot;;[.L35];&quot;@&quot;;[.M35];&quot;.com&quot;)" office:value-type="string" office:string-value="dorina.gaspar@hajdunanas.com" calcext:value-type="string">
            <text:p>dorina.gaspar@hajdunanas.com</text:p>
          </table:table-cell>
          <table:table-cell table:formula="of:=&quot;('&quot;&amp;COM.MICROSOFT.CONCAT([.K35];&quot;.&quot;;[.L35];&quot;@&quot;;[.M35];&quot;.com&quot;)&amp;&quot;',&quot;" office:value-type="string" office:string-value="('dorina.gaspar@hajdunanas.com'," calcext:value-type="string">
            <text:p>('dorina.gaspar@hajdunanas.com',</text:p>
          </table:table-cell>
          <table:table-cell table:formula="of:=&quot;HASHBYTES('SHA512', '&quot;&amp;[.N35]&amp;&quot;'),&quot;" office:value-type="string" office:string-value="HASHBYTES('SHA512', 'vy64xepoft')," calcext:value-type="string">
            <text:p>HASHBYTES('SHA512', 'vy64xepoft'),</text:p>
          </table:table-cell>
          <table:table-cell table:formula="of:=[.O35]&amp;&quot;,&quot;" office:value-type="string" office:string-value="1," calcext:value-type="string">
            <text:p>1,</text:p>
          </table:table-cell>
          <table:table-cell table:formula="of:=[.P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35]&amp;&quot;', '&quot;&amp;[.B35]&amp;&quot;', '&quot;&amp;TEXT([.C35]; &quot;yyyy-mm-dd&quot;)&amp;&quot;', '&quot;&amp;[.D35]&amp;&quot;', &quot;&amp;IF([.E35]=&quot;Null&quot;; &quot;Null&quot;; &quot;'&quot;&amp;[.E35]&amp;&quot;'&quot;)&amp;&quot;, '&quot;&amp;[.F35]&amp;&quot;', '&quot;&amp;[.G35]&amp;&quot;.', u.Id FROM Users u WHERE EmailAddress = '&quot;&amp;[.Q35]&amp;&quot;' UNION&quot;" office:value-type="string" office:string-value="SELECT 'Dorina', 'Gáspár', '2013-12-27', 'Hungary', Null, 'Hajdúnánás', 'Dayka Gábor u. 69..', u.Id FROM Users u WHERE EmailAddress = 'dorina.gaspar@hajdunanas.com' UNION" calcext:value-type="string">
            <text:p>SELECT 'Dorina', 'Gáspár', '2013-12-27', 'Hungary', Null, 'Hajdúnánás', 'Dayka Gábor u. 69..', u.Id FROM Users u WHERE EmailAddress = 'dorina.gaspar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4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  <table:table-cell table:style-name="ce1" office:value-type="string" calcext:value-type="string">
            <text:p>Eva</text:p>
          </table:table-cell>
          <table:table-cell table:style-name="ce1" office:value-type="string" calcext:value-type="string">
            <text:p>Halasz</text:p>
          </table:table-cell>
          <table:table-cell table:style-name="ce1" office:value-type="string" calcext:value-type="string">
            <text:p>Hajdunanas</text:p>
          </table:table-cell>
          <table:table-cell table:formula="of:=LOWER([.H36])" office:value-type="string" office:string-value="eva" calcext:value-type="string">
            <text:p>eva</text:p>
          </table:table-cell>
          <table:table-cell table:formula="of:=LOWER([.I36])" office:value-type="string" office:string-value="halasz" calcext:value-type="string">
            <text:p>halasz</text:p>
          </table:table-cell>
          <table:table-cell table:formula="of:=LOWER([.J3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x25cxdgxt" calcext:value-type="string">
            <text:p>ax25cxdg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6];&quot;.&quot;;[.L36];&quot;@&quot;;[.M36];&quot;.com&quot;)" office:value-type="string" office:string-value="eva.halasz@hajdunanas.com" calcext:value-type="string">
            <text:p>eva.halasz@hajdunanas.com</text:p>
          </table:table-cell>
          <table:table-cell table:formula="of:=&quot;('&quot;&amp;COM.MICROSOFT.CONCAT([.K36];&quot;.&quot;;[.L36];&quot;@&quot;;[.M36];&quot;.com&quot;)&amp;&quot;',&quot;" office:value-type="string" office:string-value="('eva.halasz@hajdunanas.com'," calcext:value-type="string">
            <text:p>('eva.halasz@hajdunanas.com',</text:p>
          </table:table-cell>
          <table:table-cell table:formula="of:=&quot;HASHBYTES('SHA512', '&quot;&amp;[.N36]&amp;&quot;'),&quot;" office:value-type="string" office:string-value="HASHBYTES('SHA512', 'ax25cxdgxt')," calcext:value-type="string">
            <text:p>HASHBYTES('SHA512', 'ax25cxdgxt'),</text:p>
          </table:table-cell>
          <table:table-cell table:formula="of:=[.O36]&amp;&quot;,&quot;" office:value-type="string" office:string-value="1," calcext:value-type="string">
            <text:p>1,</text:p>
          </table:table-cell>
          <table:table-cell table:formula="of:=[.P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36]&amp;&quot;', '&quot;&amp;[.B36]&amp;&quot;', '&quot;&amp;TEXT([.C36]; &quot;yyyy-mm-dd&quot;)&amp;&quot;', '&quot;&amp;[.D36]&amp;&quot;', &quot;&amp;IF([.E36]=&quot;Null&quot;; &quot;Null&quot;; &quot;'&quot;&amp;[.E36]&amp;&quot;'&quot;)&amp;&quot;, '&quot;&amp;[.F36]&amp;&quot;', '&quot;&amp;[.G36]&amp;&quot;.', u.Id FROM Users u WHERE EmailAddress = '&quot;&amp;[.Q36]&amp;&quot;' UNION&quot;" office:value-type="string" office:string-value="SELECT 'Éva', 'Halász', '2007-08-17', 'Hungary', Null, 'Hajdúnánás', 'Dorogi út 11..', u.Id FROM Users u WHERE EmailAddress = 'eva.halasz@hajdunanas.com' UNION" calcext:value-type="string">
            <text:p>SELECT 'Éva', 'Halász', '2007-08-17', 'Hungary', Null, 'Hajdúnánás', 'Dorogi út 11..', u.Id FROM Users u WHERE EmailAddress = 'eva.halasz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4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  <table:table-cell table:style-name="ce1" office:value-type="string" calcext:value-type="string">
            <text:p>Evelin</text:p>
          </table:table-cell>
          <table:table-cell table:style-name="ce1" office:value-type="string" calcext:value-type="string">
            <text:p>Orosz</text:p>
          </table:table-cell>
          <table:table-cell table:style-name="ce1" office:value-type="string" calcext:value-type="string">
            <text:p>Hajdunanas</text:p>
          </table:table-cell>
          <table:table-cell table:formula="of:=LOWER([.H37])" office:value-type="string" office:string-value="evelin" calcext:value-type="string">
            <text:p>evelin</text:p>
          </table:table-cell>
          <table:table-cell table:formula="of:=LOWER([.I37])" office:value-type="string" office:string-value="orosz" calcext:value-type="string">
            <text:p>orosz</text:p>
          </table:table-cell>
          <table:table-cell table:formula="of:=LOWER([.J3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f73ndxffd" calcext:value-type="string">
            <text:p>yf73ndxf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7];&quot;.&quot;;[.L37];&quot;@&quot;;[.M37];&quot;.com&quot;)" office:value-type="string" office:string-value="evelin.orosz@hajdunanas.com" calcext:value-type="string">
            <text:p>evelin.orosz@hajdunanas.com</text:p>
          </table:table-cell>
          <table:table-cell table:formula="of:=&quot;('&quot;&amp;COM.MICROSOFT.CONCAT([.K37];&quot;.&quot;;[.L37];&quot;@&quot;;[.M37];&quot;.com&quot;)&amp;&quot;',&quot;" office:value-type="string" office:string-value="('evelin.orosz@hajdunanas.com'," calcext:value-type="string">
            <text:p>('evelin.orosz@hajdunanas.com',</text:p>
          </table:table-cell>
          <table:table-cell table:formula="of:=&quot;HASHBYTES('SHA512', '&quot;&amp;[.N37]&amp;&quot;'),&quot;" office:value-type="string" office:string-value="HASHBYTES('SHA512', 'yf73ndxffd')," calcext:value-type="string">
            <text:p>HASHBYTES('SHA512', 'yf73ndxffd'),</text:p>
          </table:table-cell>
          <table:table-cell table:formula="of:=[.O37]&amp;&quot;,&quot;" office:value-type="string" office:string-value="1," calcext:value-type="string">
            <text:p>1,</text:p>
          </table:table-cell>
          <table:table-cell table:formula="of:=[.P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37]&amp;&quot;', '&quot;&amp;[.B37]&amp;&quot;', '&quot;&amp;TEXT([.C37]; &quot;yyyy-mm-dd&quot;)&amp;&quot;', '&quot;&amp;[.D37]&amp;&quot;', &quot;&amp;IF([.E37]=&quot;Null&quot;; &quot;Null&quot;; &quot;'&quot;&amp;[.E37]&amp;&quot;'&quot;)&amp;&quot;, '&quot;&amp;[.F37]&amp;&quot;', '&quot;&amp;[.G37]&amp;&quot;.', u.Id FROM Users u WHERE EmailAddress = '&quot;&amp;[.Q37]&amp;&quot;' UNION&quot;" office:value-type="string" office:string-value="SELECT 'Evelin', 'Orosz', '2012-04-30', 'Hungary', Null, 'Hajdúnánás', 'Bocskai utca 13..', u.Id FROM Users u WHERE EmailAddress = 'evelin.orosz@hajdunanas.com' UNION" calcext:value-type="string">
            <text:p>SELECT 'Evelin', 'Orosz', '2012-04-30', 'Hungary', Null, 'Hajdúnánás', 'Bocskai utca 13..', u.Id FROM Users u WHERE EmailAddress = 'evelin.orosz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4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  <table:table-cell table:style-name="ce1" office:value-type="string" calcext:value-type="string">
            <text:p>Adel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Hajdunanas</text:p>
          </table:table-cell>
          <table:table-cell table:formula="of:=LOWER([.H38])" office:value-type="string" office:string-value="adel" calcext:value-type="string">
            <text:p>adel</text:p>
          </table:table-cell>
          <table:table-cell table:formula="of:=LOWER([.I38])" office:value-type="string" office:string-value="biro" calcext:value-type="string">
            <text:p>biro</text:p>
          </table:table-cell>
          <table:table-cell table:formula="of:=LOWER([.J3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r53bbxuyk" calcext:value-type="string">
            <text:p>kr53bbxuy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8];&quot;.&quot;;[.L38];&quot;@&quot;;[.M38];&quot;.com&quot;)" office:value-type="string" office:string-value="adel.biro@hajdunanas.com" calcext:value-type="string">
            <text:p>adel.biro@hajdunanas.com</text:p>
          </table:table-cell>
          <table:table-cell table:formula="of:=&quot;('&quot;&amp;COM.MICROSOFT.CONCAT([.K38];&quot;.&quot;;[.L38];&quot;@&quot;;[.M38];&quot;.com&quot;)&amp;&quot;',&quot;" office:value-type="string" office:string-value="('adel.biro@hajdunanas.com'," calcext:value-type="string">
            <text:p>('adel.biro@hajdunanas.com',</text:p>
          </table:table-cell>
          <table:table-cell table:formula="of:=&quot;HASHBYTES('SHA512', '&quot;&amp;[.N38]&amp;&quot;'),&quot;" office:value-type="string" office:string-value="HASHBYTES('SHA512', 'kr53bbxuyk')," calcext:value-type="string">
            <text:p>HASHBYTES('SHA512', 'kr53bbxuyk'),</text:p>
          </table:table-cell>
          <table:table-cell table:formula="of:=[.O38]&amp;&quot;,&quot;" office:value-type="string" office:string-value="1," calcext:value-type="string">
            <text:p>1,</text:p>
          </table:table-cell>
          <table:table-cell table:formula="of:=[.P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38]&amp;&quot;', '&quot;&amp;[.B38]&amp;&quot;', '&quot;&amp;TEXT([.C38]; &quot;yyyy-mm-dd&quot;)&amp;&quot;', '&quot;&amp;[.D38]&amp;&quot;', &quot;&amp;IF([.E38]=&quot;Null&quot;; &quot;Null&quot;; &quot;'&quot;&amp;[.E38]&amp;&quot;'&quot;)&amp;&quot;, '&quot;&amp;[.F38]&amp;&quot;', '&quot;&amp;[.G38]&amp;&quot;.', u.Id FROM Users u WHERE EmailAddress = '&quot;&amp;[.Q38]&amp;&quot;' UNION&quot;" office:value-type="string" office:string-value="SELECT 'Adél', 'Biró', '2008-03-12', 'Hungary', Null, 'Hajdúnánás', 'Hunyadi utca 1..', u.Id FROM Users u WHERE EmailAddress = 'adel.biro@hajdunanas.com' UNION" calcext:value-type="string">
            <text:p>SELECT 'Adél', 'Biró', '2008-03-12', 'Hungary', Null, 'Hajdúnánás', 'Hunyadi utca 1..', u.Id FROM Users u WHERE EmailAddress = 'adel.biro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4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Orban</text:p>
          </table:table-cell>
          <table:table-cell table:style-name="ce1" office:value-type="string" calcext:value-type="string">
            <text:p>Hajdunanas</text:p>
          </table:table-cell>
          <table:table-cell table:formula="of:=LOWER([.H39])" office:value-type="string" office:string-value="oliver" calcext:value-type="string">
            <text:p>oliver</text:p>
          </table:table-cell>
          <table:table-cell table:formula="of:=LOWER([.I39])" office:value-type="string" office:string-value="orban" calcext:value-type="string">
            <text:p>orban</text:p>
          </table:table-cell>
          <table:table-cell table:formula="of:=LOWER([.J3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r69imgjrh" calcext:value-type="string">
            <text:p>br69imgj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9];&quot;.&quot;;[.L39];&quot;@&quot;;[.M39];&quot;.com&quot;)" office:value-type="string" office:string-value="oliver.orban@hajdunanas.com" calcext:value-type="string">
            <text:p>oliver.orban@hajdunanas.com</text:p>
          </table:table-cell>
          <table:table-cell table:formula="of:=&quot;('&quot;&amp;COM.MICROSOFT.CONCAT([.K39];&quot;.&quot;;[.L39];&quot;@&quot;;[.M39];&quot;.com&quot;)&amp;&quot;',&quot;" office:value-type="string" office:string-value="('oliver.orban@hajdunanas.com'," calcext:value-type="string">
            <text:p>('oliver.orban@hajdunanas.com',</text:p>
          </table:table-cell>
          <table:table-cell table:formula="of:=&quot;HASHBYTES('SHA512', '&quot;&amp;[.N39]&amp;&quot;'),&quot;" office:value-type="string" office:string-value="HASHBYTES('SHA512', 'br69imgjrh')," calcext:value-type="string">
            <text:p>HASHBYTES('SHA512', 'br69imgjrh'),</text:p>
          </table:table-cell>
          <table:table-cell table:formula="of:=[.O39]&amp;&quot;,&quot;" office:value-type="string" office:string-value="1," calcext:value-type="string">
            <text:p>1,</text:p>
          </table:table-cell>
          <table:table-cell table:formula="of:=[.P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39]&amp;&quot;', '&quot;&amp;[.B39]&amp;&quot;', '&quot;&amp;TEXT([.C39]; &quot;yyyy-mm-dd&quot;)&amp;&quot;', '&quot;&amp;[.D39]&amp;&quot;', &quot;&amp;IF([.E39]=&quot;Null&quot;; &quot;Null&quot;; &quot;'&quot;&amp;[.E39]&amp;&quot;'&quot;)&amp;&quot;, '&quot;&amp;[.F39]&amp;&quot;', '&quot;&amp;[.G39]&amp;&quot;.', u.Id FROM Users u WHERE EmailAddress = '&quot;&amp;[.Q39]&amp;&quot;' UNION&quot;" office:value-type="string" office:string-value="SELECT 'Olivér', 'Orbán', '2013-01-15', 'Hungary', Null, 'Hajdúnánás', 'Kálvin út 10..', u.Id FROM Users u WHERE EmailAddress = 'oliver.orban@hajdunanas.com' UNION" calcext:value-type="string">
            <text:p>SELECT 'Olivér', 'Orbán', '2013-01-15', 'Hungary', Null, 'Hajdúnánás', 'Kálvin út 10..', u.Id FROM Users u WHERE EmailAddress = 'oliver.orban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4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Hajdunanas</text:p>
          </table:table-cell>
          <table:table-cell table:formula="of:=LOWER([.H40])" office:value-type="string" office:string-value="geza" calcext:value-type="string">
            <text:p>geza</text:p>
          </table:table-cell>
          <table:table-cell table:formula="of:=LOWER([.I40])" office:value-type="string" office:string-value="bogdan" calcext:value-type="string">
            <text:p>bogdan</text:p>
          </table:table-cell>
          <table:table-cell table:formula="of:=LOWER([.J4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f2skwaex" calcext:value-type="string">
            <text:p>if2skwa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0];&quot;.&quot;;[.L40];&quot;@&quot;;[.M40];&quot;.com&quot;)" office:value-type="string" office:string-value="geza.bogdan@hajdunanas.com" calcext:value-type="string">
            <text:p>geza.bogdan@hajdunanas.com</text:p>
          </table:table-cell>
          <table:table-cell table:formula="of:=&quot;('&quot;&amp;COM.MICROSOFT.CONCAT([.K40];&quot;.&quot;;[.L40];&quot;@&quot;;[.M40];&quot;.com&quot;)&amp;&quot;',&quot;" office:value-type="string" office:string-value="('geza.bogdan@hajdunanas.com'," calcext:value-type="string">
            <text:p>('geza.bogdan@hajdunanas.com',</text:p>
          </table:table-cell>
          <table:table-cell table:formula="of:=&quot;HASHBYTES('SHA512', '&quot;&amp;[.N40]&amp;&quot;'),&quot;" office:value-type="string" office:string-value="HASHBYTES('SHA512', 'if2skwaex')," calcext:value-type="string">
            <text:p>HASHBYTES('SHA512', 'if2skwaex'),</text:p>
          </table:table-cell>
          <table:table-cell table:formula="of:=[.O40]&amp;&quot;,&quot;" office:value-type="string" office:string-value="1," calcext:value-type="string">
            <text:p>1,</text:p>
          </table:table-cell>
          <table:table-cell table:formula="of:=[.P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40]&amp;&quot;', '&quot;&amp;[.B40]&amp;&quot;', '&quot;&amp;TEXT([.C40]; &quot;yyyy-mm-dd&quot;)&amp;&quot;', '&quot;&amp;[.D40]&amp;&quot;', &quot;&amp;IF([.E40]=&quot;Null&quot;; &quot;Null&quot;; &quot;'&quot;&amp;[.E40]&amp;&quot;'&quot;)&amp;&quot;, '&quot;&amp;[.F40]&amp;&quot;', '&quot;&amp;[.G40]&amp;&quot;.', u.Id FROM Users u WHERE EmailAddress = '&quot;&amp;[.Q40]&amp;&quot;' UNION&quot;" office:value-type="string" office:string-value="SELECT 'Géza', 'Bogdán', '2011-12-20', 'Hungary', Null, 'Hajdúnánás', 'Luther utca 8..', u.Id FROM Users u WHERE EmailAddress = 'geza.bogdan@hajdunanas.com' UNION" calcext:value-type="string">
            <text:p>SELECT 'Géza', 'Bogdán', '2011-12-20', 'Hungary', Null, 'Hajdúnánás', 'Luther utca 8..', u.Id FROM Users u WHERE EmailAddress = 'geza.bogdan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4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  <table:table-cell table:style-name="ce1" office:value-type="string" calcext:value-type="string">
            <text:p>Kevin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1])" office:value-type="string" office:string-value="kevin" calcext:value-type="string">
            <text:p>kevin</text:p>
          </table:table-cell>
          <table:table-cell table:formula="of:=LOWER([.I41])" office:value-type="string" office:string-value="kiraly" calcext:value-type="string">
            <text:p>kiraly</text:p>
          </table:table-cell>
          <table:table-cell table:formula="of:=LOWER([.J4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c24dlwzma" calcext:value-type="string">
            <text:p>gc24dlwz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1];&quot;.&quot;;[.L41];&quot;@&quot;;[.M41];&quot;.com&quot;)" office:value-type="string" office:string-value="kevin.kiraly@hajdunanas.com" calcext:value-type="string">
            <text:p>kevin.kiraly@hajdunanas.com</text:p>
          </table:table-cell>
          <table:table-cell table:formula="of:=&quot;('&quot;&amp;COM.MICROSOFT.CONCAT([.K41];&quot;.&quot;;[.L41];&quot;@&quot;;[.M41];&quot;.com&quot;)&amp;&quot;',&quot;" office:value-type="string" office:string-value="('kevin.kiraly@hajdunanas.com'," calcext:value-type="string">
            <text:p>('kevin.kiraly@hajdunanas.com',</text:p>
          </table:table-cell>
          <table:table-cell table:formula="of:=&quot;HASHBYTES('SHA512', '&quot;&amp;[.N41]&amp;&quot;'),&quot;" office:value-type="string" office:string-value="HASHBYTES('SHA512', 'gc24dlwzma')," calcext:value-type="string">
            <text:p>HASHBYTES('SHA512', 'gc24dlwzma'),</text:p>
          </table:table-cell>
          <table:table-cell table:formula="of:=[.O41]&amp;&quot;,&quot;" office:value-type="string" office:string-value="1," calcext:value-type="string">
            <text:p>1,</text:p>
          </table:table-cell>
          <table:table-cell table:formula="of:=[.P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41]&amp;&quot;', '&quot;&amp;[.B41]&amp;&quot;', '&quot;&amp;TEXT([.C41]; &quot;yyyy-mm-dd&quot;)&amp;&quot;', '&quot;&amp;[.D41]&amp;&quot;', &quot;&amp;IF([.E41]=&quot;Null&quot;; &quot;Null&quot;; &quot;'&quot;&amp;[.E41]&amp;&quot;'&quot;)&amp;&quot;, '&quot;&amp;[.F41]&amp;&quot;', '&quot;&amp;[.G41]&amp;&quot;.', u.Id FROM Users u WHERE EmailAddress = '&quot;&amp;[.Q41]&amp;&quot;' UNION&quot;" office:value-type="string" office:string-value="SELECT 'Kevin', 'Király', '2006-11-16', 'Hungary', Null, 'Hajdúnánás', 'Mártírok útja 13 2em/3.', u.Id FROM Users u WHERE EmailAddress = 'kevin.kiraly@hajdunanas.com' UNION" calcext:value-type="string">
            <text:p>SELECT 'Kevin', 'Király', '2006-11-16', 'Hungary', Null, 'Hajdúnánás', 'Mártírok útja 13 2em/3.', u.Id FROM Users u WHERE EmailAddress = 'kevin.kiraly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4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  <table:table-cell table:style-name="ce1" office:value-type="string" calcext:value-type="string">
            <text:p>Tamas</text:p>
          </table:table-cell>
          <table:table-cell table:style-name="ce1" office:value-type="string" calcext:value-type="string">
            <text:p>Aprod</text:p>
          </table:table-cell>
          <table:table-cell table:style-name="ce1" office:value-type="string" calcext:value-type="string">
            <text:p>Hajdunanas</text:p>
          </table:table-cell>
          <table:table-cell table:formula="of:=LOWER([.H42])" office:value-type="string" office:string-value="tamas" calcext:value-type="string">
            <text:p>tamas</text:p>
          </table:table-cell>
          <table:table-cell table:formula="of:=LOWER([.I42])" office:value-type="string" office:string-value="aprod" calcext:value-type="string">
            <text:p>aprod</text:p>
          </table:table-cell>
          <table:table-cell table:formula="of:=LOWER([.J4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b41tpulpp" calcext:value-type="string">
            <text:p>vb41tpul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2];&quot;.&quot;;[.L42];&quot;@&quot;;[.M42];&quot;.com&quot;)" office:value-type="string" office:string-value="tamas.aprod@hajdunanas.com" calcext:value-type="string">
            <text:p>tamas.aprod@hajdunanas.com</text:p>
          </table:table-cell>
          <table:table-cell table:formula="of:=&quot;('&quot;&amp;COM.MICROSOFT.CONCAT([.K42];&quot;.&quot;;[.L42];&quot;@&quot;;[.M42];&quot;.com&quot;)&amp;&quot;',&quot;" office:value-type="string" office:string-value="('tamas.aprod@hajdunanas.com'," calcext:value-type="string">
            <text:p>('tamas.aprod@hajdunanas.com',</text:p>
          </table:table-cell>
          <table:table-cell table:formula="of:=&quot;HASHBYTES('SHA512', '&quot;&amp;[.N42]&amp;&quot;'),&quot;" office:value-type="string" office:string-value="HASHBYTES('SHA512', 'vb41tpulpp')," calcext:value-type="string">
            <text:p>HASHBYTES('SHA512', 'vb41tpulpp'),</text:p>
          </table:table-cell>
          <table:table-cell table:formula="of:=[.O42]&amp;&quot;,&quot;" office:value-type="string" office:string-value="1," calcext:value-type="string">
            <text:p>1,</text:p>
          </table:table-cell>
          <table:table-cell table:formula="of:=[.P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42]&amp;&quot;', '&quot;&amp;[.B42]&amp;&quot;', '&quot;&amp;TEXT([.C42]; &quot;yyyy-mm-dd&quot;)&amp;&quot;', '&quot;&amp;[.D42]&amp;&quot;', &quot;&amp;IF([.E42]=&quot;Null&quot;; &quot;Null&quot;; &quot;'&quot;&amp;[.E42]&amp;&quot;'&quot;)&amp;&quot;, '&quot;&amp;[.F42]&amp;&quot;', '&quot;&amp;[.G42]&amp;&quot;.', u.Id FROM Users u WHERE EmailAddress = '&quot;&amp;[.Q42]&amp;&quot;' UNION&quot;" office:value-type="string" office:string-value="SELECT 'Tamás', 'Apród', '2012-12-21', 'Hungary', Null, 'Hajdúnánás', 'Mártírok útja 15 3em/12.', u.Id FROM Users u WHERE EmailAddress = 'tamas.aprod@hajdunanas.com' UNION" calcext:value-type="string">
            <text:p>SELECT 'Tamás', 'Apród', '2012-12-21', 'Hungary', Null, 'Hajdúnánás', 'Mártírok útja 15 3em/12.', u.Id FROM Users u WHERE EmailAddress = 'tamas.aprod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4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  <table:table-cell table:style-name="ce1" office:value-type="string" calcext:value-type="string">
            <text:p>Dezso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dunanas</text:p>
          </table:table-cell>
          <table:table-cell table:formula="of:=LOWER([.H43])" office:value-type="string" office:string-value="dezso" calcext:value-type="string">
            <text:p>dezso</text:p>
          </table:table-cell>
          <table:table-cell table:formula="of:=LOWER([.I43])" office:value-type="string" office:string-value="bakos" calcext:value-type="string">
            <text:p>bakos</text:p>
          </table:table-cell>
          <table:table-cell table:formula="of:=LOWER([.J4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u83rgqmej" calcext:value-type="string">
            <text:p>lu83rgqm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3];&quot;.&quot;;[.L43];&quot;@&quot;;[.M43];&quot;.com&quot;)" office:value-type="string" office:string-value="dezso.bakos@hajdunanas.com" calcext:value-type="string">
            <text:p>dezso.bakos@hajdunanas.com</text:p>
          </table:table-cell>
          <table:table-cell table:formula="of:=&quot;('&quot;&amp;COM.MICROSOFT.CONCAT([.K43];&quot;.&quot;;[.L43];&quot;@&quot;;[.M43];&quot;.com&quot;)&amp;&quot;',&quot;" office:value-type="string" office:string-value="('dezso.bakos@hajdunanas.com'," calcext:value-type="string">
            <text:p>('dezso.bakos@hajdunanas.com',</text:p>
          </table:table-cell>
          <table:table-cell table:formula="of:=&quot;HASHBYTES('SHA512', '&quot;&amp;[.N43]&amp;&quot;'),&quot;" office:value-type="string" office:string-value="HASHBYTES('SHA512', 'lu83rgqmej')," calcext:value-type="string">
            <text:p>HASHBYTES('SHA512', 'lu83rgqmej'),</text:p>
          </table:table-cell>
          <table:table-cell table:formula="of:=[.O43]&amp;&quot;,&quot;" office:value-type="string" office:string-value="1," calcext:value-type="string">
            <text:p>1,</text:p>
          </table:table-cell>
          <table:table-cell table:formula="of:=[.P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43]&amp;&quot;', '&quot;&amp;[.B43]&amp;&quot;', '&quot;&amp;TEXT([.C43]; &quot;yyyy-mm-dd&quot;)&amp;&quot;', '&quot;&amp;[.D43]&amp;&quot;', &quot;&amp;IF([.E43]=&quot;Null&quot;; &quot;Null&quot;; &quot;'&quot;&amp;[.E43]&amp;&quot;'&quot;)&amp;&quot;, '&quot;&amp;[.F43]&amp;&quot;', '&quot;&amp;[.G43]&amp;&quot;.', u.Id FROM Users u WHERE EmailAddress = '&quot;&amp;[.Q43]&amp;&quot;' UNION&quot;" office:value-type="string" office:string-value="SELECT 'Dezső', 'Bakos', '2011-04-15', 'Hungary', Null, 'Hajdúnánás', 'Mártírok útja 13 4em/14.', u.Id FROM Users u WHERE EmailAddress = 'dezso.bakos@hajdunanas.com' UNION" calcext:value-type="string">
            <text:p>SELECT 'Dezső', 'Bakos', '2011-04-15', 'Hungary', Null, 'Hajdúnánás', 'Mártírok útja 13 4em/14.', u.Id FROM Users u WHERE EmailAddress = 'dezso.bako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4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  <table:table-cell table:style-name="ce1" office:value-type="string" calcext:value-type="string">
            <text:p>Jozsef</text:p>
          </table:table-cell>
          <table:table-cell table:style-name="ce1" office:value-type="string" calcext:value-type="string">
            <text:p>Sandor</text:p>
          </table:table-cell>
          <table:table-cell table:style-name="ce1" office:value-type="string" calcext:value-type="string">
            <text:p>Hajdunanas</text:p>
          </table:table-cell>
          <table:table-cell table:formula="of:=LOWER([.H44])" office:value-type="string" office:string-value="jozsef" calcext:value-type="string">
            <text:p>jozsef</text:p>
          </table:table-cell>
          <table:table-cell table:formula="of:=LOWER([.I44])" office:value-type="string" office:string-value="sandor" calcext:value-type="string">
            <text:p>sandor</text:p>
          </table:table-cell>
          <table:table-cell table:formula="of:=LOWER([.J4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o14xvwbxu" calcext:value-type="string">
            <text:p>co14xvwb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4];&quot;.&quot;;[.L44];&quot;@&quot;;[.M44];&quot;.com&quot;)" office:value-type="string" office:string-value="jozsef.sandor@hajdunanas.com" calcext:value-type="string">
            <text:p>jozsef.sandor@hajdunanas.com</text:p>
          </table:table-cell>
          <table:table-cell table:formula="of:=&quot;('&quot;&amp;COM.MICROSOFT.CONCAT([.K44];&quot;.&quot;;[.L44];&quot;@&quot;;[.M44];&quot;.com&quot;)&amp;&quot;',&quot;" office:value-type="string" office:string-value="('jozsef.sandor@hajdunanas.com'," calcext:value-type="string">
            <text:p>('jozsef.sandor@hajdunanas.com',</text:p>
          </table:table-cell>
          <table:table-cell table:formula="of:=&quot;HASHBYTES('SHA512', '&quot;&amp;[.N44]&amp;&quot;'),&quot;" office:value-type="string" office:string-value="HASHBYTES('SHA512', 'co14xvwbxu')," calcext:value-type="string">
            <text:p>HASHBYTES('SHA512', 'co14xvwbxu'),</text:p>
          </table:table-cell>
          <table:table-cell table:formula="of:=[.O44]&amp;&quot;,&quot;" office:value-type="string" office:string-value="1," calcext:value-type="string">
            <text:p>1,</text:p>
          </table:table-cell>
          <table:table-cell table:formula="of:=[.P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4]&amp;&quot;', '&quot;&amp;[.B44]&amp;&quot;', '&quot;&amp;TEXT([.C44]; &quot;yyyy-mm-dd&quot;)&amp;&quot;', '&quot;&amp;[.D44]&amp;&quot;', &quot;&amp;IF([.E44]=&quot;Null&quot;; &quot;Null&quot;; &quot;'&quot;&amp;[.E44]&amp;&quot;'&quot;)&amp;&quot;, '&quot;&amp;[.F44]&amp;&quot;', '&quot;&amp;[.G44]&amp;&quot;.', u.Id FROM Users u WHERE EmailAddress = '&quot;&amp;[.Q44]&amp;&quot;' UNION&quot;" office:value-type="string" office:string-value="SELECT 'József', 'Sándor', '2009-10-20', 'Hungary', Null, 'Hajdúnánás', 'Mártírok útja 15 1em/5.', u.Id FROM Users u WHERE EmailAddress = 'jozsef.sandor@hajdunanas.com' UNION" calcext:value-type="string">
            <text:p>SELECT 'József', 'Sándor', '2009-10-20', 'Hungary', Null, 'Hajdúnánás', 'Mártírok útja 15 1em/5.', u.Id FROM Users u WHERE EmailAddress = 'jozsef.sandor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4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  <table:table-cell table:style-name="ce1" office:value-type="string" calcext:value-type="string">
            <text:p>Gerg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45])" office:value-type="string" office:string-value="gergo" calcext:value-type="string">
            <text:p>gergo</text:p>
          </table:table-cell>
          <table:table-cell table:formula="of:=LOWER([.I45])" office:value-type="string" office:string-value="toth" calcext:value-type="string">
            <text:p>toth</text:p>
          </table:table-cell>
          <table:table-cell table:formula="of:=LOWER([.J4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d72wojykk" calcext:value-type="string">
            <text:p>hd72wojyk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5];&quot;.&quot;;[.L45];&quot;@&quot;;[.M45];&quot;.com&quot;)" office:value-type="string" office:string-value="gergo.toth@hajdunanas.com" calcext:value-type="string">
            <text:p>gergo.toth@hajdunanas.com</text:p>
          </table:table-cell>
          <table:table-cell table:formula="of:=&quot;('&quot;&amp;COM.MICROSOFT.CONCAT([.K45];&quot;.&quot;;[.L45];&quot;@&quot;;[.M45];&quot;.com&quot;)&amp;&quot;',&quot;" office:value-type="string" office:string-value="('gergo.toth@hajdunanas.com'," calcext:value-type="string">
            <text:p>('gergo.toth@hajdunanas.com',</text:p>
          </table:table-cell>
          <table:table-cell table:formula="of:=&quot;HASHBYTES('SHA512', '&quot;&amp;[.N45]&amp;&quot;'),&quot;" office:value-type="string" office:string-value="HASHBYTES('SHA512', 'hd72wojykk')," calcext:value-type="string">
            <text:p>HASHBYTES('SHA512', 'hd72wojykk'),</text:p>
          </table:table-cell>
          <table:table-cell table:formula="of:=[.O45]&amp;&quot;,&quot;" office:value-type="string" office:string-value="1," calcext:value-type="string">
            <text:p>1,</text:p>
          </table:table-cell>
          <table:table-cell table:formula="of:=[.P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45]&amp;&quot;', '&quot;&amp;[.B45]&amp;&quot;', '&quot;&amp;TEXT([.C45]; &quot;yyyy-mm-dd&quot;)&amp;&quot;', '&quot;&amp;[.D45]&amp;&quot;', &quot;&amp;IF([.E45]=&quot;Null&quot;; &quot;Null&quot;; &quot;'&quot;&amp;[.E45]&amp;&quot;'&quot;)&amp;&quot;, '&quot;&amp;[.F45]&amp;&quot;', '&quot;&amp;[.G45]&amp;&quot;.', u.Id FROM Users u WHERE EmailAddress = '&quot;&amp;[.Q45]&amp;&quot;' UNION&quot;" office:value-type="string" office:string-value="SELECT 'Gergő', 'Tóth', '2012-12-28', 'Hungary', Null, 'Hajdúnánás', 'Damjanich utca 12..', u.Id FROM Users u WHERE EmailAddress = 'gergo.toth@hajdunanas.com' UNION" calcext:value-type="string">
            <text:p>SELECT 'Gergő', 'Tóth', '2012-12-28', 'Hungary', Null, 'Hajdúnánás', 'Damjanich utca 12..', u.Id FROM Users u WHERE EmailAddress = 'gergo.toth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4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  <table:table-cell table:style-name="ce1" office:value-type="string" calcext:value-type="string">
            <text:p>Gergely</text:p>
          </table:table-cell>
          <table:table-cell table:style-name="ce1" office:value-type="string" calcext:value-type="string">
            <text:p>Kerekes</text:p>
          </table:table-cell>
          <table:table-cell table:style-name="ce1" office:value-type="string" calcext:value-type="string">
            <text:p>Hajdunanas</text:p>
          </table:table-cell>
          <table:table-cell table:formula="of:=LOWER([.H46])" office:value-type="string" office:string-value="gergely" calcext:value-type="string">
            <text:p>gergely</text:p>
          </table:table-cell>
          <table:table-cell table:formula="of:=LOWER([.I46])" office:value-type="string" office:string-value="kerekes" calcext:value-type="string">
            <text:p>kerekes</text:p>
          </table:table-cell>
          <table:table-cell table:formula="of:=LOWER([.J4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r13rvrmpm" calcext:value-type="string">
            <text:p>yr13rvrm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6];&quot;.&quot;;[.L46];&quot;@&quot;;[.M46];&quot;.com&quot;)" office:value-type="string" office:string-value="gergely.kerekes@hajdunanas.com" calcext:value-type="string">
            <text:p>gergely.kerekes@hajdunanas.com</text:p>
          </table:table-cell>
          <table:table-cell table:formula="of:=&quot;('&quot;&amp;COM.MICROSOFT.CONCAT([.K46];&quot;.&quot;;[.L46];&quot;@&quot;;[.M46];&quot;.com&quot;)&amp;&quot;',&quot;" office:value-type="string" office:string-value="('gergely.kerekes@hajdunanas.com'," calcext:value-type="string">
            <text:p>('gergely.kerekes@hajdunanas.com',</text:p>
          </table:table-cell>
          <table:table-cell table:formula="of:=&quot;HASHBYTES('SHA512', '&quot;&amp;[.N46]&amp;&quot;'),&quot;" office:value-type="string" office:string-value="HASHBYTES('SHA512', 'yr13rvrmpm')," calcext:value-type="string">
            <text:p>HASHBYTES('SHA512', 'yr13rvrmpm'),</text:p>
          </table:table-cell>
          <table:table-cell table:formula="of:=[.O46]&amp;&quot;,&quot;" office:value-type="string" office:string-value="1," calcext:value-type="string">
            <text:p>1,</text:p>
          </table:table-cell>
          <table:table-cell table:formula="of:=[.P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46]&amp;&quot;', '&quot;&amp;[.B46]&amp;&quot;', '&quot;&amp;TEXT([.C46]; &quot;yyyy-mm-dd&quot;)&amp;&quot;', '&quot;&amp;[.D46]&amp;&quot;', &quot;&amp;IF([.E46]=&quot;Null&quot;; &quot;Null&quot;; &quot;'&quot;&amp;[.E46]&amp;&quot;'&quot;)&amp;&quot;, '&quot;&amp;[.F46]&amp;&quot;', '&quot;&amp;[.G46]&amp;&quot;.', u.Id FROM Users u WHERE EmailAddress = '&quot;&amp;[.Q46]&amp;&quot;' UNION&quot;" office:value-type="string" office:string-value="SELECT 'Gergely', 'Kerekes', '2010-05-27', 'Hungary', Null, 'Hajdúnánás', 'József Attila utca 8..', u.Id FROM Users u WHERE EmailAddress = 'gergely.kerekes@hajdunanas.com' UNION" calcext:value-type="string">
            <text:p>SELECT 'Gergely', 'Kerekes', '2010-05-27', 'Hungary', Null, 'Hajdúnánás', 'József Attila utca 8..', u.Id FROM Users u WHERE EmailAddress = 'gergely.kereke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4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  <table:table-cell table:style-name="ce1" office:value-type="string" calcext:value-type="string">
            <text:p>Marcell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47])" office:value-type="string" office:string-value="marcell" calcext:value-type="string">
            <text:p>marcell</text:p>
          </table:table-cell>
          <table:table-cell table:formula="of:=LOWER([.I47])" office:value-type="string" office:string-value="hajdu" calcext:value-type="string">
            <text:p>hajdu</text:p>
          </table:table-cell>
          <table:table-cell table:formula="of:=LOWER([.J4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y27zirrlx" calcext:value-type="string">
            <text:p>by27zirrl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7];&quot;.&quot;;[.L47];&quot;@&quot;;[.M47];&quot;.com&quot;)" office:value-type="string" office:string-value="marcell.hajdu@hajdunanas.com" calcext:value-type="string">
            <text:p>marcell.hajdu@hajdunanas.com</text:p>
          </table:table-cell>
          <table:table-cell table:formula="of:=&quot;('&quot;&amp;COM.MICROSOFT.CONCAT([.K47];&quot;.&quot;;[.L47];&quot;@&quot;;[.M47];&quot;.com&quot;)&amp;&quot;',&quot;" office:value-type="string" office:string-value="('marcell.hajdu@hajdunanas.com'," calcext:value-type="string">
            <text:p>('marcell.hajdu@hajdunanas.com',</text:p>
          </table:table-cell>
          <table:table-cell table:formula="of:=&quot;HASHBYTES('SHA512', '&quot;&amp;[.N47]&amp;&quot;'),&quot;" office:value-type="string" office:string-value="HASHBYTES('SHA512', 'by27zirrlx')," calcext:value-type="string">
            <text:p>HASHBYTES('SHA512', 'by27zirrlx'),</text:p>
          </table:table-cell>
          <table:table-cell table:formula="of:=[.O47]&amp;&quot;,&quot;" office:value-type="string" office:string-value="1," calcext:value-type="string">
            <text:p>1,</text:p>
          </table:table-cell>
          <table:table-cell table:formula="of:=[.P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47]&amp;&quot;', '&quot;&amp;[.B47]&amp;&quot;', '&quot;&amp;TEXT([.C47]; &quot;yyyy-mm-dd&quot;)&amp;&quot;', '&quot;&amp;[.D47]&amp;&quot;', &quot;&amp;IF([.E47]=&quot;Null&quot;; &quot;Null&quot;; &quot;'&quot;&amp;[.E47]&amp;&quot;'&quot;)&amp;&quot;, '&quot;&amp;[.F47]&amp;&quot;', '&quot;&amp;[.G47]&amp;&quot;.', u.Id FROM Users u WHERE EmailAddress = '&quot;&amp;[.Q47]&amp;&quot;' UNION&quot;" office:value-type="string" office:string-value="SELECT 'Marcell', 'Hajdú', '2007-11-18', 'Hungary', Null, 'Hajdúnánás', 'Nagy Sándor utca 17..', u.Id FROM Users u WHERE EmailAddress = 'marcell.hajdu@hajdunanas.com' UNION" calcext:value-type="string">
            <text:p>SELECT 'Marcell', 'Hajdú', '2007-11-18', 'Hungary', Null, 'Hajdúnánás', 'Nagy Sándor utca 17..', u.Id FROM Users u WHERE EmailAddress = 'marcell.hajdu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  <table:table-cell table:style-name="ce1" office:value-type="string" calcext:value-type="string">
            <text:p>Lajos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48])" office:value-type="string" office:string-value="lajos" calcext:value-type="string">
            <text:p>lajos</text:p>
          </table:table-cell>
          <table:table-cell table:formula="of:=LOWER([.I48])" office:value-type="string" office:string-value="gaspar" calcext:value-type="string">
            <text:p>gaspar</text:p>
          </table:table-cell>
          <table:table-cell table:formula="of:=LOWER([.J4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j68rwnqtr" calcext:value-type="string">
            <text:p>qj68rwnq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8];&quot;.&quot;;[.L48];&quot;@&quot;;[.M48];&quot;.com&quot;)" office:value-type="string" office:string-value="lajos.gaspar@hajdunanas.com" calcext:value-type="string">
            <text:p>lajos.gaspar@hajdunanas.com</text:p>
          </table:table-cell>
          <table:table-cell table:formula="of:=&quot;('&quot;&amp;COM.MICROSOFT.CONCAT([.K48];&quot;.&quot;;[.L48];&quot;@&quot;;[.M48];&quot;.com&quot;)&amp;&quot;',&quot;" office:value-type="string" office:string-value="('lajos.gaspar@hajdunanas.com'," calcext:value-type="string">
            <text:p>('lajos.gaspar@hajdunanas.com',</text:p>
          </table:table-cell>
          <table:table-cell table:formula="of:=&quot;HASHBYTES('SHA512', '&quot;&amp;[.N48]&amp;&quot;'),&quot;" office:value-type="string" office:string-value="HASHBYTES('SHA512', 'qj68rwnqtr')," calcext:value-type="string">
            <text:p>HASHBYTES('SHA512', 'qj68rwnqtr'),</text:p>
          </table:table-cell>
          <table:table-cell table:formula="of:=[.O48]&amp;&quot;,&quot;" office:value-type="string" office:string-value="1," calcext:value-type="string">
            <text:p>1,</text:p>
          </table:table-cell>
          <table:table-cell table:formula="of:=[.P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48]&amp;&quot;', '&quot;&amp;[.B48]&amp;&quot;', '&quot;&amp;TEXT([.C48]; &quot;yyyy-mm-dd&quot;)&amp;&quot;', '&quot;&amp;[.D48]&amp;&quot;', &quot;&amp;IF([.E48]=&quot;Null&quot;; &quot;Null&quot;; &quot;'&quot;&amp;[.E48]&amp;&quot;'&quot;)&amp;&quot;, '&quot;&amp;[.F48]&amp;&quot;', '&quot;&amp;[.G48]&amp;&quot;.', u.Id FROM Users u WHERE EmailAddress = '&quot;&amp;[.Q48]&amp;&quot;' UNION&quot;" office:value-type="string" office:string-value="SELECT 'Lajos', 'Gáspár', '2009-08-08', 'Hungary', Null, 'Hajdúnánás', 'Liget utca 23..', u.Id FROM Users u WHERE EmailAddress = 'lajos.gaspar@hajdunanas.com' UNION" calcext:value-type="string">
            <text:p>SELECT 'Lajos', 'Gáspár', '2009-08-08', 'Hungary', Null, 'Hajdúnánás', 'Liget utca 23..', u.Id FROM Users u WHERE EmailAddress = 'lajos.gaspar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4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  <table:table-cell table:style-name="ce1" office:value-type="string" calcext:value-type="string">
            <text:p>Donat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9])" office:value-type="string" office:string-value="donat" calcext:value-type="string">
            <text:p>donat</text:p>
          </table:table-cell>
          <table:table-cell table:formula="of:=LOWER([.I49])" office:value-type="string" office:string-value="kiraly" calcext:value-type="string">
            <text:p>kiraly</text:p>
          </table:table-cell>
          <table:table-cell table:formula="of:=LOWER([.J4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j77rnmbwo" calcext:value-type="string">
            <text:p>aj77rnmb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9];&quot;.&quot;;[.L49];&quot;@&quot;;[.M49];&quot;.com&quot;)" office:value-type="string" office:string-value="donat.kiraly@hajdunanas.com" calcext:value-type="string">
            <text:p>donat.kiraly@hajdunanas.com</text:p>
          </table:table-cell>
          <table:table-cell table:formula="of:=&quot;('&quot;&amp;COM.MICROSOFT.CONCAT([.K49];&quot;.&quot;;[.L49];&quot;@&quot;;[.M49];&quot;.com&quot;)&amp;&quot;',&quot;" office:value-type="string" office:string-value="('donat.kiraly@hajdunanas.com'," calcext:value-type="string">
            <text:p>('donat.kiraly@hajdunanas.com',</text:p>
          </table:table-cell>
          <table:table-cell table:formula="of:=&quot;HASHBYTES('SHA512', '&quot;&amp;[.N49]&amp;&quot;'),&quot;" office:value-type="string" office:string-value="HASHBYTES('SHA512', 'aj77rnmbwo')," calcext:value-type="string">
            <text:p>HASHBYTES('SHA512', 'aj77rnmbwo'),</text:p>
          </table:table-cell>
          <table:table-cell table:formula="of:=[.O49]&amp;&quot;,&quot;" office:value-type="string" office:string-value="1," calcext:value-type="string">
            <text:p>1,</text:p>
          </table:table-cell>
          <table:table-cell table:formula="of:=[.P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49]&amp;&quot;', '&quot;&amp;[.B49]&amp;&quot;', '&quot;&amp;TEXT([.C49]; &quot;yyyy-mm-dd&quot;)&amp;&quot;', '&quot;&amp;[.D49]&amp;&quot;', &quot;&amp;IF([.E49]=&quot;Null&quot;; &quot;Null&quot;; &quot;'&quot;&amp;[.E49]&amp;&quot;'&quot;)&amp;&quot;, '&quot;&amp;[.F49]&amp;&quot;', '&quot;&amp;[.G49]&amp;&quot;.', u.Id FROM Users u WHERE EmailAddress = '&quot;&amp;[.Q49]&amp;&quot;' UNION&quot;" office:value-type="string" office:string-value="SELECT 'Donát', 'Király', '2006-07-11', 'Hungary', Null, 'Hajdúnánás', 'Liget utca 11..', u.Id FROM Users u WHERE EmailAddress = 'donat.kiraly@hajdunanas.com' UNION" calcext:value-type="string">
            <text:p>SELECT 'Donát', 'Király', '2006-07-11', 'Hungary', Null, 'Hajdúnánás', 'Liget utca 11..', u.Id FROM Users u WHERE EmailAddress = 'donat.kiraly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4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  <table:table-cell table:style-name="ce1" office:value-type="string" calcext:value-type="string">
            <text:p>Gyorgy</text:p>
          </table:table-cell>
          <table:table-cell table:style-name="ce1" office:value-type="string" calcext:value-type="string">
            <text:p>Voros</text:p>
          </table:table-cell>
          <table:table-cell table:style-name="ce1" office:value-type="string" calcext:value-type="string">
            <text:p>Hajdunanas</text:p>
          </table:table-cell>
          <table:table-cell table:formula="of:=LOWER([.H50])" office:value-type="string" office:string-value="gyorgy" calcext:value-type="string">
            <text:p>gyorgy</text:p>
          </table:table-cell>
          <table:table-cell table:formula="of:=LOWER([.I50])" office:value-type="string" office:string-value="voros" calcext:value-type="string">
            <text:p>voros</text:p>
          </table:table-cell>
          <table:table-cell table:formula="of:=LOWER([.J5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r33jlueji" calcext:value-type="string">
            <text:p>hr33jlue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0];&quot;.&quot;;[.L50];&quot;@&quot;;[.M50];&quot;.com&quot;)" office:value-type="string" office:string-value="gyorgy.voros@hajdunanas.com" calcext:value-type="string">
            <text:p>gyorgy.voros@hajdunanas.com</text:p>
          </table:table-cell>
          <table:table-cell table:formula="of:=&quot;('&quot;&amp;COM.MICROSOFT.CONCAT([.K50];&quot;.&quot;;[.L50];&quot;@&quot;;[.M50];&quot;.com&quot;)&amp;&quot;',&quot;" office:value-type="string" office:string-value="('gyorgy.voros@hajdunanas.com'," calcext:value-type="string">
            <text:p>('gyorgy.voros@hajdunanas.com',</text:p>
          </table:table-cell>
          <table:table-cell table:formula="of:=&quot;HASHBYTES('SHA512', '&quot;&amp;[.N50]&amp;&quot;'),&quot;" office:value-type="string" office:string-value="HASHBYTES('SHA512', 'hr33jlueji')," calcext:value-type="string">
            <text:p>HASHBYTES('SHA512', 'hr33jlueji'),</text:p>
          </table:table-cell>
          <table:table-cell table:formula="of:=[.O50]&amp;&quot;,&quot;" office:value-type="string" office:string-value="1," calcext:value-type="string">
            <text:p>1,</text:p>
          </table:table-cell>
          <table:table-cell table:formula="of:=[.P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50]&amp;&quot;', '&quot;&amp;[.B50]&amp;&quot;', '&quot;&amp;TEXT([.C50]; &quot;yyyy-mm-dd&quot;)&amp;&quot;', '&quot;&amp;[.D50]&amp;&quot;', &quot;&amp;IF([.E50]=&quot;Null&quot;; &quot;Null&quot;; &quot;'&quot;&amp;[.E50]&amp;&quot;'&quot;)&amp;&quot;, '&quot;&amp;[.F50]&amp;&quot;', '&quot;&amp;[.G50]&amp;&quot;.', u.Id FROM Users u WHERE EmailAddress = '&quot;&amp;[.Q50]&amp;&quot;' UNION&quot;" office:value-type="string" office:string-value="SELECT 'György', 'Vörös', '2008-08-08', 'Hungary', Null, 'Hajdúnánás', 'Móricz Pál utca 12..', u.Id FROM Users u WHERE EmailAddress = 'gyorgy.voros@hajdunanas.com' UNION" calcext:value-type="string">
            <text:p>SELECT 'György', 'Vörös', '2008-08-08', 'Hungary', Null, 'Hajdúnánás', 'Móricz Pál utca 12..', u.Id FROM Users u WHERE EmailAddress = 'gyorgy.voro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4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armin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1])" office:value-type="string" office:string-value="armin" calcext:value-type="string">
            <text:p>armin</text:p>
          </table:table-cell>
          <table:table-cell table:formula="of:=LOWER([.I51])" office:value-type="string" office:string-value="juhasz" calcext:value-type="string">
            <text:p>juhasz</text:p>
          </table:table-cell>
          <table:table-cell table:formula="of:=LOWER([.J51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x76debbwp" calcext:value-type="string">
            <text:p>mx76debbw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1];&quot;.&quot;;[.L51];&quot;@&quot;;[.M51];&quot;.com&quot;)" office:value-type="string" office:string-value="armin.juhasz@hajudorog.com" calcext:value-type="string">
            <text:p>armin.juhasz@hajudorog.com</text:p>
          </table:table-cell>
          <table:table-cell table:formula="of:=&quot;('&quot;&amp;COM.MICROSOFT.CONCAT([.K51];&quot;.&quot;;[.L51];&quot;@&quot;;[.M51];&quot;.com&quot;)&amp;&quot;',&quot;" office:value-type="string" office:string-value="('armin.juhasz@hajudorog.com'," calcext:value-type="string">
            <text:p>('armin.juhasz@hajudorog.com',</text:p>
          </table:table-cell>
          <table:table-cell table:formula="of:=&quot;HASHBYTES('SHA512', '&quot;&amp;[.N51]&amp;&quot;'),&quot;" office:value-type="string" office:string-value="HASHBYTES('SHA512', 'mx76debbwp')," calcext:value-type="string">
            <text:p>HASHBYTES('SHA512', 'mx76debbwp'),</text:p>
          </table:table-cell>
          <table:table-cell table:formula="of:=[.O51]&amp;&quot;,&quot;" office:value-type="string" office:string-value="1," calcext:value-type="string">
            <text:p>1,</text:p>
          </table:table-cell>
          <table:table-cell table:formula="of:=[.P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51]&amp;&quot;', '&quot;&amp;[.B51]&amp;&quot;', '&quot;&amp;TEXT([.C51]; &quot;yyyy-mm-dd&quot;)&amp;&quot;', '&quot;&amp;[.D51]&amp;&quot;', &quot;&amp;IF([.E51]=&quot;Null&quot;; &quot;Null&quot;; &quot;'&quot;&amp;[.E51]&amp;&quot;'&quot;)&amp;&quot;, '&quot;&amp;[.F51]&amp;&quot;', '&quot;&amp;[.G51]&amp;&quot;.', u.Id FROM Users u WHERE EmailAddress = '&quot;&amp;[.Q51]&amp;&quot;' UNION&quot;" office:value-type="string" office:string-value="SELECT 'Ármin', 'Juhász', '2013-02-21', 'Hungary', Null, 'HajúDorog', 'Nánási út 10. .', u.Id FROM Users u WHERE EmailAddress = 'armin.juhasz@hajudorog.com' UNION" calcext:value-type="string">
            <text:p>SELECT 'Ármin', 'Juhász', '2013-02-21', 'Hungary', Null, 'HajúDorog', 'Nánási út 10. .', u.Id FROM Users u WHERE EmailAddress = 'armin.juhasz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4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Viktor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2])" office:value-type="string" office:string-value="viktor" calcext:value-type="string">
            <text:p>viktor</text:p>
          </table:table-cell>
          <table:table-cell table:formula="of:=LOWER([.I52])" office:value-type="string" office:string-value="juhasz" calcext:value-type="string">
            <text:p>juhasz</text:p>
          </table:table-cell>
          <table:table-cell table:formula="of:=LOWER([.J52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i63vhqwxj" calcext:value-type="string">
            <text:p>ui63vhqwx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2];&quot;.&quot;;[.L52];&quot;@&quot;;[.M52];&quot;.com&quot;)" office:value-type="string" office:string-value="viktor.juhasz@hajudorog.com" calcext:value-type="string">
            <text:p>viktor.juhasz@hajudorog.com</text:p>
          </table:table-cell>
          <table:table-cell table:formula="of:=&quot;('&quot;&amp;COM.MICROSOFT.CONCAT([.K52];&quot;.&quot;;[.L52];&quot;@&quot;;[.M52];&quot;.com&quot;)&amp;&quot;',&quot;" office:value-type="string" office:string-value="('viktor.juhasz@hajudorog.com'," calcext:value-type="string">
            <text:p>('viktor.juhasz@hajudorog.com',</text:p>
          </table:table-cell>
          <table:table-cell table:formula="of:=&quot;HASHBYTES('SHA512', '&quot;&amp;[.N52]&amp;&quot;'),&quot;" office:value-type="string" office:string-value="HASHBYTES('SHA512', 'ui63vhqwxj')," calcext:value-type="string">
            <text:p>HASHBYTES('SHA512', 'ui63vhqwxj'),</text:p>
          </table:table-cell>
          <table:table-cell table:formula="of:=[.O52]&amp;&quot;,&quot;" office:value-type="string" office:string-value="1," calcext:value-type="string">
            <text:p>1,</text:p>
          </table:table-cell>
          <table:table-cell table:formula="of:=[.P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52]&amp;&quot;', '&quot;&amp;[.B52]&amp;&quot;', '&quot;&amp;TEXT([.C52]; &quot;yyyy-mm-dd&quot;)&amp;&quot;', '&quot;&amp;[.D52]&amp;&quot;', &quot;&amp;IF([.E52]=&quot;Null&quot;; &quot;Null&quot;; &quot;'&quot;&amp;[.E52]&amp;&quot;'&quot;)&amp;&quot;, '&quot;&amp;[.F52]&amp;&quot;', '&quot;&amp;[.G52]&amp;&quot;.', u.Id FROM Users u WHERE EmailAddress = '&quot;&amp;[.Q52]&amp;&quot;' UNION&quot;" office:value-type="string" office:string-value="SELECT 'Viktor', 'Juhász', '2011-12-10', 'Hungary', Null, 'HajúDorog', 'Nánási út 10. .', u.Id FROM Users u WHERE EmailAddress = 'viktor.juhasz@hajudorog.com' UNION" calcext:value-type="string">
            <text:p>SELECT 'Viktor', 'Juhász', '2011-12-10', 'Hungary', Null, 'HajúDorog', 'Nánási út 10. .', u.Id FROM Users u WHERE EmailAddress = 'viktor.juhasz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4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  <table:table-cell table:style-name="ce1" office:value-type="string" calcext:value-type="string">
            <text:p>Balazs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uDorog</text:p>
          </table:table-cell>
          <table:table-cell table:formula="of:=LOWER([.H53])" office:value-type="string" office:string-value="balazs" calcext:value-type="string">
            <text:p>balazs</text:p>
          </table:table-cell>
          <table:table-cell table:formula="of:=LOWER([.I53])" office:value-type="string" office:string-value="borbely" calcext:value-type="string">
            <text:p>borbely</text:p>
          </table:table-cell>
          <table:table-cell table:formula="of:=LOWER([.J53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h98yodole" calcext:value-type="string">
            <text:p>ch98yod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3];&quot;.&quot;;[.L53];&quot;@&quot;;[.M53];&quot;.com&quot;)" office:value-type="string" office:string-value="balazs.borbely@hajudorog.com" calcext:value-type="string">
            <text:p>balazs.borbely@hajudorog.com</text:p>
          </table:table-cell>
          <table:table-cell table:formula="of:=&quot;('&quot;&amp;COM.MICROSOFT.CONCAT([.K53];&quot;.&quot;;[.L53];&quot;@&quot;;[.M53];&quot;.com&quot;)&amp;&quot;',&quot;" office:value-type="string" office:string-value="('balazs.borbely@hajudorog.com'," calcext:value-type="string">
            <text:p>('balazs.borbely@hajudorog.com',</text:p>
          </table:table-cell>
          <table:table-cell table:formula="of:=&quot;HASHBYTES('SHA512', '&quot;&amp;[.N53]&amp;&quot;'),&quot;" office:value-type="string" office:string-value="HASHBYTES('SHA512', 'ch98yodole')," calcext:value-type="string">
            <text:p>HASHBYTES('SHA512', 'ch98yodole'),</text:p>
          </table:table-cell>
          <table:table-cell table:formula="of:=[.O53]&amp;&quot;,&quot;" office:value-type="string" office:string-value="1," calcext:value-type="string">
            <text:p>1,</text:p>
          </table:table-cell>
          <table:table-cell table:formula="of:=[.P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53]&amp;&quot;', '&quot;&amp;[.B53]&amp;&quot;', '&quot;&amp;TEXT([.C53]; &quot;yyyy-mm-dd&quot;)&amp;&quot;', '&quot;&amp;[.D53]&amp;&quot;', &quot;&amp;IF([.E53]=&quot;Null&quot;; &quot;Null&quot;; &quot;'&quot;&amp;[.E53]&amp;&quot;'&quot;)&amp;&quot;, '&quot;&amp;[.F53]&amp;&quot;', '&quot;&amp;[.G53]&amp;&quot;.', u.Id FROM Users u WHERE EmailAddress = '&quot;&amp;[.Q53]&amp;&quot;' UNION&quot;" office:value-type="string" office:string-value="SELECT 'Balázs', 'Borbély', '2010-10-13', 'Hungary', Null, 'HajúDorog', 'Nánási út 20. .', u.Id FROM Users u WHERE EmailAddress = 'balazs.borbely@hajudorog.com' UNION" calcext:value-type="string">
            <text:p>SELECT 'Balázs', 'Borbély', '2010-10-13', 'Hungary', Null, 'HajúDorog', 'Nánási út 20. .', u.Id FROM Users u WHERE EmailAddress = 'balazs.borbely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4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ajuDorog</text:p>
          </table:table-cell>
          <table:table-cell table:formula="of:=LOWER([.H54])" office:value-type="string" office:string-value="oliver" calcext:value-type="string">
            <text:p>oliver</text:p>
          </table:table-cell>
          <table:table-cell table:formula="of:=LOWER([.I54])" office:value-type="string" office:string-value="laszlo" calcext:value-type="string">
            <text:p>laszlo</text:p>
          </table:table-cell>
          <table:table-cell table:formula="of:=LOWER([.J54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u66wgucuj" calcext:value-type="string">
            <text:p>ou66wgucu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4];&quot;.&quot;;[.L54];&quot;@&quot;;[.M54];&quot;.com&quot;)" office:value-type="string" office:string-value="oliver.laszlo@hajudorog.com" calcext:value-type="string">
            <text:p>oliver.laszlo@hajudorog.com</text:p>
          </table:table-cell>
          <table:table-cell table:formula="of:=&quot;('&quot;&amp;COM.MICROSOFT.CONCAT([.K54];&quot;.&quot;;[.L54];&quot;@&quot;;[.M54];&quot;.com&quot;)&amp;&quot;',&quot;" office:value-type="string" office:string-value="('oliver.laszlo@hajudorog.com'," calcext:value-type="string">
            <text:p>('oliver.laszlo@hajudorog.com',</text:p>
          </table:table-cell>
          <table:table-cell table:formula="of:=&quot;HASHBYTES('SHA512', '&quot;&amp;[.N54]&amp;&quot;'),&quot;" office:value-type="string" office:string-value="HASHBYTES('SHA512', 'ou66wgucuj')," calcext:value-type="string">
            <text:p>HASHBYTES('SHA512', 'ou66wgucuj'),</text:p>
          </table:table-cell>
          <table:table-cell table:formula="of:=[.O54]&amp;&quot;,&quot;" office:value-type="string" office:string-value="1," calcext:value-type="string">
            <text:p>1,</text:p>
          </table:table-cell>
          <table:table-cell table:formula="of:=[.P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54]&amp;&quot;', '&quot;&amp;[.B54]&amp;&quot;', '&quot;&amp;TEXT([.C54]; &quot;yyyy-mm-dd&quot;)&amp;&quot;', '&quot;&amp;[.D54]&amp;&quot;', &quot;&amp;IF([.E54]=&quot;Null&quot;; &quot;Null&quot;; &quot;'&quot;&amp;[.E54]&amp;&quot;'&quot;)&amp;&quot;, '&quot;&amp;[.F54]&amp;&quot;', '&quot;&amp;[.G54]&amp;&quot;.', u.Id FROM Users u WHERE EmailAddress = '&quot;&amp;[.Q54]&amp;&quot;' UNION&quot;" office:value-type="string" office:string-value="SELECT 'Olivér', 'László', '2011-08-20', 'Hungary', Null, 'HajúDorog', 'Nánási út 31. .', u.Id FROM Users u WHERE EmailAddress = 'oliver.laszlo@hajudorog.com' UNION" calcext:value-type="string">
            <text:p>SELECT 'Olivér', 'László', '2011-08-20', 'Hungary', Null, 'HajúDorog', 'Nánási út 31. .', u.Id FROM Users u WHERE EmailAddress = 'oliver.laszlo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4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  <table:table-cell table:style-name="ce1" office:value-type="string" calcext:value-type="string">
            <text:p>Bendeguz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uDorog</text:p>
          </table:table-cell>
          <table:table-cell table:formula="of:=LOWER([.H55])" office:value-type="string" office:string-value="bendeguz" calcext:value-type="string">
            <text:p>bendeguz</text:p>
          </table:table-cell>
          <table:table-cell table:formula="of:=LOWER([.I55])" office:value-type="string" office:string-value="bakos" calcext:value-type="string">
            <text:p>bakos</text:p>
          </table:table-cell>
          <table:table-cell table:formula="of:=LOWER([.J55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h19gfpkmi" calcext:value-type="string">
            <text:p>qh19gfpk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5];&quot;.&quot;;[.L55];&quot;@&quot;;[.M55];&quot;.com&quot;)" office:value-type="string" office:string-value="bendeguz.bakos@hajudorog.com" calcext:value-type="string">
            <text:p>bendeguz.bakos@hajudorog.com</text:p>
          </table:table-cell>
          <table:table-cell table:formula="of:=&quot;('&quot;&amp;COM.MICROSOFT.CONCAT([.K55];&quot;.&quot;;[.L55];&quot;@&quot;;[.M55];&quot;.com&quot;)&amp;&quot;',&quot;" office:value-type="string" office:string-value="('bendeguz.bakos@hajudorog.com'," calcext:value-type="string">
            <text:p>('bendeguz.bakos@hajudorog.com',</text:p>
          </table:table-cell>
          <table:table-cell table:formula="of:=&quot;HASHBYTES('SHA512', '&quot;&amp;[.N55]&amp;&quot;'),&quot;" office:value-type="string" office:string-value="HASHBYTES('SHA512', 'qh19gfpkmi')," calcext:value-type="string">
            <text:p>HASHBYTES('SHA512', 'qh19gfpkmi'),</text:p>
          </table:table-cell>
          <table:table-cell table:formula="of:=[.O55]&amp;&quot;,&quot;" office:value-type="string" office:string-value="1," calcext:value-type="string">
            <text:p>1,</text:p>
          </table:table-cell>
          <table:table-cell table:formula="of:=[.P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5]&amp;&quot;', '&quot;&amp;[.B55]&amp;&quot;', '&quot;&amp;TEXT([.C55]; &quot;yyyy-mm-dd&quot;)&amp;&quot;', '&quot;&amp;[.D55]&amp;&quot;', &quot;&amp;IF([.E55]=&quot;Null&quot;; &quot;Null&quot;; &quot;'&quot;&amp;[.E55]&amp;&quot;'&quot;)&amp;&quot;, '&quot;&amp;[.F55]&amp;&quot;', '&quot;&amp;[.G55]&amp;&quot;.', u.Id FROM Users u WHERE EmailAddress = '&quot;&amp;[.Q55]&amp;&quot;' UNION&quot;" office:value-type="string" office:string-value="SELECT 'Bendegúz', 'Bakos', '2004-09-13', 'Hungary', Null, 'HajúDorog', 'Nánási út 5. .', u.Id FROM Users u WHERE EmailAddress = 'bendeguz.bakos@hajudorog.com' UNION" calcext:value-type="string">
            <text:p>SELECT 'Bendegúz', 'Bakos', '2004-09-13', 'Hungary', Null, 'HajúDorog', 'Nánási út 5. .', u.Id FROM Users u WHERE EmailAddress = 'bendeguz.bakos@hajudoro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Hajdunanas</text:p>
          </table:table-cell>
          <table:table-cell table:formula="of:=LOWER([.H56])" office:value-type="string" office:string-value="renato" calcext:value-type="string">
            <text:p>renato</text:p>
          </table:table-cell>
          <table:table-cell table:formula="of:=LOWER([.I56])" office:value-type="string" office:string-value="torok" calcext:value-type="string">
            <text:p>torok</text:p>
          </table:table-cell>
          <table:table-cell table:formula="of:=LOWER([.J5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o98byobln" calcext:value-type="string">
            <text:p>so98byob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6];&quot;.&quot;;[.L56];&quot;@&quot;;[.M56];&quot;.com&quot;)" office:value-type="string" office:string-value="renato.torok@hajdunanas.com" calcext:value-type="string">
            <text:p>renato.torok@hajdunanas.com</text:p>
          </table:table-cell>
          <table:table-cell table:formula="of:=&quot;('&quot;&amp;COM.MICROSOFT.CONCAT([.K56];&quot;.&quot;;[.L56];&quot;@&quot;;[.M56];&quot;.com&quot;)&amp;&quot;',&quot;" office:value-type="string" office:string-value="('renato.torok@hajdunanas.com'," calcext:value-type="string">
            <text:p>('renato.torok@hajdunanas.com',</text:p>
          </table:table-cell>
          <table:table-cell table:formula="of:=&quot;HASHBYTES('SHA512', '&quot;&amp;[.N56]&amp;&quot;'),&quot;" office:value-type="string" office:string-value="HASHBYTES('SHA512', 'so98byobln')," calcext:value-type="string">
            <text:p>HASHBYTES('SHA512', 'so98byobln'),</text:p>
          </table:table-cell>
          <table:table-cell table:formula="of:=[.O56]&amp;&quot;,&quot;" office:value-type="string" office:string-value="1," calcext:value-type="string">
            <text:p>1,</text:p>
          </table:table-cell>
          <table:table-cell table:formula="of:=[.P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56]&amp;&quot;', '&quot;&amp;[.B56]&amp;&quot;', '&quot;&amp;TEXT([.C56]; &quot;yyyy-mm-dd&quot;)&amp;&quot;', '&quot;&amp;[.D56]&amp;&quot;', &quot;&amp;IF([.E56]=&quot;Null&quot;; &quot;Null&quot;; &quot;'&quot;&amp;[.E56]&amp;&quot;'&quot;)&amp;&quot;, '&quot;&amp;[.F56]&amp;&quot;', '&quot;&amp;[.G56]&amp;&quot;.', u.Id FROM Users u WHERE EmailAddress = '&quot;&amp;[.Q56]&amp;&quot;' UNION&quot;" office:value-type="string" office:string-value="SELECT 'Renátó', 'Török', '2005-11-09', 'Hungary', Null, 'Hajdúnánás', 'Tinódi utca 32..', u.Id FROM Users u WHERE EmailAddress = 'renato.torok@hajdunanas.com' UNION" calcext:value-type="string">
            <text:p>SELECT 'Renátó', 'Török', '2005-11-09', 'Hungary', Null, 'Hajdúnánás', 'Tinódi utca 32..', u.Id FROM Users u WHERE EmailAddress = 'renato.torok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4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  <table:table-cell table:style-name="ce1" office:value-type="string" calcext:value-type="string">
            <text:p>Barnabas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Hajdunanas</text:p>
          </table:table-cell>
          <table:table-cell table:formula="of:=LOWER([.H57])" office:value-type="string" office:string-value="barnabas" calcext:value-type="string">
            <text:p>barnabas</text:p>
          </table:table-cell>
          <table:table-cell table:formula="of:=LOWER([.I57])" office:value-type="string" office:string-value="novak" calcext:value-type="string">
            <text:p>novak</text:p>
          </table:table-cell>
          <table:table-cell table:formula="of:=LOWER([.J5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i62zntgik" calcext:value-type="string">
            <text:p>ci62zntg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7];&quot;.&quot;;[.L57];&quot;@&quot;;[.M57];&quot;.com&quot;)" office:value-type="string" office:string-value="barnabas.novak@hajdunanas.com" calcext:value-type="string">
            <text:p>barnabas.novak@hajdunanas.com</text:p>
          </table:table-cell>
          <table:table-cell table:formula="of:=&quot;('&quot;&amp;COM.MICROSOFT.CONCAT([.K57];&quot;.&quot;;[.L57];&quot;@&quot;;[.M57];&quot;.com&quot;)&amp;&quot;',&quot;" office:value-type="string" office:string-value="('barnabas.novak@hajdunanas.com'," calcext:value-type="string">
            <text:p>('barnabas.novak@hajdunanas.com',</text:p>
          </table:table-cell>
          <table:table-cell table:formula="of:=&quot;HASHBYTES('SHA512', '&quot;&amp;[.N57]&amp;&quot;'),&quot;" office:value-type="string" office:string-value="HASHBYTES('SHA512', 'ci62zntgik')," calcext:value-type="string">
            <text:p>HASHBYTES('SHA512', 'ci62zntgik'),</text:p>
          </table:table-cell>
          <table:table-cell table:formula="of:=[.O57]&amp;&quot;,&quot;" office:value-type="string" office:string-value="1," calcext:value-type="string">
            <text:p>1,</text:p>
          </table:table-cell>
          <table:table-cell table:formula="of:=[.P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57]&amp;&quot;', '&quot;&amp;[.B57]&amp;&quot;', '&quot;&amp;TEXT([.C57]; &quot;yyyy-mm-dd&quot;)&amp;&quot;', '&quot;&amp;[.D57]&amp;&quot;', &quot;&amp;IF([.E57]=&quot;Null&quot;; &quot;Null&quot;; &quot;'&quot;&amp;[.E57]&amp;&quot;'&quot;)&amp;&quot;, '&quot;&amp;[.F57]&amp;&quot;', '&quot;&amp;[.G57]&amp;&quot;.', u.Id FROM Users u WHERE EmailAddress = '&quot;&amp;[.Q57]&amp;&quot;' UNION&quot;" office:value-type="string" office:string-value="SELECT 'Barnabás', 'Novák', '2010-07-09', 'Hungary', Null, 'Hajdúnánás', 'Irányi utca 31..', u.Id FROM Users u WHERE EmailAddress = 'barnabas.novak@hajdunanas.com' UNION" calcext:value-type="string">
            <text:p>SELECT 'Barnabás', 'Novák', '2010-07-09', 'Hungary', Null, 'Hajdúnánás', 'Irányi utca 31..', u.Id FROM Users u WHERE EmailAddress = 'barnabas.novak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4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Kiss</text:p>
          </table:table-cell>
          <table:table-cell table:style-name="ce1" office:value-type="string" calcext:value-type="string">
            <text:p>Hajdunanas</text:p>
          </table:table-cell>
          <table:table-cell table:formula="of:=LOWER([.H58])" office:value-type="string" office:string-value="milan" calcext:value-type="string">
            <text:p>milan</text:p>
          </table:table-cell>
          <table:table-cell table:formula="of:=LOWER([.I58])" office:value-type="string" office:string-value="kiss" calcext:value-type="string">
            <text:p>kiss</text:p>
          </table:table-cell>
          <table:table-cell table:formula="of:=LOWER([.J5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q44uwvpxx" calcext:value-type="string">
            <text:p>mq44uwvp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8];&quot;.&quot;;[.L58];&quot;@&quot;;[.M58];&quot;.com&quot;)" office:value-type="string" office:string-value="milan.kiss@hajdunanas.com" calcext:value-type="string">
            <text:p>milan.kiss@hajdunanas.com</text:p>
          </table:table-cell>
          <table:table-cell table:formula="of:=&quot;('&quot;&amp;COM.MICROSOFT.CONCAT([.K58];&quot;.&quot;;[.L58];&quot;@&quot;;[.M58];&quot;.com&quot;)&amp;&quot;',&quot;" office:value-type="string" office:string-value="('milan.kiss@hajdunanas.com'," calcext:value-type="string">
            <text:p>('milan.kiss@hajdunanas.com',</text:p>
          </table:table-cell>
          <table:table-cell table:formula="of:=&quot;HASHBYTES('SHA512', '&quot;&amp;[.N58]&amp;&quot;'),&quot;" office:value-type="string" office:string-value="HASHBYTES('SHA512', 'mq44uwvpxx')," calcext:value-type="string">
            <text:p>HASHBYTES('SHA512', 'mq44uwvpxx'),</text:p>
          </table:table-cell>
          <table:table-cell table:formula="of:=[.O58]&amp;&quot;,&quot;" office:value-type="string" office:string-value="1," calcext:value-type="string">
            <text:p>1,</text:p>
          </table:table-cell>
          <table:table-cell table:formula="of:=[.P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58]&amp;&quot;', '&quot;&amp;[.B58]&amp;&quot;', '&quot;&amp;TEXT([.C58]; &quot;yyyy-mm-dd&quot;)&amp;&quot;', '&quot;&amp;[.D58]&amp;&quot;', &quot;&amp;IF([.E58]=&quot;Null&quot;; &quot;Null&quot;; &quot;'&quot;&amp;[.E58]&amp;&quot;'&quot;)&amp;&quot;, '&quot;&amp;[.F58]&amp;&quot;', '&quot;&amp;[.G58]&amp;&quot;.', u.Id FROM Users u WHERE EmailAddress = '&quot;&amp;[.Q58]&amp;&quot;' UNION&quot;" office:value-type="string" office:string-value="SELECT 'Milán', 'Kiss', '2011-03-06', 'Hungary', Null, 'Hajdúnánás', 'Attila utca 51..', u.Id FROM Users u WHERE EmailAddress = 'milan.kiss@hajdunanas.com' UNION" calcext:value-type="string">
            <text:p>SELECT 'Milán', 'Kiss', '2011-03-06', 'Hungary', Null, 'Hajdúnánás', 'Attila utca 51..', u.Id FROM Users u WHERE EmailAddress = 'milan.kiss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4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dunanas</text:p>
          </table:table-cell>
          <table:table-cell table:formula="of:=LOWER([.H59])" office:value-type="string" office:string-value="laura" calcext:value-type="string">
            <text:p>laura</text:p>
          </table:table-cell>
          <table:table-cell table:formula="of:=LOWER([.I59])" office:value-type="string" office:string-value="borbely" calcext:value-type="string">
            <text:p>borbely</text:p>
          </table:table-cell>
          <table:table-cell table:formula="of:=LOWER([.J5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e45nuazgw" calcext:value-type="string">
            <text:p>qe45nuazg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9];&quot;.&quot;;[.L59];&quot;@&quot;;[.M59];&quot;.com&quot;)" office:value-type="string" office:string-value="laura.borbely@hajdunanas.com" calcext:value-type="string">
            <text:p>laura.borbely@hajdunanas.com</text:p>
          </table:table-cell>
          <table:table-cell table:formula="of:=&quot;('&quot;&amp;COM.MICROSOFT.CONCAT([.K59];&quot;.&quot;;[.L59];&quot;@&quot;;[.M59];&quot;.com&quot;)&amp;&quot;',&quot;" office:value-type="string" office:string-value="('laura.borbely@hajdunanas.com'," calcext:value-type="string">
            <text:p>('laura.borbely@hajdunanas.com',</text:p>
          </table:table-cell>
          <table:table-cell table:formula="of:=&quot;HASHBYTES('SHA512', '&quot;&amp;[.N59]&amp;&quot;'),&quot;" office:value-type="string" office:string-value="HASHBYTES('SHA512', 'qe45nuazgw')," calcext:value-type="string">
            <text:p>HASHBYTES('SHA512', 'qe45nuazgw'),</text:p>
          </table:table-cell>
          <table:table-cell table:formula="of:=[.O59]&amp;&quot;,&quot;" office:value-type="string" office:string-value="1," calcext:value-type="string">
            <text:p>1,</text:p>
          </table:table-cell>
          <table:table-cell table:formula="of:=[.P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59]&amp;&quot;', '&quot;&amp;[.B59]&amp;&quot;', '&quot;&amp;TEXT([.C59]; &quot;yyyy-mm-dd&quot;)&amp;&quot;', '&quot;&amp;[.D59]&amp;&quot;', &quot;&amp;IF([.E59]=&quot;Null&quot;; &quot;Null&quot;; &quot;'&quot;&amp;[.E59]&amp;&quot;'&quot;)&amp;&quot;, '&quot;&amp;[.F59]&amp;&quot;', '&quot;&amp;[.G59]&amp;&quot;.', u.Id FROM Users u WHERE EmailAddress = '&quot;&amp;[.Q59]&amp;&quot;' UNION&quot;" office:value-type="string" office:string-value="SELECT 'Laura', 'Borbély', '2013-12-21', 'Hungary', Null, 'Hajdúnánás', 'Alma utca 2..', u.Id FROM Users u WHERE EmailAddress = 'laura.borbely@hajdunanas.com' UNION" calcext:value-type="string">
            <text:p>SELECT 'Laura', 'Borbély', '2013-12-21', 'Hungary', Null, 'Hajdúnánás', 'Alma utca 2..', u.Id FROM Users u WHERE EmailAddress = 'laura.borbely@hajdunanas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4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Nemeth</text:p>
          </table:table-cell>
          <table:table-cell table:style-name="ce1" office:value-type="string" calcext:value-type="string">
            <text:p>Budapest</text:p>
          </table:table-cell>
          <table:table-cell table:formula="of:=LOWER([.H60])" office:value-type="string" office:string-value="hajnalka" calcext:value-type="string">
            <text:p>hajnalka</text:p>
          </table:table-cell>
          <table:table-cell table:formula="of:=LOWER([.I60])" office:value-type="string" office:string-value="nemeth" calcext:value-type="string">
            <text:p>nemeth</text:p>
          </table:table-cell>
          <table:table-cell table:formula="of:=LOWER([.J6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b1xzobco" calcext:value-type="string">
            <text:p>vb1xzob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0];&quot;.&quot;;[.L60];&quot;@&quot;;[.M60];&quot;.com&quot;)" office:value-type="string" office:string-value="hajnalka.nemeth@budapest.com" calcext:value-type="string">
            <text:p>hajnalka.nemeth@budapest.com</text:p>
          </table:table-cell>
          <table:table-cell table:formula="of:=&quot;('&quot;&amp;COM.MICROSOFT.CONCAT([.K60];&quot;.&quot;;[.L60];&quot;@&quot;;[.M60];&quot;.com&quot;)&amp;&quot;',&quot;" office:value-type="string" office:string-value="('hajnalka.nemeth@budapest.com'," calcext:value-type="string">
            <text:p>('hajnalka.nemeth@budapest.com',</text:p>
          </table:table-cell>
          <table:table-cell table:formula="of:=&quot;HASHBYTES('SHA512', '&quot;&amp;[.N60]&amp;&quot;'),&quot;" office:value-type="string" office:string-value="HASHBYTES('SHA512', 'vb1xzobco')," calcext:value-type="string">
            <text:p>HASHBYTES('SHA512', 'vb1xzobco'),</text:p>
          </table:table-cell>
          <table:table-cell table:formula="of:=[.O60]&amp;&quot;,&quot;" office:value-type="string" office:string-value="1," calcext:value-type="string">
            <text:p>1,</text:p>
          </table:table-cell>
          <table:table-cell table:formula="of:=[.P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60]&amp;&quot;', '&quot;&amp;[.B60]&amp;&quot;', '&quot;&amp;TEXT([.C60]; &quot;yyyy-mm-dd&quot;)&amp;&quot;', '&quot;&amp;[.D60]&amp;&quot;', &quot;&amp;IF([.E60]=&quot;Null&quot;; &quot;Null&quot;; &quot;'&quot;&amp;[.E60]&amp;&quot;'&quot;)&amp;&quot;, '&quot;&amp;[.F60]&amp;&quot;', '&quot;&amp;[.G60]&amp;&quot;.', u.Id FROM Users u WHERE EmailAddress = '&quot;&amp;[.Q60]&amp;&quot;' UNION&quot;" office:value-type="string" office:string-value="SELECT 'Hajnalka', 'Németh', '1997-02-17', 'Hungary', Null, 'Budapest', 'Piroska u. 29..', u.Id FROM Users u WHERE EmailAddress = 'hajnalka.nemeth@budapest.com' UNION" calcext:value-type="string">
            <text:p>SELECT 'Hajnalka', 'Németh', '1997-02-17', 'Hungary', Null, 'Budapest', 'Piroska u. 29..', u.Id FROM Users u WHERE EmailAddress = 'hajnalka.nemeth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4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Szekely</text:p>
          </table:table-cell>
          <table:table-cell table:style-name="ce1" office:value-type="string" calcext:value-type="string">
            <text:p>Budapest</text:p>
          </table:table-cell>
          <table:table-cell table:formula="of:=LOWER([.H61])" office:value-type="string" office:string-value="maria" calcext:value-type="string">
            <text:p>maria</text:p>
          </table:table-cell>
          <table:table-cell table:formula="of:=LOWER([.I61])" office:value-type="string" office:string-value="szekely" calcext:value-type="string">
            <text:p>szekely</text:p>
          </table:table-cell>
          <table:table-cell table:formula="of:=LOWER([.J6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p59dnxbse" calcext:value-type="string">
            <text:p>cp59dnxb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1];&quot;.&quot;;[.L61];&quot;@&quot;;[.M61];&quot;.com&quot;)" office:value-type="string" office:string-value="maria.szekely@budapest.com" calcext:value-type="string">
            <text:p>maria.szekely@budapest.com</text:p>
          </table:table-cell>
          <table:table-cell table:formula="of:=&quot;('&quot;&amp;COM.MICROSOFT.CONCAT([.K61];&quot;.&quot;;[.L61];&quot;@&quot;;[.M61];&quot;.com&quot;)&amp;&quot;',&quot;" office:value-type="string" office:string-value="('maria.szekely@budapest.com'," calcext:value-type="string">
            <text:p>('maria.szekely@budapest.com',</text:p>
          </table:table-cell>
          <table:table-cell table:formula="of:=&quot;HASHBYTES('SHA512', '&quot;&amp;[.N61]&amp;&quot;'),&quot;" office:value-type="string" office:string-value="HASHBYTES('SHA512', 'cp59dnxbse')," calcext:value-type="string">
            <text:p>HASHBYTES('SHA512', 'cp59dnxbse'),</text:p>
          </table:table-cell>
          <table:table-cell table:formula="of:=[.O61]&amp;&quot;,&quot;" office:value-type="string" office:string-value="1," calcext:value-type="string">
            <text:p>1,</text:p>
          </table:table-cell>
          <table:table-cell table:formula="of:=[.P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61]&amp;&quot;', '&quot;&amp;[.B61]&amp;&quot;', '&quot;&amp;TEXT([.C61]; &quot;yyyy-mm-dd&quot;)&amp;&quot;', '&quot;&amp;[.D61]&amp;&quot;', &quot;&amp;IF([.E61]=&quot;Null&quot;; &quot;Null&quot;; &quot;'&quot;&amp;[.E61]&amp;&quot;'&quot;)&amp;&quot;, '&quot;&amp;[.F61]&amp;&quot;', '&quot;&amp;[.G61]&amp;&quot;.', u.Id FROM Users u WHERE EmailAddress = '&quot;&amp;[.Q61]&amp;&quot;' UNION&quot;" office:value-type="string" office:string-value="SELECT 'Mária', 'Székely', '1999-02-18', 'Hungary', 'Slovakia', 'Budapest', 'Árpád fejedelem útja 83..', u.Id FROM Users u WHERE EmailAddress = 'maria.szekely@budapest.com' UNION" calcext:value-type="string">
            <text:p>SELECT 'Mária', 'Székely', '1999-02-18', 'Hungary', 'Slovakia', 'Budapest', 'Árpád fejedelem útja 83..', u.Id FROM Users u WHERE EmailAddress = 'maria.szekely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4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Vincze</text:p>
          </table:table-cell>
          <table:table-cell table:style-name="ce1" office:value-type="string" calcext:value-type="string">
            <text:p>Budapest</text:p>
          </table:table-cell>
          <table:table-cell table:formula="of:=LOWER([.H62])" office:value-type="string" office:string-value="szabina" calcext:value-type="string">
            <text:p>szabina</text:p>
          </table:table-cell>
          <table:table-cell table:formula="of:=LOWER([.I62])" office:value-type="string" office:string-value="vincze" calcext:value-type="string">
            <text:p>vincze</text:p>
          </table:table-cell>
          <table:table-cell table:formula="of:=LOWER([.J6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e70snlgcy" calcext:value-type="string">
            <text:p>ae70snlg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2];&quot;.&quot;;[.L62];&quot;@&quot;;[.M62];&quot;.com&quot;)" office:value-type="string" office:string-value="szabina.vincze@budapest.com" calcext:value-type="string">
            <text:p>szabina.vincze@budapest.com</text:p>
          </table:table-cell>
          <table:table-cell table:formula="of:=&quot;('&quot;&amp;COM.MICROSOFT.CONCAT([.K62];&quot;.&quot;;[.L62];&quot;@&quot;;[.M62];&quot;.com&quot;)&amp;&quot;',&quot;" office:value-type="string" office:string-value="('szabina.vincze@budapest.com'," calcext:value-type="string">
            <text:p>('szabina.vincze@budapest.com',</text:p>
          </table:table-cell>
          <table:table-cell table:formula="of:=&quot;HASHBYTES('SHA512', '&quot;&amp;[.N62]&amp;&quot;'),&quot;" office:value-type="string" office:string-value="HASHBYTES('SHA512', 'ae70snlgcy')," calcext:value-type="string">
            <text:p>HASHBYTES('SHA512', 'ae70snlgcy'),</text:p>
          </table:table-cell>
          <table:table-cell table:formula="of:=[.O62]&amp;&quot;,&quot;" office:value-type="string" office:string-value="1," calcext:value-type="string">
            <text:p>1,</text:p>
          </table:table-cell>
          <table:table-cell table:formula="of:=[.P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62]&amp;&quot;', '&quot;&amp;[.B62]&amp;&quot;', '&quot;&amp;TEXT([.C62]; &quot;yyyy-mm-dd&quot;)&amp;&quot;', '&quot;&amp;[.D62]&amp;&quot;', &quot;&amp;IF([.E62]=&quot;Null&quot;; &quot;Null&quot;; &quot;'&quot;&amp;[.E62]&amp;&quot;'&quot;)&amp;&quot;, '&quot;&amp;[.F62]&amp;&quot;', '&quot;&amp;[.G62]&amp;&quot;.', u.Id FROM Users u WHERE EmailAddress = '&quot;&amp;[.Q62]&amp;&quot;' UNION&quot;" office:value-type="string" office:string-value="SELECT 'Szabina', 'Vincze', '1997-10-17', 'Hungary', Null, 'Budapest', 'Csabai kapu 63..', u.Id FROM Users u WHERE EmailAddress = 'szabina.vincze@budapest.com' UNION" calcext:value-type="string">
            <text:p>SELECT 'Szabina', 'Vincze', '1997-10-17', 'Hungary', Null, 'Budapest', 'Csabai kapu 63..', u.Id FROM Users u WHERE EmailAddress = 'szabina.vincze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4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  <table:table-cell table:style-name="ce1" office:value-type="string" calcext:value-type="string">
            <text:p>Lilla</text:p>
          </table:table-cell>
          <table:table-cell table:style-name="ce1" office:value-type="string" calcext:value-type="string">
            <text:p>Olah</text:p>
          </table:table-cell>
          <table:table-cell table:style-name="ce1" office:value-type="string" calcext:value-type="string">
            <text:p>Budapest</text:p>
          </table:table-cell>
          <table:table-cell table:formula="of:=LOWER([.H63])" office:value-type="string" office:string-value="lilla" calcext:value-type="string">
            <text:p>lilla</text:p>
          </table:table-cell>
          <table:table-cell table:formula="of:=LOWER([.I63])" office:value-type="string" office:string-value="olah" calcext:value-type="string">
            <text:p>olah</text:p>
          </table:table-cell>
          <table:table-cell table:formula="of:=LOWER([.J6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h81qwxbfy" calcext:value-type="string">
            <text:p>vh81qwxb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3];&quot;.&quot;;[.L63];&quot;@&quot;;[.M63];&quot;.com&quot;)" office:value-type="string" office:string-value="lilla.olah@budapest.com" calcext:value-type="string">
            <text:p>lilla.olah@budapest.com</text:p>
          </table:table-cell>
          <table:table-cell table:formula="of:=&quot;('&quot;&amp;COM.MICROSOFT.CONCAT([.K63];&quot;.&quot;;[.L63];&quot;@&quot;;[.M63];&quot;.com&quot;)&amp;&quot;',&quot;" office:value-type="string" office:string-value="('lilla.olah@budapest.com'," calcext:value-type="string">
            <text:p>('lilla.olah@budapest.com',</text:p>
          </table:table-cell>
          <table:table-cell table:formula="of:=&quot;HASHBYTES('SHA512', '&quot;&amp;[.N63]&amp;&quot;'),&quot;" office:value-type="string" office:string-value="HASHBYTES('SHA512', 'vh81qwxbfy')," calcext:value-type="string">
            <text:p>HASHBYTES('SHA512', 'vh81qwxbfy'),</text:p>
          </table:table-cell>
          <table:table-cell table:formula="of:=[.O63]&amp;&quot;,&quot;" office:value-type="string" office:string-value="1," calcext:value-type="string">
            <text:p>1,</text:p>
          </table:table-cell>
          <table:table-cell table:formula="of:=[.P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63]&amp;&quot;', '&quot;&amp;[.B63]&amp;&quot;', '&quot;&amp;TEXT([.C63]; &quot;yyyy-mm-dd&quot;)&amp;&quot;', '&quot;&amp;[.D63]&amp;&quot;', &quot;&amp;IF([.E63]=&quot;Null&quot;; &quot;Null&quot;; &quot;'&quot;&amp;[.E63]&amp;&quot;'&quot;)&amp;&quot;, '&quot;&amp;[.F63]&amp;&quot;', '&quot;&amp;[.G63]&amp;&quot;.', u.Id FROM Users u WHERE EmailAddress = '&quot;&amp;[.Q63]&amp;&quot;' UNION&quot;" office:value-type="string" office:string-value="SELECT 'Lilla', 'Oláh', '1998-09-02', 'Hungary', Null, 'Budapest', 'Petőfi utca 52. 3em/12..', u.Id FROM Users u WHERE EmailAddress = 'lilla.olah@budapest.com' UNION" calcext:value-type="string">
            <text:p>SELECT 'Lilla', 'Oláh', '1998-09-02', 'Hungary', Null, 'Budapest', 'Petőfi utca 52. 3em/12..', u.Id FROM Users u WHERE EmailAddress = 'lilla.olah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4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Budapest</text:p>
          </table:table-cell>
          <table:table-cell table:formula="of:=LOWER([.H64])" office:value-type="string" office:string-value="sara" calcext:value-type="string">
            <text:p>sara</text:p>
          </table:table-cell>
          <table:table-cell table:formula="of:=LOWER([.I64])" office:value-type="string" office:string-value="peter" calcext:value-type="string">
            <text:p>peter</text:p>
          </table:table-cell>
          <table:table-cell table:formula="of:=LOWER([.J6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j3drfhll" calcext:value-type="string">
            <text:p>qj3drfh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4];&quot;.&quot;;[.L64];&quot;@&quot;;[.M64];&quot;.com&quot;)" office:value-type="string" office:string-value="sara.peter@budapest.com" calcext:value-type="string">
            <text:p>sara.peter@budapest.com</text:p>
          </table:table-cell>
          <table:table-cell table:formula="of:=&quot;('&quot;&amp;COM.MICROSOFT.CONCAT([.K64];&quot;.&quot;;[.L64];&quot;@&quot;;[.M64];&quot;.com&quot;)&amp;&quot;',&quot;" office:value-type="string" office:string-value="('sara.peter@budapest.com'," calcext:value-type="string">
            <text:p>('sara.peter@budapest.com',</text:p>
          </table:table-cell>
          <table:table-cell table:formula="of:=&quot;HASHBYTES('SHA512', '&quot;&amp;[.N64]&amp;&quot;'),&quot;" office:value-type="string" office:string-value="HASHBYTES('SHA512', 'qj3drfhll')," calcext:value-type="string">
            <text:p>HASHBYTES('SHA512', 'qj3drfhll'),</text:p>
          </table:table-cell>
          <table:table-cell table:formula="of:=[.O64]&amp;&quot;,&quot;" office:value-type="string" office:string-value="1," calcext:value-type="string">
            <text:p>1,</text:p>
          </table:table-cell>
          <table:table-cell table:formula="of:=[.P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64]&amp;&quot;', '&quot;&amp;[.B64]&amp;&quot;', '&quot;&amp;TEXT([.C64]; &quot;yyyy-mm-dd&quot;)&amp;&quot;', '&quot;&amp;[.D64]&amp;&quot;', &quot;&amp;IF([.E64]=&quot;Null&quot;; &quot;Null&quot;; &quot;'&quot;&amp;[.E64]&amp;&quot;'&quot;)&amp;&quot;, '&quot;&amp;[.F64]&amp;&quot;', '&quot;&amp;[.G64]&amp;&quot;.', u.Id FROM Users u WHERE EmailAddress = '&quot;&amp;[.Q64]&amp;&quot;' UNION&quot;" office:value-type="string" office:string-value="SELECT 'Sára', 'Péter', '1998-06-11', 'Hungary', Null, 'Budapest', 'Nagytétényi út 35.', u.Id FROM Users u WHERE EmailAddress = 'sara.peter@budapest.com' UNION" calcext:value-type="string">
            <text:p>SELECT 'Sára', 'Péter', '1998-06-11', 'Hungary', Null, 'Budapest', 'Nagytétényi út 35.', u.Id FROM Users u WHERE EmailAddress = 'sara.pete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4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Fodor</text:p>
          </table:table-cell>
          <table:table-cell table:style-name="ce1" office:value-type="string" calcext:value-type="string">
            <text:p>Mezômegyer</text:p>
          </table:table-cell>
          <table:table-cell table:formula="of:=LOWER([.H65])" office:value-type="string" office:string-value="anita" calcext:value-type="string">
            <text:p>anita</text:p>
          </table:table-cell>
          <table:table-cell table:formula="of:=LOWER([.I65])" office:value-type="string" office:string-value="fodor" calcext:value-type="string">
            <text:p>fodor</text:p>
          </table:table-cell>
          <table:table-cell table:formula="of:=LOWER([.J65])" office:value-type="string" office:string-value="mezômegyer" calcext:value-type="string">
            <text:p>mezômegy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b41mdwuwl" calcext:value-type="string">
            <text:p>db41mdwu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5];&quot;.&quot;;[.L65];&quot;@&quot;;[.M65];&quot;.com&quot;)" office:value-type="string" office:string-value="anita.fodor@mezômegyer.com" calcext:value-type="string">
            <text:p>anita.fodor@mezômegyer.com</text:p>
          </table:table-cell>
          <table:table-cell table:formula="of:=&quot;('&quot;&amp;COM.MICROSOFT.CONCAT([.K65];&quot;.&quot;;[.L65];&quot;@&quot;;[.M65];&quot;.com&quot;)&amp;&quot;',&quot;" office:value-type="string" office:string-value="('anita.fodor@mezômegyer.com'," calcext:value-type="string">
            <text:p>('anita.fodor@mezômegyer.com',</text:p>
          </table:table-cell>
          <table:table-cell table:formula="of:=&quot;HASHBYTES('SHA512', '&quot;&amp;[.N65]&amp;&quot;'),&quot;" office:value-type="string" office:string-value="HASHBYTES('SHA512', 'db41mdwuwl')," calcext:value-type="string">
            <text:p>HASHBYTES('SHA512', 'db41mdwuwl'),</text:p>
          </table:table-cell>
          <table:table-cell table:formula="of:=[.O65]&amp;&quot;,&quot;" office:value-type="string" office:string-value="1," calcext:value-type="string">
            <text:p>1,</text:p>
          </table:table-cell>
          <table:table-cell table:formula="of:=[.P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65]&amp;&quot;', '&quot;&amp;[.B65]&amp;&quot;', '&quot;&amp;TEXT([.C65]; &quot;yyyy-mm-dd&quot;)&amp;&quot;', '&quot;&amp;[.D65]&amp;&quot;', &quot;&amp;IF([.E65]=&quot;Null&quot;; &quot;Null&quot;; &quot;'&quot;&amp;[.E65]&amp;&quot;'&quot;)&amp;&quot;, '&quot;&amp;[.F65]&amp;&quot;', '&quot;&amp;[.G65]&amp;&quot;.', u.Id FROM Users u WHERE EmailAddress = '&quot;&amp;[.Q65]&amp;&quot;' UNION&quot;" office:value-type="string" office:string-value="SELECT 'Anita', 'Fodor', '1995-09-11', 'Hungary', Null, 'Mezômegyer ', 'Veres Pálné u. 96. .', u.Id FROM Users u WHERE EmailAddress = 'anita.fodor@mezômegyer.com' UNION" calcext:value-type="string">
            <text:p>SELECT 'Anita', 'Fodor', '1995-09-11', 'Hungary', Null, 'Mezômegyer ', 'Veres Pálné u. 96. .', u.Id FROM Users u WHERE EmailAddress = 'anita.fodor@mezômegye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4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  <table:table-cell table:style-name="ce1" office:value-type="string" calcext:value-type="string">
            <text:p>Benedek</text:p>
          </table:table-cell>
          <table:table-cell table:style-name="ce1" office:value-type="string" calcext:value-type="string">
            <text:p>Szalai</text:p>
          </table:table-cell>
          <table:table-cell table:style-name="ce1" office:value-type="string" calcext:value-type="string">
            <text:p>Budapest</text:p>
          </table:table-cell>
          <table:table-cell table:formula="of:=LOWER([.H66])" office:value-type="string" office:string-value="benedek" calcext:value-type="string">
            <text:p>benedek</text:p>
          </table:table-cell>
          <table:table-cell table:formula="of:=LOWER([.I66])" office:value-type="string" office:string-value="szalai" calcext:value-type="string">
            <text:p>szalai</text:p>
          </table:table-cell>
          <table:table-cell table:formula="of:=LOWER([.J6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s87edoked" calcext:value-type="string">
            <text:p>hs87edo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6];&quot;.&quot;;[.L66];&quot;@&quot;;[.M66];&quot;.com&quot;)" office:value-type="string" office:string-value="benedek.szalai@budapest.com" calcext:value-type="string">
            <text:p>benedek.szalai@budapest.com</text:p>
          </table:table-cell>
          <table:table-cell table:formula="of:=&quot;('&quot;&amp;COM.MICROSOFT.CONCAT([.K66];&quot;.&quot;;[.L66];&quot;@&quot;;[.M66];&quot;.com&quot;)&amp;&quot;',&quot;" office:value-type="string" office:string-value="('benedek.szalai@budapest.com'," calcext:value-type="string">
            <text:p>('benedek.szalai@budapest.com',</text:p>
          </table:table-cell>
          <table:table-cell table:formula="of:=&quot;HASHBYTES('SHA512', '&quot;&amp;[.N66]&amp;&quot;'),&quot;" office:value-type="string" office:string-value="HASHBYTES('SHA512', 'hs87edoked')," calcext:value-type="string">
            <text:p>HASHBYTES('SHA512', 'hs87edoked'),</text:p>
          </table:table-cell>
          <table:table-cell table:formula="of:=[.O66]&amp;&quot;,&quot;" office:value-type="string" office:string-value="1," calcext:value-type="string">
            <text:p>1,</text:p>
          </table:table-cell>
          <table:table-cell table:formula="of:=[.P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6]&amp;&quot;', '&quot;&amp;[.B66]&amp;&quot;', '&quot;&amp;TEXT([.C66]; &quot;yyyy-mm-dd&quot;)&amp;&quot;', '&quot;&amp;[.D66]&amp;&quot;', &quot;&amp;IF([.E66]=&quot;Null&quot;; &quot;Null&quot;; &quot;'&quot;&amp;[.E66]&amp;&quot;'&quot;)&amp;&quot;, '&quot;&amp;[.F66]&amp;&quot;', '&quot;&amp;[.G66]&amp;&quot;.', u.Id FROM Users u WHERE EmailAddress = '&quot;&amp;[.Q66]&amp;&quot;' UNION&quot;" office:value-type="string" office:string-value="SELECT 'Benedek', 'Szalai', '1996-11-18', 'Hungary', Null, 'Budapest', ' Baross tér 31. .', u.Id FROM Users u WHERE EmailAddress = 'benedek.szalai@budapest.com' UNION" calcext:value-type="string">
            <text:p>SELECT 'Benedek', 'Szalai', '1996-11-18', 'Hungary', Null, 'Budapest', ' Baross tér 31. .', u.Id FROM Users u WHERE EmailAddress = 'benedek.szalai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4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orvath</text:p>
          </table:table-cell>
          <table:table-cell table:style-name="ce1" office:value-type="string" calcext:value-type="string">
            <text:p>Budapest</text:p>
          </table:table-cell>
          <table:table-cell table:formula="of:=LOWER([.H67])" office:value-type="string" office:string-value="laszlo" calcext:value-type="string">
            <text:p>laszlo</text:p>
          </table:table-cell>
          <table:table-cell table:formula="of:=LOWER([.I67])" office:value-type="string" office:string-value="horvath" calcext:value-type="string">
            <text:p>horvath</text:p>
          </table:table-cell>
          <table:table-cell table:formula="of:=LOWER([.J6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c18xywdmm" calcext:value-type="string">
            <text:p>sc18xywd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7];&quot;.&quot;;[.L67];&quot;@&quot;;[.M67];&quot;.com&quot;)" office:value-type="string" office:string-value="laszlo.horvath@budapest.com" calcext:value-type="string">
            <text:p>laszlo.horvath@budapest.com</text:p>
          </table:table-cell>
          <table:table-cell table:formula="of:=&quot;('&quot;&amp;COM.MICROSOFT.CONCAT([.K67];&quot;.&quot;;[.L67];&quot;@&quot;;[.M67];&quot;.com&quot;)&amp;&quot;',&quot;" office:value-type="string" office:string-value="('laszlo.horvath@budapest.com'," calcext:value-type="string">
            <text:p>('laszlo.horvath@budapest.com',</text:p>
          </table:table-cell>
          <table:table-cell table:formula="of:=&quot;HASHBYTES('SHA512', '&quot;&amp;[.N67]&amp;&quot;'),&quot;" office:value-type="string" office:string-value="HASHBYTES('SHA512', 'sc18xywdmm')," calcext:value-type="string">
            <text:p>HASHBYTES('SHA512', 'sc18xywdmm'),</text:p>
          </table:table-cell>
          <table:table-cell table:formula="of:=[.O67]&amp;&quot;,&quot;" office:value-type="string" office:string-value="1," calcext:value-type="string">
            <text:p>1,</text:p>
          </table:table-cell>
          <table:table-cell table:formula="of:=[.P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67]&amp;&quot;', '&quot;&amp;[.B67]&amp;&quot;', '&quot;&amp;TEXT([.C67]; &quot;yyyy-mm-dd&quot;)&amp;&quot;', '&quot;&amp;[.D67]&amp;&quot;', &quot;&amp;IF([.E67]=&quot;Null&quot;; &quot;Null&quot;; &quot;'&quot;&amp;[.E67]&amp;&quot;'&quot;)&amp;&quot;, '&quot;&amp;[.F67]&amp;&quot;', '&quot;&amp;[.G67]&amp;&quot;.', u.Id FROM Users u WHERE EmailAddress = '&quot;&amp;[.Q67]&amp;&quot;' UNION&quot;" office:value-type="string" office:string-value="SELECT 'László', 'Horváth', '2001-06-02', 'Hungary', Null, 'Budapest', 'Bem rkp. 38. .', u.Id FROM Users u WHERE EmailAddress = 'laszlo.horvath@budapest.com' UNION" calcext:value-type="string">
            <text:p>SELECT 'László', 'Horváth', '2001-06-02', 'Hungary', Null, 'Budapest', 'Bem rkp. 38. .', u.Id FROM Users u WHERE EmailAddress = 'laszlo.horvath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4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  <table:table-cell table:style-name="ce1" office:value-type="string" calcext:value-type="string">
            <text:p>Bertalan</text:p>
          </table:table-cell>
          <table:table-cell table:style-name="ce1" office:value-type="string" calcext:value-type="string">
            <text:p>Feher</text:p>
          </table:table-cell>
          <table:table-cell table:style-name="ce1" office:value-type="string" calcext:value-type="string">
            <text:p>Dunaszeg</text:p>
          </table:table-cell>
          <table:table-cell table:formula="of:=LOWER([.H68])" office:value-type="string" office:string-value="bertalan" calcext:value-type="string">
            <text:p>bertalan</text:p>
          </table:table-cell>
          <table:table-cell table:formula="of:=LOWER([.I68])" office:value-type="string" office:string-value="feher" calcext:value-type="string">
            <text:p>feher</text:p>
          </table:table-cell>
          <table:table-cell table:formula="of:=LOWER([.J68])" office:value-type="string" office:string-value="dunaszeg" calcext:value-type="string">
            <text:p>dun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x90lvnhfy" calcext:value-type="string">
            <text:p>wx90lvnh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8];&quot;.&quot;;[.L68];&quot;@&quot;;[.M68];&quot;.com&quot;)" office:value-type="string" office:string-value="bertalan.feher@dunaszeg.com" calcext:value-type="string">
            <text:p>bertalan.feher@dunaszeg.com</text:p>
          </table:table-cell>
          <table:table-cell table:formula="of:=&quot;('&quot;&amp;COM.MICROSOFT.CONCAT([.K68];&quot;.&quot;;[.L68];&quot;@&quot;;[.M68];&quot;.com&quot;)&amp;&quot;',&quot;" office:value-type="string" office:string-value="('bertalan.feher@dunaszeg.com'," calcext:value-type="string">
            <text:p>('bertalan.feher@dunaszeg.com',</text:p>
          </table:table-cell>
          <table:table-cell table:formula="of:=&quot;HASHBYTES('SHA512', '&quot;&amp;[.N68]&amp;&quot;'),&quot;" office:value-type="string" office:string-value="HASHBYTES('SHA512', 'wx90lvnhfy')," calcext:value-type="string">
            <text:p>HASHBYTES('SHA512', 'wx90lvnhfy'),</text:p>
          </table:table-cell>
          <table:table-cell table:formula="of:=[.O68]&amp;&quot;,&quot;" office:value-type="string" office:string-value="1," calcext:value-type="string">
            <text:p>1,</text:p>
          </table:table-cell>
          <table:table-cell table:formula="of:=[.P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68]&amp;&quot;', '&quot;&amp;[.B68]&amp;&quot;', '&quot;&amp;TEXT([.C68]; &quot;yyyy-mm-dd&quot;)&amp;&quot;', '&quot;&amp;[.D68]&amp;&quot;', &quot;&amp;IF([.E68]=&quot;Null&quot;; &quot;Null&quot;; &quot;'&quot;&amp;[.E68]&amp;&quot;'&quot;)&amp;&quot;, '&quot;&amp;[.F68]&amp;&quot;', '&quot;&amp;[.G68]&amp;&quot;.', u.Id FROM Users u WHERE EmailAddress = '&quot;&amp;[.Q68]&amp;&quot;' UNION&quot;" office:value-type="string" office:string-value="SELECT 'Bertalan', 'Fehér', '1996-06-22', 'Hungary', Null, 'Dunaszeg', 'Bécsi utca 79. .', u.Id FROM Users u WHERE EmailAddress = 'bertalan.feher@dunaszeg.com' UNION" calcext:value-type="string">
            <text:p>SELECT 'Bertalan', 'Fehér', '1996-06-22', 'Hungary', Null, 'Dunaszeg', 'Bécsi utca 79. .', u.Id FROM Users u WHERE EmailAddress = 'bertalan.feher@dunasze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4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  <table:table-cell table:style-name="ce1" office:value-type="string" calcext:value-type="string">
            <text:p>Botond</text:p>
          </table:table-cell>
          <table:table-cell table:style-name="ce1" office:value-type="string" calcext:value-type="string">
            <text:p>Lukacs</text:p>
          </table:table-cell>
          <table:table-cell table:style-name="ce1" office:value-type="string" calcext:value-type="string">
            <text:p>Belapatfalva</text:p>
          </table:table-cell>
          <table:table-cell table:formula="of:=LOWER([.H69])" office:value-type="string" office:string-value="botond" calcext:value-type="string">
            <text:p>botond</text:p>
          </table:table-cell>
          <table:table-cell table:formula="of:=LOWER([.I69])" office:value-type="string" office:string-value="lukacs" calcext:value-type="string">
            <text:p>lukacs</text:p>
          </table:table-cell>
          <table:table-cell table:formula="of:=LOWER([.J69])" office:value-type="string" office:string-value="belapatfalva" calcext:value-type="string">
            <text:p>belapatfalv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u31dohamx" calcext:value-type="string">
            <text:p>lu31doha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9];&quot;.&quot;;[.L69];&quot;@&quot;;[.M69];&quot;.com&quot;)" office:value-type="string" office:string-value="botond.lukacs@belapatfalva.com" calcext:value-type="string">
            <text:p>botond.lukacs@belapatfalva.com</text:p>
          </table:table-cell>
          <table:table-cell table:formula="of:=&quot;('&quot;&amp;COM.MICROSOFT.CONCAT([.K69];&quot;.&quot;;[.L69];&quot;@&quot;;[.M69];&quot;.com&quot;)&amp;&quot;',&quot;" office:value-type="string" office:string-value="('botond.lukacs@belapatfalva.com'," calcext:value-type="string">
            <text:p>('botond.lukacs@belapatfalva.com',</text:p>
          </table:table-cell>
          <table:table-cell table:formula="of:=&quot;HASHBYTES('SHA512', '&quot;&amp;[.N69]&amp;&quot;'),&quot;" office:value-type="string" office:string-value="HASHBYTES('SHA512', 'lu31dohamx')," calcext:value-type="string">
            <text:p>HASHBYTES('SHA512', 'lu31dohamx'),</text:p>
          </table:table-cell>
          <table:table-cell table:formula="of:=[.O69]&amp;&quot;,&quot;" office:value-type="string" office:string-value="1," calcext:value-type="string">
            <text:p>1,</text:p>
          </table:table-cell>
          <table:table-cell table:formula="of:=[.P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69]&amp;&quot;', '&quot;&amp;[.B69]&amp;&quot;', '&quot;&amp;TEXT([.C69]; &quot;yyyy-mm-dd&quot;)&amp;&quot;', '&quot;&amp;[.D69]&amp;&quot;', &quot;&amp;IF([.E69]=&quot;Null&quot;; &quot;Null&quot;; &quot;'&quot;&amp;[.E69]&amp;&quot;'&quot;)&amp;&quot;, '&quot;&amp;[.F69]&amp;&quot;', '&quot;&amp;[.G69]&amp;&quot;.', u.Id FROM Users u WHERE EmailAddress = '&quot;&amp;[.Q69]&amp;&quot;' UNION&quot;" office:value-type="string" office:string-value="SELECT 'Botond', 'Lukács', '1999-11-22', 'Hungary', Null, 'Bélapátfalva ', 'Erzsébet tér 15. .', u.Id FROM Users u WHERE EmailAddress = 'botond.lukacs@belapatfalva.com' UNION" calcext:value-type="string">
            <text:p>SELECT 'Botond', 'Lukács', '1999-11-22', 'Hungary', Null, 'Bélapátfalva ', 'Erzsébet tér 15. .', u.Id FROM Users u WHERE EmailAddress = 'botond.lukacs@belapatfalva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4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  <table:table-cell table:style-name="ce1" office:value-type="string" calcext:value-type="string">
            <text:p>Ferenc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Budapest</text:p>
          </table:table-cell>
          <table:table-cell table:formula="of:=LOWER([.H70])" office:value-type="string" office:string-value="ferenc" calcext:value-type="string">
            <text:p>ferenc</text:p>
          </table:table-cell>
          <table:table-cell table:formula="of:=LOWER([.I70])" office:value-type="string" office:string-value="bogdan" calcext:value-type="string">
            <text:p>bogdan</text:p>
          </table:table-cell>
          <table:table-cell table:formula="of:=LOWER([.J7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k32zzyyuf" calcext:value-type="string">
            <text:p>xk32zzyy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0];&quot;.&quot;;[.L70];&quot;@&quot;;[.M70];&quot;.com&quot;)" office:value-type="string" office:string-value="ferenc.bogdan@budapest.com" calcext:value-type="string">
            <text:p>ferenc.bogdan@budapest.com</text:p>
          </table:table-cell>
          <table:table-cell table:formula="of:=&quot;('&quot;&amp;COM.MICROSOFT.CONCAT([.K70];&quot;.&quot;;[.L70];&quot;@&quot;;[.M70];&quot;.com&quot;)&amp;&quot;',&quot;" office:value-type="string" office:string-value="('ferenc.bogdan@budapest.com'," calcext:value-type="string">
            <text:p>('ferenc.bogdan@budapest.com',</text:p>
          </table:table-cell>
          <table:table-cell table:formula="of:=&quot;HASHBYTES('SHA512', '&quot;&amp;[.N70]&amp;&quot;'),&quot;" office:value-type="string" office:string-value="HASHBYTES('SHA512', 'xk32zzyyuf')," calcext:value-type="string">
            <text:p>HASHBYTES('SHA512', 'xk32zzyyuf'),</text:p>
          </table:table-cell>
          <table:table-cell table:formula="of:=[.O70]&amp;&quot;,&quot;" office:value-type="string" office:string-value="1," calcext:value-type="string">
            <text:p>1,</text:p>
          </table:table-cell>
          <table:table-cell table:formula="of:=[.P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70]&amp;&quot;', '&quot;&amp;[.B70]&amp;&quot;', '&quot;&amp;TEXT([.C70]; &quot;yyyy-mm-dd&quot;)&amp;&quot;', '&quot;&amp;[.D70]&amp;&quot;', &quot;&amp;IF([.E70]=&quot;Null&quot;; &quot;Null&quot;; &quot;'&quot;&amp;[.E70]&amp;&quot;'&quot;)&amp;&quot;, '&quot;&amp;[.F70]&amp;&quot;', '&quot;&amp;[.G70]&amp;&quot;.', u.Id FROM Users u WHERE EmailAddress = '&quot;&amp;[.Q70]&amp;&quot;' UNION&quot;" office:value-type="string" office:string-value="SELECT 'Ferenc', 'Bogdán', '1997-06-12', 'Hungary', 'Romania', 'Budapest', 'Tompa u. 64 .', u.Id FROM Users u WHERE EmailAddress = 'ferenc.bogdan@budapest.com' UNION" calcext:value-type="string">
            <text:p>SELECT 'Ferenc', 'Bogdán', '1997-06-12', 'Hungary', 'Romania', 'Budapest', 'Tompa u. 64 .', u.Id FROM Users u WHERE EmailAddress = 'ferenc.bogdan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  <table:table-cell table:style-name="ce1" office:value-type="string" calcext:value-type="string">
            <text:p>Csab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Budapest</text:p>
          </table:table-cell>
          <table:table-cell table:formula="of:=LOWER([.H71])" office:value-type="string" office:string-value="csaba" calcext:value-type="string">
            <text:p>csaba</text:p>
          </table:table-cell>
          <table:table-cell table:formula="of:=LOWER([.I71])" office:value-type="string" office:string-value="gaspar" calcext:value-type="string">
            <text:p>gaspar</text:p>
          </table:table-cell>
          <table:table-cell table:formula="of:=LOWER([.J7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u58kcpbuf" calcext:value-type="string">
            <text:p>vu58kcpb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1];&quot;.&quot;;[.L71];&quot;@&quot;;[.M71];&quot;.com&quot;)" office:value-type="string" office:string-value="csaba.gaspar@budapest.com" calcext:value-type="string">
            <text:p>csaba.gaspar@budapest.com</text:p>
          </table:table-cell>
          <table:table-cell table:formula="of:=&quot;('&quot;&amp;COM.MICROSOFT.CONCAT([.K71];&quot;.&quot;;[.L71];&quot;@&quot;;[.M71];&quot;.com&quot;)&amp;&quot;',&quot;" office:value-type="string" office:string-value="('csaba.gaspar@budapest.com'," calcext:value-type="string">
            <text:p>('csaba.gaspar@budapest.com',</text:p>
          </table:table-cell>
          <table:table-cell table:formula="of:=&quot;HASHBYTES('SHA512', '&quot;&amp;[.N71]&amp;&quot;'),&quot;" office:value-type="string" office:string-value="HASHBYTES('SHA512', 'vu58kcpbuf')," calcext:value-type="string">
            <text:p>HASHBYTES('SHA512', 'vu58kcpbuf'),</text:p>
          </table:table-cell>
          <table:table-cell table:formula="of:=[.O71]&amp;&quot;,&quot;" office:value-type="string" office:string-value="1," calcext:value-type="string">
            <text:p>1,</text:p>
          </table:table-cell>
          <table:table-cell table:formula="of:=[.P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71]&amp;&quot;', '&quot;&amp;[.B71]&amp;&quot;', '&quot;&amp;TEXT([.C71]; &quot;yyyy-mm-dd&quot;)&amp;&quot;', '&quot;&amp;[.D71]&amp;&quot;', &quot;&amp;IF([.E71]=&quot;Null&quot;; &quot;Null&quot;; &quot;'&quot;&amp;[.E71]&amp;&quot;'&quot;)&amp;&quot;, '&quot;&amp;[.F71]&amp;&quot;', '&quot;&amp;[.G71]&amp;&quot;.', u.Id FROM Users u WHERE EmailAddress = '&quot;&amp;[.Q71]&amp;&quot;' UNION&quot;" office:value-type="string" office:string-value="SELECT 'Csaba', 'Gáspár', '1998-04-29', 'Hungary', Null, 'Budapest', 'Szent Gellért tér 13. .', u.Id FROM Users u WHERE EmailAddress = 'csaba.gaspar@budapest.com' UNION" calcext:value-type="string">
            <text:p>SELECT 'Csaba', 'Gáspár', '1998-04-29', 'Hungary', Null, 'Budapest', 'Szent Gellért tér 13. .', u.Id FROM Users u WHERE EmailAddress = 'csaba.gaspa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  <table:table-cell table:style-name="ce1" office:value-type="string" calcext:value-type="string">
            <text:p>Csongor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Nagybatony</text:p>
          </table:table-cell>
          <table:table-cell table:formula="of:=LOWER([.H72])" office:value-type="string" office:string-value="csongor" calcext:value-type="string">
            <text:p>csongor</text:p>
          </table:table-cell>
          <table:table-cell table:formula="of:=LOWER([.I72])" office:value-type="string" office:string-value="kelemen" calcext:value-type="string">
            <text:p>kelemen</text:p>
          </table:table-cell>
          <table:table-cell table:formula="of:=LOWER([.J72])" office:value-type="string" office:string-value="nagybatony" calcext:value-type="string">
            <text:p>nagybatony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j35ultlqu" calcext:value-type="string">
            <text:p>cj35ultlq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2];&quot;.&quot;;[.L72];&quot;@&quot;;[.M72];&quot;.com&quot;)" office:value-type="string" office:string-value="csongor.kelemen@nagybatony.com" calcext:value-type="string">
            <text:p>csongor.kelemen@nagybatony.com</text:p>
          </table:table-cell>
          <table:table-cell table:formula="of:=&quot;('&quot;&amp;COM.MICROSOFT.CONCAT([.K72];&quot;.&quot;;[.L72];&quot;@&quot;;[.M72];&quot;.com&quot;)&amp;&quot;',&quot;" office:value-type="string" office:string-value="('csongor.kelemen@nagybatony.com'," calcext:value-type="string">
            <text:p>('csongor.kelemen@nagybatony.com',</text:p>
          </table:table-cell>
          <table:table-cell table:formula="of:=&quot;HASHBYTES('SHA512', '&quot;&amp;[.N72]&amp;&quot;'),&quot;" office:value-type="string" office:string-value="HASHBYTES('SHA512', 'cj35ultlqu')," calcext:value-type="string">
            <text:p>HASHBYTES('SHA512', 'cj35ultlqu'),</text:p>
          </table:table-cell>
          <table:table-cell table:formula="of:=[.O72]&amp;&quot;,&quot;" office:value-type="string" office:string-value="1," calcext:value-type="string">
            <text:p>1,</text:p>
          </table:table-cell>
          <table:table-cell table:formula="of:=[.P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72]&amp;&quot;', '&quot;&amp;[.B72]&amp;&quot;', '&quot;&amp;TEXT([.C72]; &quot;yyyy-mm-dd&quot;)&amp;&quot;', '&quot;&amp;[.D72]&amp;&quot;', &quot;&amp;IF([.E72]=&quot;Null&quot;; &quot;Null&quot;; &quot;'&quot;&amp;[.E72]&amp;&quot;'&quot;)&amp;&quot;, '&quot;&amp;[.F72]&amp;&quot;', '&quot;&amp;[.G72]&amp;&quot;.', u.Id FROM Users u WHERE EmailAddress = '&quot;&amp;[.Q72]&amp;&quot;' UNION&quot;" office:value-type="string" office:string-value="SELECT 'Csongor', 'Kelemen', '1998-06-02', 'Hungary', Null, 'Nagybátony ', 'Apáczai Csere János u. 58. .', u.Id FROM Users u WHERE EmailAddress = 'csongor.kelemen@nagybatony.com' UNION" calcext:value-type="string">
            <text:p>SELECT 'Csongor', 'Kelemen', '1998-06-02', 'Hungary', Null, 'Nagybátony ', 'Apáczai Csere János u. 58. .', u.Id FROM Users u WHERE EmailAddress = 'csongor.kelemen@nagybatony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4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  <table:table-cell table:style-name="ce1" office:value-type="string" calcext:value-type="string">
            <text:p>Patrik</text:p>
          </table:table-cell>
          <table:table-cell table:style-name="ce1" office:value-type="string" calcext:value-type="string">
            <text:p>Balla</text:p>
          </table:table-cell>
          <table:table-cell table:style-name="ce1" office:value-type="string" calcext:value-type="string">
            <text:p>Budapest</text:p>
          </table:table-cell>
          <table:table-cell table:formula="of:=LOWER([.H73])" office:value-type="string" office:string-value="patrik" calcext:value-type="string">
            <text:p>patrik</text:p>
          </table:table-cell>
          <table:table-cell table:formula="of:=LOWER([.I73])" office:value-type="string" office:string-value="balla" calcext:value-type="string">
            <text:p>balla</text:p>
          </table:table-cell>
          <table:table-cell table:formula="of:=LOWER([.J7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x45girqql" calcext:value-type="string">
            <text:p>sx45girq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3];&quot;.&quot;;[.L73];&quot;@&quot;;[.M73];&quot;.com&quot;)" office:value-type="string" office:string-value="patrik.balla@budapest.com" calcext:value-type="string">
            <text:p>patrik.balla@budapest.com</text:p>
          </table:table-cell>
          <table:table-cell table:formula="of:=&quot;('&quot;&amp;COM.MICROSOFT.CONCAT([.K73];&quot;.&quot;;[.L73];&quot;@&quot;;[.M73];&quot;.com&quot;)&amp;&quot;',&quot;" office:value-type="string" office:string-value="('patrik.balla@budapest.com'," calcext:value-type="string">
            <text:p>('patrik.balla@budapest.com',</text:p>
          </table:table-cell>
          <table:table-cell table:formula="of:=&quot;HASHBYTES('SHA512', '&quot;&amp;[.N73]&amp;&quot;'),&quot;" office:value-type="string" office:string-value="HASHBYTES('SHA512', 'sx45girqql')," calcext:value-type="string">
            <text:p>HASHBYTES('SHA512', 'sx45girqql'),</text:p>
          </table:table-cell>
          <table:table-cell table:formula="of:=[.O73]&amp;&quot;,&quot;" office:value-type="string" office:string-value="1," calcext:value-type="string">
            <text:p>1,</text:p>
          </table:table-cell>
          <table:table-cell table:formula="of:=[.P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73]&amp;&quot;', '&quot;&amp;[.B73]&amp;&quot;', '&quot;&amp;TEXT([.C73]; &quot;yyyy-mm-dd&quot;)&amp;&quot;', '&quot;&amp;[.D73]&amp;&quot;', &quot;&amp;IF([.E73]=&quot;Null&quot;; &quot;Null&quot;; &quot;'&quot;&amp;[.E73]&amp;&quot;'&quot;)&amp;&quot;, '&quot;&amp;[.F73]&amp;&quot;', '&quot;&amp;[.G73]&amp;&quot;.', u.Id FROM Users u WHERE EmailAddress = '&quot;&amp;[.Q73]&amp;&quot;' UNION&quot;" office:value-type="string" office:string-value="SELECT 'Patrik', 'Balla', '1996-08-13', 'Hungary', Null, 'Budapest', 'Síp utca 53 .', u.Id FROM Users u WHERE EmailAddress = 'patrik.balla@budapest.com' UNION" calcext:value-type="string">
            <text:p>SELECT 'Patrik', 'Balla', '1996-08-13', 'Hungary', Null, 'Budapest', 'Síp utca 53 .', u.Id FROM Users u WHERE EmailAddress = 'patrik.balla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4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Magyar</text:p>
          </table:table-cell>
          <table:table-cell table:style-name="ce1" office:value-type="string" calcext:value-type="string">
            <text:p>Budapest</text:p>
          </table:table-cell>
          <table:table-cell table:formula="of:=LOWER([.H74])" office:value-type="string" office:string-value="dominik" calcext:value-type="string">
            <text:p>dominik</text:p>
          </table:table-cell>
          <table:table-cell table:formula="of:=LOWER([.I74])" office:value-type="string" office:string-value="magyar" calcext:value-type="string">
            <text:p>magyar</text:p>
          </table:table-cell>
          <table:table-cell table:formula="of:=LOWER([.J7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c33mccice" calcext:value-type="string">
            <text:p>ic33mcc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4];&quot;.&quot;;[.L74];&quot;@&quot;;[.M74];&quot;.com&quot;)" office:value-type="string" office:string-value="dominik.magyar@budapest.com" calcext:value-type="string">
            <text:p>dominik.magyar@budapest.com</text:p>
          </table:table-cell>
          <table:table-cell table:formula="of:=&quot;('&quot;&amp;COM.MICROSOFT.CONCAT([.K74];&quot;.&quot;;[.L74];&quot;@&quot;;[.M74];&quot;.com&quot;)&amp;&quot;',&quot;" office:value-type="string" office:string-value="('dominik.magyar@budapest.com'," calcext:value-type="string">
            <text:p>('dominik.magyar@budapest.com',</text:p>
          </table:table-cell>
          <table:table-cell table:formula="of:=&quot;HASHBYTES('SHA512', '&quot;&amp;[.N74]&amp;&quot;'),&quot;" office:value-type="string" office:string-value="HASHBYTES('SHA512', 'ic33mccice')," calcext:value-type="string">
            <text:p>HASHBYTES('SHA512', 'ic33mccice'),</text:p>
          </table:table-cell>
          <table:table-cell table:formula="of:=[.O74]&amp;&quot;,&quot;" office:value-type="string" office:string-value="1," calcext:value-type="string">
            <text:p>1,</text:p>
          </table:table-cell>
          <table:table-cell table:formula="of:=[.P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74]&amp;&quot;', '&quot;&amp;[.B74]&amp;&quot;', '&quot;&amp;TEXT([.C74]; &quot;yyyy-mm-dd&quot;)&amp;&quot;', '&quot;&amp;[.D74]&amp;&quot;', &quot;&amp;IF([.E74]=&quot;Null&quot;; &quot;Null&quot;; &quot;'&quot;&amp;[.E74]&amp;&quot;'&quot;)&amp;&quot;, '&quot;&amp;[.F74]&amp;&quot;', '&quot;&amp;[.G74]&amp;&quot;.', u.Id FROM Users u WHERE EmailAddress = '&quot;&amp;[.Q74]&amp;&quot;' UNION&quot;" office:value-type="string" office:string-value="SELECT 'Dominik', 'Magyar', '2002-09-10', 'Hungary', Null, 'Budapest', 'Szent Gellért tér 23. .', u.Id FROM Users u WHERE EmailAddress = 'dominik.magyar@budapest.com' UNION" calcext:value-type="string">
            <text:p>SELECT 'Dominik', 'Magyar', '2002-09-10', 'Hungary', Null, 'Budapest', 'Szent Gellért tér 23. .', u.Id FROM Users u WHERE EmailAddress = 'dominik.magya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4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  <table:table-cell table:style-name="ce1" office:value-type="string" calcext:value-type="string">
            <text:p>Levente</text:p>
          </table:table-cell>
          <table:table-cell table:style-name="ce1" office:value-type="string" calcext:value-type="string">
            <text:p>Sipos</text:p>
          </table:table-cell>
          <table:table-cell table:style-name="ce1" office:value-type="string" calcext:value-type="string">
            <text:p>Budapest</text:p>
          </table:table-cell>
          <table:table-cell table:formula="of:=LOWER([.H75])" office:value-type="string" office:string-value="levente" calcext:value-type="string">
            <text:p>levente</text:p>
          </table:table-cell>
          <table:table-cell table:formula="of:=LOWER([.I75])" office:value-type="string" office:string-value="sipos" calcext:value-type="string">
            <text:p>sipos</text:p>
          </table:table-cell>
          <table:table-cell table:formula="of:=LOWER([.J7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n55ofaynh" calcext:value-type="string">
            <text:p>ln55ofay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5];&quot;.&quot;;[.L75];&quot;@&quot;;[.M75];&quot;.com&quot;)" office:value-type="string" office:string-value="levente.sipos@budapest.com" calcext:value-type="string">
            <text:p>levente.sipos@budapest.com</text:p>
          </table:table-cell>
          <table:table-cell table:formula="of:=&quot;('&quot;&amp;COM.MICROSOFT.CONCAT([.K75];&quot;.&quot;;[.L75];&quot;@&quot;;[.M75];&quot;.com&quot;)&amp;&quot;',&quot;" office:value-type="string" office:string-value="('levente.sipos@budapest.com'," calcext:value-type="string">
            <text:p>('levente.sipos@budapest.com',</text:p>
          </table:table-cell>
          <table:table-cell table:formula="of:=&quot;HASHBYTES('SHA512', '&quot;&amp;[.N75]&amp;&quot;'),&quot;" office:value-type="string" office:string-value="HASHBYTES('SHA512', 'ln55ofaynh')," calcext:value-type="string">
            <text:p>HASHBYTES('SHA512', 'ln55ofaynh'),</text:p>
          </table:table-cell>
          <table:table-cell table:formula="of:=[.O75]&amp;&quot;,&quot;" office:value-type="string" office:string-value="1," calcext:value-type="string">
            <text:p>1,</text:p>
          </table:table-cell>
          <table:table-cell table:formula="of:=[.P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75]&amp;&quot;', '&quot;&amp;[.B75]&amp;&quot;', '&quot;&amp;TEXT([.C75]; &quot;yyyy-mm-dd&quot;)&amp;&quot;', '&quot;&amp;[.D75]&amp;&quot;', &quot;&amp;IF([.E75]=&quot;Null&quot;; &quot;Null&quot;; &quot;'&quot;&amp;[.E75]&amp;&quot;'&quot;)&amp;&quot;, '&quot;&amp;[.F75]&amp;&quot;', '&quot;&amp;[.G75]&amp;&quot;.', u.Id FROM Users u WHERE EmailAddress = '&quot;&amp;[.Q75]&amp;&quot;' UNION&quot;" office:value-type="string" office:string-value="SELECT 'Levente', 'Sípos', '1997-03-01', 'Hungary', Null, 'Budapest', 'Leonardo da Vinci utca 41.', u.Id FROM Users u WHERE EmailAddress = 'levente.sipos@budapest.com' UNION" calcext:value-type="string">
            <text:p>SELECT 'Levente', 'Sípos', '1997-03-01', 'Hungary', Null, 'Budapest', 'Leonardo da Vinci utca 41.', u.Id FROM Users u WHERE EmailAddress = 'levente.sipo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4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  <table:table-cell table:style-name="ce1" office:value-type="string" calcext:value-type="string">
            <text:p>Zsofia</text:p>
          </table:table-cell>
          <table:table-cell table:style-name="ce1" office:value-type="string" calcext:value-type="string">
            <text:p>Antal</text:p>
          </table:table-cell>
          <table:table-cell table:style-name="ce1" office:value-type="string" calcext:value-type="string">
            <text:p>Budapest</text:p>
          </table:table-cell>
          <table:table-cell table:formula="of:=LOWER([.H76])" office:value-type="string" office:string-value="zsofia" calcext:value-type="string">
            <text:p>zsofia</text:p>
          </table:table-cell>
          <table:table-cell table:formula="of:=LOWER([.I76])" office:value-type="string" office:string-value="antal" calcext:value-type="string">
            <text:p>antal</text:p>
          </table:table-cell>
          <table:table-cell table:formula="of:=LOWER([.J7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i58lounhn" calcext:value-type="string">
            <text:p>ti58loun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6];&quot;.&quot;;[.L76];&quot;@&quot;;[.M76];&quot;.com&quot;)" office:value-type="string" office:string-value="zsofia.antal@budapest.com" calcext:value-type="string">
            <text:p>zsofia.antal@budapest.com</text:p>
          </table:table-cell>
          <table:table-cell table:formula="of:=&quot;('&quot;&amp;COM.MICROSOFT.CONCAT([.K76];&quot;.&quot;;[.L76];&quot;@&quot;;[.M76];&quot;.com&quot;)&amp;&quot;',&quot;" office:value-type="string" office:string-value="('zsofia.antal@budapest.com'," calcext:value-type="string">
            <text:p>('zsofia.antal@budapest.com',</text:p>
          </table:table-cell>
          <table:table-cell table:formula="of:=&quot;HASHBYTES('SHA512', '&quot;&amp;[.N76]&amp;&quot;'),&quot;" office:value-type="string" office:string-value="HASHBYTES('SHA512', 'ti58lounhn')," calcext:value-type="string">
            <text:p>HASHBYTES('SHA512', 'ti58lounhn'),</text:p>
          </table:table-cell>
          <table:table-cell table:formula="of:=[.O76]&amp;&quot;,&quot;" office:value-type="string" office:string-value="1," calcext:value-type="string">
            <text:p>1,</text:p>
          </table:table-cell>
          <table:table-cell table:formula="of:=[.P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76]&amp;&quot;', '&quot;&amp;[.B76]&amp;&quot;', '&quot;&amp;TEXT([.C76]; &quot;yyyy-mm-dd&quot;)&amp;&quot;', '&quot;&amp;[.D76]&amp;&quot;', &quot;&amp;IF([.E76]=&quot;Null&quot;; &quot;Null&quot;; &quot;'&quot;&amp;[.E76]&amp;&quot;'&quot;)&amp;&quot;, '&quot;&amp;[.F76]&amp;&quot;', '&quot;&amp;[.G76]&amp;&quot;.', u.Id FROM Users u WHERE EmailAddress = '&quot;&amp;[.Q76]&amp;&quot;' UNION&quot;" office:value-type="string" office:string-value="SELECT 'Zsófia', 'Antal', '1996-06-02', 'Hungary', 'Serbia', 'Budapest', 'Erzsébet tér 1 fsz/1.', u.Id FROM Users u WHERE EmailAddress = 'zsofia.antal@budapest.com' UNION" calcext:value-type="string">
            <text:p>SELECT 'Zsófia', 'Antal', '1996-06-02', 'Hungary', 'Serbia', 'Budapest', 'Erzsébet tér 1 fsz/1.', u.Id FROM Users u WHERE EmailAddress = 'zsofia.antal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4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  <table:table-cell table:style-name="ce1" office:value-type="string" calcext:value-type="string">
            <text:p>Ildiko</text:p>
          </table:table-cell>
          <table:table-cell table:style-name="ce1" office:value-type="string" calcext:value-type="string">
            <text:p>Gulyas</text:p>
          </table:table-cell>
          <table:table-cell table:style-name="ce1" office:value-type="string" calcext:value-type="string">
            <text:p>Budapest</text:p>
          </table:table-cell>
          <table:table-cell table:formula="of:=LOWER([.H77])" office:value-type="string" office:string-value="ildiko" calcext:value-type="string">
            <text:p>ildiko</text:p>
          </table:table-cell>
          <table:table-cell table:formula="of:=LOWER([.I77])" office:value-type="string" office:string-value="gulyas" calcext:value-type="string">
            <text:p>gulyas</text:p>
          </table:table-cell>
          <table:table-cell table:formula="of:=LOWER([.J7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m93twxefa" calcext:value-type="string">
            <text:p>xm93twxe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7];&quot;.&quot;;[.L77];&quot;@&quot;;[.M77];&quot;.com&quot;)" office:value-type="string" office:string-value="ildiko.gulyas@budapest.com" calcext:value-type="string">
            <text:p>ildiko.gulyas@budapest.com</text:p>
          </table:table-cell>
          <table:table-cell table:formula="of:=&quot;('&quot;&amp;COM.MICROSOFT.CONCAT([.K77];&quot;.&quot;;[.L77];&quot;@&quot;;[.M77];&quot;.com&quot;)&amp;&quot;',&quot;" office:value-type="string" office:string-value="('ildiko.gulyas@budapest.com'," calcext:value-type="string">
            <text:p>('ildiko.gulyas@budapest.com',</text:p>
          </table:table-cell>
          <table:table-cell table:formula="of:=&quot;HASHBYTES('SHA512', '&quot;&amp;[.N77]&amp;&quot;'),&quot;" office:value-type="string" office:string-value="HASHBYTES('SHA512', 'xm93twxefa')," calcext:value-type="string">
            <text:p>HASHBYTES('SHA512', 'xm93twxefa'),</text:p>
          </table:table-cell>
          <table:table-cell table:formula="of:=[.O77]&amp;&quot;,&quot;" office:value-type="string" office:string-value="1," calcext:value-type="string">
            <text:p>1,</text:p>
          </table:table-cell>
          <table:table-cell table:formula="of:=[.P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7]&amp;&quot;', '&quot;&amp;[.B77]&amp;&quot;', '&quot;&amp;TEXT([.C77]; &quot;yyyy-mm-dd&quot;)&amp;&quot;', '&quot;&amp;[.D77]&amp;&quot;', &quot;&amp;IF([.E77]=&quot;Null&quot;; &quot;Null&quot;; &quot;'&quot;&amp;[.E77]&amp;&quot;'&quot;)&amp;&quot;, '&quot;&amp;[.F77]&amp;&quot;', '&quot;&amp;[.G77]&amp;&quot;.', u.Id FROM Users u WHERE EmailAddress = '&quot;&amp;[.Q77]&amp;&quot;' UNION&quot;" office:value-type="string" office:string-value="SELECT 'Ildikó', 'Gulyás', '2001-01-11', 'Hungary', Null, 'Budapest', 'Kiss János altábornagy utca 12..', u.Id FROM Users u WHERE EmailAddress = 'ildiko.gulyas@budapest.com' UNION" calcext:value-type="string">
            <text:p>SELECT 'Ildikó', 'Gulyás', '2001-01-11', 'Hungary', Null, 'Budapest', 'Kiss János altábornagy utca 12..', u.Id FROM Users u WHERE EmailAddress = 'ildiko.gulya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4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Virag</text:p>
          </table:table-cell>
          <table:table-cell table:style-name="ce1" office:value-type="string" calcext:value-type="string">
            <text:p>Monor</text:p>
          </table:table-cell>
          <table:table-cell table:formula="of:=LOWER([.H78])" office:value-type="string" office:string-value="hajnalka" calcext:value-type="string">
            <text:p>hajnalka</text:p>
          </table:table-cell>
          <table:table-cell table:formula="of:=LOWER([.I78])" office:value-type="string" office:string-value="virag" calcext:value-type="string">
            <text:p>virag</text:p>
          </table:table-cell>
          <table:table-cell table:formula="of:=LOWER([.J78])" office:value-type="string" office:string-value="monor" calcext:value-type="string">
            <text:p>mono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v54xqrvcg" calcext:value-type="string">
            <text:p>qv54xqrvc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8];&quot;.&quot;;[.L78];&quot;@&quot;;[.M78];&quot;.com&quot;)" office:value-type="string" office:string-value="hajnalka.virag@monor.com" calcext:value-type="string">
            <text:p>hajnalka.virag@monor.com</text:p>
          </table:table-cell>
          <table:table-cell table:formula="of:=&quot;('&quot;&amp;COM.MICROSOFT.CONCAT([.K78];&quot;.&quot;;[.L78];&quot;@&quot;;[.M78];&quot;.com&quot;)&amp;&quot;',&quot;" office:value-type="string" office:string-value="('hajnalka.virag@monor.com'," calcext:value-type="string">
            <text:p>('hajnalka.virag@monor.com',</text:p>
          </table:table-cell>
          <table:table-cell table:formula="of:=&quot;HASHBYTES('SHA512', '&quot;&amp;[.N78]&amp;&quot;'),&quot;" office:value-type="string" office:string-value="HASHBYTES('SHA512', 'qv54xqrvcg')," calcext:value-type="string">
            <text:p>HASHBYTES('SHA512', 'qv54xqrvcg'),</text:p>
          </table:table-cell>
          <table:table-cell table:formula="of:=[.O78]&amp;&quot;,&quot;" office:value-type="string" office:string-value="1," calcext:value-type="string">
            <text:p>1,</text:p>
          </table:table-cell>
          <table:table-cell table:formula="of:=[.P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78]&amp;&quot;', '&quot;&amp;[.B78]&amp;&quot;', '&quot;&amp;TEXT([.C78]; &quot;yyyy-mm-dd&quot;)&amp;&quot;', '&quot;&amp;[.D78]&amp;&quot;', &quot;&amp;IF([.E78]=&quot;Null&quot;; &quot;Null&quot;; &quot;'&quot;&amp;[.E78]&amp;&quot;'&quot;)&amp;&quot;, '&quot;&amp;[.F78]&amp;&quot;', '&quot;&amp;[.G78]&amp;&quot;.', u.Id FROM Users u WHERE EmailAddress = '&quot;&amp;[.Q78]&amp;&quot;' UNION&quot;" office:value-type="string" office:string-value="SELECT 'Hajnalka', 'Virág', '2001-02-25', 'Hungary', Null, 'Monor', 'Kiss Ernő utca 9..', u.Id FROM Users u WHERE EmailAddress = 'hajnalka.virag@monor.com' UNION" calcext:value-type="string">
            <text:p>SELECT 'Hajnalka', 'Virág', '2001-02-25', 'Hungary', Null, 'Monor', 'Kiss Ernő utca 9..', u.Id FROM Users u WHERE EmailAddress = 'hajnalka.virag@monor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4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79])" office:value-type="string" office:string-value="anita" calcext:value-type="string">
            <text:p>anita</text:p>
          </table:table-cell>
          <table:table-cell table:formula="of:=LOWER([.I79])" office:value-type="string" office:string-value="zobor" calcext:value-type="string">
            <text:p>zobor</text:p>
          </table:table-cell>
          <table:table-cell table:formula="of:=LOWER([.J7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c87gxmcfq" calcext:value-type="string">
            <text:p>yc87gxmcf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9];&quot;.&quot;;[.L79];&quot;@&quot;;[.M79];&quot;.com&quot;)" office:value-type="string" office:string-value="anita.zobor@budapest.com" calcext:value-type="string">
            <text:p>anita.zobor@budapest.com</text:p>
          </table:table-cell>
          <table:table-cell table:formula="of:=&quot;('&quot;&amp;COM.MICROSOFT.CONCAT([.K79];&quot;.&quot;;[.L79];&quot;@&quot;;[.M79];&quot;.com&quot;)&amp;&quot;',&quot;" office:value-type="string" office:string-value="('anita.zobor@budapest.com'," calcext:value-type="string">
            <text:p>('anita.zobor@budapest.com',</text:p>
          </table:table-cell>
          <table:table-cell table:formula="of:=&quot;HASHBYTES('SHA512', '&quot;&amp;[.N79]&amp;&quot;'),&quot;" office:value-type="string" office:string-value="HASHBYTES('SHA512', 'yc87gxmcfq')," calcext:value-type="string">
            <text:p>HASHBYTES('SHA512', 'yc87gxmcfq'),</text:p>
          </table:table-cell>
          <table:table-cell table:formula="of:=[.O79]&amp;&quot;,&quot;" office:value-type="string" office:string-value="1," calcext:value-type="string">
            <text:p>1,</text:p>
          </table:table-cell>
          <table:table-cell table:formula="of:=[.P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79]&amp;&quot;', '&quot;&amp;[.B79]&amp;&quot;', '&quot;&amp;TEXT([.C79]; &quot;yyyy-mm-dd&quot;)&amp;&quot;', '&quot;&amp;[.D79]&amp;&quot;', &quot;&amp;IF([.E79]=&quot;Null&quot;; &quot;Null&quot;; &quot;'&quot;&amp;[.E79]&amp;&quot;'&quot;)&amp;&quot;, '&quot;&amp;[.F79]&amp;&quot;', '&quot;&amp;[.G79]&amp;&quot;.', u.Id FROM Users u WHERE EmailAddress = '&quot;&amp;[.Q79]&amp;&quot;' UNION&quot;" office:value-type="string" office:string-value="SELECT 'Anita', 'Zobor', '1995-08-07', 'Hungary', Null, 'Budapest', 'Petrence utca 73..', u.Id FROM Users u WHERE EmailAddress = 'anita.zobor@budapest.com' UNION" calcext:value-type="string">
            <text:p>SELECT 'Anita', 'Zobor', '1995-08-07', 'Hungary', Null, 'Budapest', 'Petrence utca 73..', u.Id FROM Users u WHERE EmailAddress = 'anita.zobo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4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Lajosmizse</text:p>
          </table:table-cell>
          <table:table-cell table:formula="of:=LOWER([.H80])" office:value-type="string" office:string-value="szabina" calcext:value-type="string">
            <text:p>szabina</text:p>
          </table:table-cell>
          <table:table-cell table:formula="of:=LOWER([.I80])" office:value-type="string" office:string-value="biro" calcext:value-type="string">
            <text:p>biro</text:p>
          </table:table-cell>
          <table:table-cell table:formula="of:=LOWER([.J80])" office:value-type="string" office:string-value="lajosmizse" calcext:value-type="string">
            <text:p>lajosmizs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c90imbfsu" calcext:value-type="string">
            <text:p>sc90imbf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0];&quot;.&quot;;[.L80];&quot;@&quot;;[.M80];&quot;.com&quot;)" office:value-type="string" office:string-value="szabina.biro@lajosmizse.com" calcext:value-type="string">
            <text:p>szabina.biro@lajosmizse.com</text:p>
          </table:table-cell>
          <table:table-cell table:formula="of:=&quot;('&quot;&amp;COM.MICROSOFT.CONCAT([.K80];&quot;.&quot;;[.L80];&quot;@&quot;;[.M80];&quot;.com&quot;)&amp;&quot;',&quot;" office:value-type="string" office:string-value="('szabina.biro@lajosmizse.com'," calcext:value-type="string">
            <text:p>('szabina.biro@lajosmizse.com',</text:p>
          </table:table-cell>
          <table:table-cell table:formula="of:=&quot;HASHBYTES('SHA512', '&quot;&amp;[.N80]&amp;&quot;'),&quot;" office:value-type="string" office:string-value="HASHBYTES('SHA512', 'sc90imbfsu')," calcext:value-type="string">
            <text:p>HASHBYTES('SHA512', 'sc90imbfsu'),</text:p>
          </table:table-cell>
          <table:table-cell table:formula="of:=[.O80]&amp;&quot;,&quot;" office:value-type="string" office:string-value="1," calcext:value-type="string">
            <text:p>1,</text:p>
          </table:table-cell>
          <table:table-cell table:formula="of:=[.P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80]&amp;&quot;', '&quot;&amp;[.B80]&amp;&quot;', '&quot;&amp;TEXT([.C80]; &quot;yyyy-mm-dd&quot;)&amp;&quot;', '&quot;&amp;[.D80]&amp;&quot;', &quot;&amp;IF([.E80]=&quot;Null&quot;; &quot;Null&quot;; &quot;'&quot;&amp;[.E80]&amp;&quot;'&quot;)&amp;&quot;, '&quot;&amp;[.F80]&amp;&quot;', '&quot;&amp;[.G80]&amp;&quot;.', u.Id FROM Users u WHERE EmailAddress = '&quot;&amp;[.Q80]&amp;&quot;' UNION&quot;" office:value-type="string" office:string-value="SELECT 'Szabina', 'Biró', '1995-10-03', 'Hungary', Null, 'Lajosmizse', 'Ceglédi utca 21..', u.Id FROM Users u WHERE EmailAddress = 'szabina.biro@lajosmizse.com' UNION" calcext:value-type="string">
            <text:p>SELECT 'Szabina', 'Biró', '1995-10-03', 'Hungary', Null, 'Lajosmizse', 'Ceglédi utca 21..', u.Id FROM Users u WHERE EmailAddress = 'szabina.biro@lajosmizse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4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  <table:table-cell table:style-name="ce1" office:value-type="string" calcext:value-type="string">
            <text:p>Fruzsina</text:p>
          </table:table-cell>
          <table:table-cell table:style-name="ce1" office:value-type="string" calcext:value-type="string">
            <text:p>Papp</text:p>
          </table:table-cell>
          <table:table-cell table:style-name="ce1" office:value-type="string" calcext:value-type="string">
            <text:p>Budapest</text:p>
          </table:table-cell>
          <table:table-cell table:formula="of:=LOWER([.H81])" office:value-type="string" office:string-value="fruzsina" calcext:value-type="string">
            <text:p>fruzsina</text:p>
          </table:table-cell>
          <table:table-cell table:formula="of:=LOWER([.I81])" office:value-type="string" office:string-value="papp" calcext:value-type="string">
            <text:p>papp</text:p>
          </table:table-cell>
          <table:table-cell table:formula="of:=LOWER([.J8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c51ygcejn" calcext:value-type="string">
            <text:p>ic51ygcej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1];&quot;.&quot;;[.L81];&quot;@&quot;;[.M81];&quot;.com&quot;)" office:value-type="string" office:string-value="fruzsina.papp@budapest.com" calcext:value-type="string">
            <text:p>fruzsina.papp@budapest.com</text:p>
          </table:table-cell>
          <table:table-cell table:formula="of:=&quot;('&quot;&amp;COM.MICROSOFT.CONCAT([.K81];&quot;.&quot;;[.L81];&quot;@&quot;;[.M81];&quot;.com&quot;)&amp;&quot;',&quot;" office:value-type="string" office:string-value="('fruzsina.papp@budapest.com'," calcext:value-type="string">
            <text:p>('fruzsina.papp@budapest.com',</text:p>
          </table:table-cell>
          <table:table-cell table:formula="of:=&quot;HASHBYTES('SHA512', '&quot;&amp;[.N81]&amp;&quot;'),&quot;" office:value-type="string" office:string-value="HASHBYTES('SHA512', 'ic51ygcejn')," calcext:value-type="string">
            <text:p>HASHBYTES('SHA512', 'ic51ygcejn'),</text:p>
          </table:table-cell>
          <table:table-cell table:formula="of:=[.O81]&amp;&quot;,&quot;" office:value-type="string" office:string-value="1," calcext:value-type="string">
            <text:p>1,</text:p>
          </table:table-cell>
          <table:table-cell table:formula="of:=[.P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81]&amp;&quot;', '&quot;&amp;[.B81]&amp;&quot;', '&quot;&amp;TEXT([.C81]; &quot;yyyy-mm-dd&quot;)&amp;&quot;', '&quot;&amp;[.D81]&amp;&quot;', &quot;&amp;IF([.E81]=&quot;Null&quot;; &quot;Null&quot;; &quot;'&quot;&amp;[.E81]&amp;&quot;'&quot;)&amp;&quot;, '&quot;&amp;[.F81]&amp;&quot;', '&quot;&amp;[.G81]&amp;&quot;.', u.Id FROM Users u WHERE EmailAddress = '&quot;&amp;[.Q81]&amp;&quot;' UNION&quot;" office:value-type="string" office:string-value="SELECT 'Fruzsina', 'Papp', '1995-05-07', 'Hungary', Null, 'Budapest', 'Csíkhegyi utca 32. 3em/10.', u.Id FROM Users u WHERE EmailAddress = 'fruzsina.papp@budapest.com' UNION" calcext:value-type="string">
            <text:p>SELECT 'Fruzsina', 'Papp', '1995-05-07', 'Hungary', Null, 'Budapest', 'Csíkhegyi utca 32. 3em/10.', u.Id FROM Users u WHERE EmailAddress = 'fruzsina.papp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4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  <table:table-cell table:style-name="ce1" office:value-type="string" calcext:value-type="string">
            <text:p>Cintia</text:p>
          </table:table-cell>
          <table:table-cell table:style-name="ce1" office:value-type="string" calcext:value-type="string">
            <text:p>Veres</text:p>
          </table:table-cell>
          <table:table-cell table:style-name="ce1" office:value-type="string" calcext:value-type="string">
            <text:p>Budapest</text:p>
          </table:table-cell>
          <table:table-cell table:formula="of:=LOWER([.H82])" office:value-type="string" office:string-value="cintia" calcext:value-type="string">
            <text:p>cintia</text:p>
          </table:table-cell>
          <table:table-cell table:formula="of:=LOWER([.I82])" office:value-type="string" office:string-value="veres" calcext:value-type="string">
            <text:p>veres</text:p>
          </table:table-cell>
          <table:table-cell table:formula="of:=LOWER([.J8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j59xppftd" calcext:value-type="string">
            <text:p>mj59xppf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2];&quot;.&quot;;[.L82];&quot;@&quot;;[.M82];&quot;.com&quot;)" office:value-type="string" office:string-value="cintia.veres@budapest.com" calcext:value-type="string">
            <text:p>cintia.veres@budapest.com</text:p>
          </table:table-cell>
          <table:table-cell table:formula="of:=&quot;('&quot;&amp;COM.MICROSOFT.CONCAT([.K82];&quot;.&quot;;[.L82];&quot;@&quot;;[.M82];&quot;.com&quot;)&amp;&quot;',&quot;" office:value-type="string" office:string-value="('cintia.veres@budapest.com'," calcext:value-type="string">
            <text:p>('cintia.veres@budapest.com',</text:p>
          </table:table-cell>
          <table:table-cell table:formula="of:=&quot;HASHBYTES('SHA512', '&quot;&amp;[.N82]&amp;&quot;'),&quot;" office:value-type="string" office:string-value="HASHBYTES('SHA512', 'mj59xppftd')," calcext:value-type="string">
            <text:p>HASHBYTES('SHA512', 'mj59xppftd'),</text:p>
          </table:table-cell>
          <table:table-cell table:formula="of:=[.O82]&amp;&quot;,&quot;" office:value-type="string" office:string-value="1," calcext:value-type="string">
            <text:p>1,</text:p>
          </table:table-cell>
          <table:table-cell table:formula="of:=[.P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82]&amp;&quot;', '&quot;&amp;[.B82]&amp;&quot;', '&quot;&amp;TEXT([.C82]; &quot;yyyy-mm-dd&quot;)&amp;&quot;', '&quot;&amp;[.D82]&amp;&quot;', &quot;&amp;IF([.E82]=&quot;Null&quot;; &quot;Null&quot;; &quot;'&quot;&amp;[.E82]&amp;&quot;'&quot;)&amp;&quot;, '&quot;&amp;[.F82]&amp;&quot;', '&quot;&amp;[.G82]&amp;&quot;.', u.Id FROM Users u WHERE EmailAddress = '&quot;&amp;[.Q82]&amp;&quot;' UNION&quot;" office:value-type="string" office:string-value="SELECT 'Cintia', 'Veres', '1995-03-24', 'Hungary', Null, 'Budapest', 'Erdőalja út 172..', u.Id FROM Users u WHERE EmailAddress = 'cintia.veres@budapest.com' UNION" calcext:value-type="string">
            <text:p>SELECT 'Cintia', 'Veres', '1995-03-24', 'Hungary', Null, 'Budapest', 'Erdőalja út 172..', u.Id FROM Users u WHERE EmailAddress = 'cintia.vere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4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  <table:table-cell table:style-name="ce1" office:value-type="string" calcext:value-type="string">
            <text:p>Csilla</text:p>
          </table:table-cell>
          <table:table-cell table:style-name="ce1" office:value-type="string" calcext:value-type="string">
            <text:p>Balint</text:p>
          </table:table-cell>
          <table:table-cell table:style-name="ce1" office:value-type="string" calcext:value-type="string">
            <text:p>Mezokovesd</text:p>
          </table:table-cell>
          <table:table-cell table:formula="of:=LOWER([.H83])" office:value-type="string" office:string-value="csilla" calcext:value-type="string">
            <text:p>csilla</text:p>
          </table:table-cell>
          <table:table-cell table:formula="of:=LOWER([.I83])" office:value-type="string" office:string-value="balint" calcext:value-type="string">
            <text:p>balint</text:p>
          </table:table-cell>
          <table:table-cell table:formula="of:=LOWER([.J83])" office:value-type="string" office:string-value="mezokovesd" calcext:value-type="string">
            <text:p>mezokoves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e95fuhwqx" calcext:value-type="string">
            <text:p>be95fuhwq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3];&quot;.&quot;;[.L83];&quot;@&quot;;[.M83];&quot;.com&quot;)" office:value-type="string" office:string-value="csilla.balint@mezokovesd.com" calcext:value-type="string">
            <text:p>csilla.balint@mezokovesd.com</text:p>
          </table:table-cell>
          <table:table-cell table:formula="of:=&quot;('&quot;&amp;COM.MICROSOFT.CONCAT([.K83];&quot;.&quot;;[.L83];&quot;@&quot;;[.M83];&quot;.com&quot;)&amp;&quot;',&quot;" office:value-type="string" office:string-value="('csilla.balint@mezokovesd.com'," calcext:value-type="string">
            <text:p>('csilla.balint@mezokovesd.com',</text:p>
          </table:table-cell>
          <table:table-cell table:formula="of:=&quot;HASHBYTES('SHA512', '&quot;&amp;[.N83]&amp;&quot;'),&quot;" office:value-type="string" office:string-value="HASHBYTES('SHA512', 'be95fuhwqx')," calcext:value-type="string">
            <text:p>HASHBYTES('SHA512', 'be95fuhwqx'),</text:p>
          </table:table-cell>
          <table:table-cell table:formula="of:=[.O83]&amp;&quot;,&quot;" office:value-type="string" office:string-value="1," calcext:value-type="string">
            <text:p>1,</text:p>
          </table:table-cell>
          <table:table-cell table:formula="of:=[.P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83]&amp;&quot;', '&quot;&amp;[.B83]&amp;&quot;', '&quot;&amp;TEXT([.C83]; &quot;yyyy-mm-dd&quot;)&amp;&quot;', '&quot;&amp;[.D83]&amp;&quot;', &quot;&amp;IF([.E83]=&quot;Null&quot;; &quot;Null&quot;; &quot;'&quot;&amp;[.E83]&amp;&quot;'&quot;)&amp;&quot;, '&quot;&amp;[.F83]&amp;&quot;', '&quot;&amp;[.G83]&amp;&quot;.', u.Id FROM Users u WHERE EmailAddress = '&quot;&amp;[.Q83]&amp;&quot;' UNION&quot;" office:value-type="string" office:string-value="SELECT 'Csilla', 'Bálint', '2000-05-22', 'Hungary', Null, 'Mezőkövesd', 'Kölcsey Ferenc utca 66..', u.Id FROM Users u WHERE EmailAddress = 'csilla.balint@mezokovesd.com' UNION" calcext:value-type="string">
            <text:p>SELECT 'Csilla', 'Bálint', '2000-05-22', 'Hungary', Null, 'Mezőkövesd', 'Kölcsey Ferenc utca 66..', u.Id FROM Users u WHERE EmailAddress = 'csilla.balint@mezokovesd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4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  <table:table-cell table:style-name="ce1" office:value-type="string" calcext:value-type="string">
            <text:p>Nora</text:p>
          </table:table-cell>
          <table:table-cell table:style-name="ce1" office:value-type="string" calcext:value-type="string">
            <text:p>Fekete</text:p>
          </table:table-cell>
          <table:table-cell table:style-name="ce1" office:value-type="string" calcext:value-type="string">
            <text:p>Pilisszentlaszlo</text:p>
          </table:table-cell>
          <table:table-cell table:formula="of:=LOWER([.H84])" office:value-type="string" office:string-value="nora" calcext:value-type="string">
            <text:p>nora</text:p>
          </table:table-cell>
          <table:table-cell table:formula="of:=LOWER([.I84])" office:value-type="string" office:string-value="fekete" calcext:value-type="string">
            <text:p>fekete</text:p>
          </table:table-cell>
          <table:table-cell table:formula="of:=LOWER([.J84])" office:value-type="string" office:string-value="pilisszentlaszlo" calcext:value-type="string">
            <text:p>pilisszentlaszlo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f69beduvr" calcext:value-type="string">
            <text:p>mf69bedu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4];&quot;.&quot;;[.L84];&quot;@&quot;;[.M84];&quot;.com&quot;)" office:value-type="string" office:string-value="nora.fekete@pilisszentlaszlo.com" calcext:value-type="string">
            <text:p>nora.fekete@pilisszentlaszlo.com</text:p>
          </table:table-cell>
          <table:table-cell table:formula="of:=&quot;('&quot;&amp;COM.MICROSOFT.CONCAT([.K84];&quot;.&quot;;[.L84];&quot;@&quot;;[.M84];&quot;.com&quot;)&amp;&quot;',&quot;" office:value-type="string" office:string-value="('nora.fekete@pilisszentlaszlo.com'," calcext:value-type="string">
            <text:p>('nora.fekete@pilisszentlaszlo.com',</text:p>
          </table:table-cell>
          <table:table-cell table:formula="of:=&quot;HASHBYTES('SHA512', '&quot;&amp;[.N84]&amp;&quot;'),&quot;" office:value-type="string" office:string-value="HASHBYTES('SHA512', 'mf69beduvr')," calcext:value-type="string">
            <text:p>HASHBYTES('SHA512', 'mf69beduvr'),</text:p>
          </table:table-cell>
          <table:table-cell table:formula="of:=[.O84]&amp;&quot;,&quot;" office:value-type="string" office:string-value="1," calcext:value-type="string">
            <text:p>1,</text:p>
          </table:table-cell>
          <table:table-cell table:formula="of:=[.P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84]&amp;&quot;', '&quot;&amp;[.B84]&amp;&quot;', '&quot;&amp;TEXT([.C84]; &quot;yyyy-mm-dd&quot;)&amp;&quot;', '&quot;&amp;[.D84]&amp;&quot;', &quot;&amp;IF([.E84]=&quot;Null&quot;; &quot;Null&quot;; &quot;'&quot;&amp;[.E84]&amp;&quot;'&quot;)&amp;&quot;, '&quot;&amp;[.F84]&amp;&quot;', '&quot;&amp;[.G84]&amp;&quot;.', u.Id FROM Users u WHERE EmailAddress = '&quot;&amp;[.Q84]&amp;&quot;' UNION&quot;" office:value-type="string" office:string-value="SELECT 'Nóra', 'Fekete', '1999-12-06', 'Hungary', Null, 'Pilisszentlászló', 'Tölgyfa utca 2..', u.Id FROM Users u WHERE EmailAddress = 'nora.fekete@pilisszentlaszlo.com' UNION" calcext:value-type="string">
            <text:p>SELECT 'Nóra', 'Fekete', '1999-12-06', 'Hungary', Null, 'Pilisszentlászló', 'Tölgyfa utca 2..', u.Id FROM Users u WHERE EmailAddress = 'nora.fekete@pilisszentlaszlo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4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Vass</text:p>
          </table:table-cell>
          <table:table-cell table:style-name="ce1" office:value-type="string" calcext:value-type="string">
            <text:p>Isaszeg</text:p>
          </table:table-cell>
          <table:table-cell table:formula="of:=LOWER([.H85])" office:value-type="string" office:string-value="erika" calcext:value-type="string">
            <text:p>erika</text:p>
          </table:table-cell>
          <table:table-cell table:formula="of:=LOWER([.I85])" office:value-type="string" office:string-value="vass" calcext:value-type="string">
            <text:p>vass</text:p>
          </table:table-cell>
          <table:table-cell table:formula="of:=LOWER([.J85])" office:value-type="string" office:string-value="isaszeg" calcext:value-type="string">
            <text:p>is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v45wyathv" calcext:value-type="string">
            <text:p>ev45wyath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5];&quot;.&quot;;[.L85];&quot;@&quot;;[.M85];&quot;.com&quot;)" office:value-type="string" office:string-value="erika.vass@isaszeg.com" calcext:value-type="string">
            <text:p>erika.vass@isaszeg.com</text:p>
          </table:table-cell>
          <table:table-cell table:formula="of:=&quot;('&quot;&amp;COM.MICROSOFT.CONCAT([.K85];&quot;.&quot;;[.L85];&quot;@&quot;;[.M85];&quot;.com&quot;)&amp;&quot;',&quot;" office:value-type="string" office:string-value="('erika.vass@isaszeg.com'," calcext:value-type="string">
            <text:p>('erika.vass@isaszeg.com',</text:p>
          </table:table-cell>
          <table:table-cell table:formula="of:=&quot;HASHBYTES('SHA512', '&quot;&amp;[.N85]&amp;&quot;'),&quot;" office:value-type="string" office:string-value="HASHBYTES('SHA512', 'ev45wyathv')," calcext:value-type="string">
            <text:p>HASHBYTES('SHA512', 'ev45wyathv'),</text:p>
          </table:table-cell>
          <table:table-cell table:formula="of:=[.O85]&amp;&quot;,&quot;" office:value-type="string" office:string-value="1," calcext:value-type="string">
            <text:p>1,</text:p>
          </table:table-cell>
          <table:table-cell table:formula="of:=[.P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85]&amp;&quot;', '&quot;&amp;[.B85]&amp;&quot;', '&quot;&amp;TEXT([.C85]; &quot;yyyy-mm-dd&quot;)&amp;&quot;', '&quot;&amp;[.D85]&amp;&quot;', &quot;&amp;IF([.E85]=&quot;Null&quot;; &quot;Null&quot;; &quot;'&quot;&amp;[.E85]&amp;&quot;'&quot;)&amp;&quot;, '&quot;&amp;[.F85]&amp;&quot;', '&quot;&amp;[.G85]&amp;&quot;.', u.Id FROM Users u WHERE EmailAddress = '&quot;&amp;[.Q85]&amp;&quot;' UNION&quot;" office:value-type="string" office:string-value="SELECT 'Erika', 'Vass', '1996-01-09', 'Hungary', 'Romania', 'Isaszeg', 'Móricz Zsigmond utca 2..', u.Id FROM Users u WHERE EmailAddress = 'erika.vass@isaszeg.com' UNION" calcext:value-type="string">
            <text:p>SELECT 'Erika', 'Vass', '1996-01-09', 'Hungary', 'Romania', 'Isaszeg', 'Móricz Zsigmond utca 2..', u.Id FROM Users u WHERE EmailAddress = 'erika.vass@isaszeg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4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86])" office:value-type="string" office:string-value="milan" calcext:value-type="string">
            <text:p>milan</text:p>
          </table:table-cell>
          <table:table-cell table:formula="of:=LOWER([.I86])" office:value-type="string" office:string-value="zobor" calcext:value-type="string">
            <text:p>zobor</text:p>
          </table:table-cell>
          <table:table-cell table:formula="of:=LOWER([.J8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k40nycqul" calcext:value-type="string">
            <text:p>kk40nycq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6];&quot;.&quot;;[.L86];&quot;@&quot;;[.M86];&quot;.com&quot;)" office:value-type="string" office:string-value="milan.zobor@budapest.com" calcext:value-type="string">
            <text:p>milan.zobor@budapest.com</text:p>
          </table:table-cell>
          <table:table-cell table:formula="of:=&quot;('&quot;&amp;COM.MICROSOFT.CONCAT([.K86];&quot;.&quot;;[.L86];&quot;@&quot;;[.M86];&quot;.com&quot;)&amp;&quot;',&quot;" office:value-type="string" office:string-value="('milan.zobor@budapest.com'," calcext:value-type="string">
            <text:p>('milan.zobor@budapest.com',</text:p>
          </table:table-cell>
          <table:table-cell table:formula="of:=&quot;HASHBYTES('SHA512', '&quot;&amp;[.N86]&amp;&quot;'),&quot;" office:value-type="string" office:string-value="HASHBYTES('SHA512', 'kk40nycqul')," calcext:value-type="string">
            <text:p>HASHBYTES('SHA512', 'kk40nycqul'),</text:p>
          </table:table-cell>
          <table:table-cell table:formula="of:=[.O86]&amp;&quot;,&quot;" office:value-type="string" office:string-value="1," calcext:value-type="string">
            <text:p>1,</text:p>
          </table:table-cell>
          <table:table-cell table:formula="of:=[.P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86]&amp;&quot;', '&quot;&amp;[.B86]&amp;&quot;', '&quot;&amp;TEXT([.C86]; &quot;yyyy-mm-dd&quot;)&amp;&quot;', '&quot;&amp;[.D86]&amp;&quot;', &quot;&amp;IF([.E86]=&quot;Null&quot;; &quot;Null&quot;; &quot;'&quot;&amp;[.E86]&amp;&quot;'&quot;)&amp;&quot;, '&quot;&amp;[.F86]&amp;&quot;', '&quot;&amp;[.G86]&amp;&quot;.', u.Id FROM Users u WHERE EmailAddress = '&quot;&amp;[.Q86]&amp;&quot;' UNION&quot;" office:value-type="string" office:string-value="SELECT 'Milán', 'Zobor', '1999-09-05', 'Hungary', Null, 'Budapest', 'BerdaJózsef utca 36. 4em/20.', u.Id FROM Users u WHERE EmailAddress = 'milan.zobor@budapest.com' UNION" calcext:value-type="string">
            <text:p>SELECT 'Milán', 'Zobor', '1999-09-05', 'Hungary', Null, 'Budapest', 'BerdaJózsef utca 36. 4em/20.', u.Id FROM Users u WHERE EmailAddress = 'milan.zobor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4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  <table:table-cell table:style-name="ce1" office:value-type="string" calcext:value-type="string">
            <text:p>Krisztian</text:p>
          </table:table-cell>
          <table:table-cell table:style-name="ce1" office:value-type="string" calcext:value-type="string">
            <text:p>Lengyel</text:p>
          </table:table-cell>
          <table:table-cell table:style-name="ce1" office:value-type="string" calcext:value-type="string">
            <text:p>Budapest</text:p>
          </table:table-cell>
          <table:table-cell table:formula="of:=LOWER([.H87])" office:value-type="string" office:string-value="krisztian" calcext:value-type="string">
            <text:p>krisztian</text:p>
          </table:table-cell>
          <table:table-cell table:formula="of:=LOWER([.I87])" office:value-type="string" office:string-value="lengyel" calcext:value-type="string">
            <text:p>lengyel</text:p>
          </table:table-cell>
          <table:table-cell table:formula="of:=LOWER([.J8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r71jralje" calcext:value-type="string">
            <text:p>dr71jral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7];&quot;.&quot;;[.L87];&quot;@&quot;;[.M87];&quot;.com&quot;)" office:value-type="string" office:string-value="krisztian.lengyel@budapest.com" calcext:value-type="string">
            <text:p>krisztian.lengyel@budapest.com</text:p>
          </table:table-cell>
          <table:table-cell table:formula="of:=&quot;('&quot;&amp;COM.MICROSOFT.CONCAT([.K87];&quot;.&quot;;[.L87];&quot;@&quot;;[.M87];&quot;.com&quot;)&amp;&quot;',&quot;" office:value-type="string" office:string-value="('krisztian.lengyel@budapest.com'," calcext:value-type="string">
            <text:p>('krisztian.lengyel@budapest.com',</text:p>
          </table:table-cell>
          <table:table-cell table:formula="of:=&quot;HASHBYTES('SHA512', '&quot;&amp;[.N87]&amp;&quot;'),&quot;" office:value-type="string" office:string-value="HASHBYTES('SHA512', 'dr71jralje')," calcext:value-type="string">
            <text:p>HASHBYTES('SHA512', 'dr71jralje'),</text:p>
          </table:table-cell>
          <table:table-cell table:formula="of:=[.O87]&amp;&quot;,&quot;" office:value-type="string" office:string-value="1," calcext:value-type="string">
            <text:p>1,</text:p>
          </table:table-cell>
          <table:table-cell table:formula="of:=[.P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87]&amp;&quot;', '&quot;&amp;[.B87]&amp;&quot;', '&quot;&amp;TEXT([.C87]; &quot;yyyy-mm-dd&quot;)&amp;&quot;', '&quot;&amp;[.D87]&amp;&quot;', &quot;&amp;IF([.E87]=&quot;Null&quot;; &quot;Null&quot;; &quot;'&quot;&amp;[.E87]&amp;&quot;'&quot;)&amp;&quot;, '&quot;&amp;[.F87]&amp;&quot;', '&quot;&amp;[.G87]&amp;&quot;.', u.Id FROM Users u WHERE EmailAddress = '&quot;&amp;[.Q87]&amp;&quot;' UNION&quot;" office:value-type="string" office:string-value="SELECT 'Krisztián', 'Lengyel', '1998-07-03', 'Hungary', Null, 'Budapest', 'Thököly út 12..', u.Id FROM Users u WHERE EmailAddress = 'krisztian.lengyel@budapest.com' UNION" calcext:value-type="string">
            <text:p>SELECT 'Krisztián', 'Lengyel', '1998-07-03', 'Hungary', Null, 'Budapest', 'Thököly út 12..', u.Id FROM Users u WHERE EmailAddress = 'krisztian.lengyel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4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Budapest</text:p>
          </table:table-cell>
          <table:table-cell table:formula="of:=LOWER([.H88])" office:value-type="string" office:string-value="geza" calcext:value-type="string">
            <text:p>geza</text:p>
          </table:table-cell>
          <table:table-cell table:formula="of:=LOWER([.I88])" office:value-type="string" office:string-value="illes" calcext:value-type="string">
            <text:p>illes</text:p>
          </table:table-cell>
          <table:table-cell table:formula="of:=LOWER([.J8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b6dlzpxb" calcext:value-type="string">
            <text:p>lb6dlzpx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8];&quot;.&quot;;[.L88];&quot;@&quot;;[.M88];&quot;.com&quot;)" office:value-type="string" office:string-value="geza.illes@budapest.com" calcext:value-type="string">
            <text:p>geza.illes@budapest.com</text:p>
          </table:table-cell>
          <table:table-cell table:formula="of:=&quot;('&quot;&amp;COM.MICROSOFT.CONCAT([.K88];&quot;.&quot;;[.L88];&quot;@&quot;;[.M88];&quot;.com&quot;)&amp;&quot;',&quot;" office:value-type="string" office:string-value="('geza.illes@budapest.com'," calcext:value-type="string">
            <text:p>('geza.illes@budapest.com',</text:p>
          </table:table-cell>
          <table:table-cell table:formula="of:=&quot;HASHBYTES('SHA512', '&quot;&amp;[.N88]&amp;&quot;'),&quot;" office:value-type="string" office:string-value="HASHBYTES('SHA512', 'lb6dlzpxb')," calcext:value-type="string">
            <text:p>HASHBYTES('SHA512', 'lb6dlzpxb'),</text:p>
          </table:table-cell>
          <table:table-cell table:formula="of:=[.O88]&amp;&quot;,&quot;" office:value-type="string" office:string-value="1," calcext:value-type="string">
            <text:p>1,</text:p>
          </table:table-cell>
          <table:table-cell table:formula="of:=[.P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8]&amp;&quot;', '&quot;&amp;[.B88]&amp;&quot;', '&quot;&amp;TEXT([.C88]; &quot;yyyy-mm-dd&quot;)&amp;&quot;', '&quot;&amp;[.D88]&amp;&quot;', &quot;&amp;IF([.E88]=&quot;Null&quot;; &quot;Null&quot;; &quot;'&quot;&amp;[.E88]&amp;&quot;'&quot;)&amp;&quot;, '&quot;&amp;[.F88]&amp;&quot;', '&quot;&amp;[.G88]&amp;&quot;.', u.Id FROM Users u WHERE EmailAddress = '&quot;&amp;[.Q88]&amp;&quot;' UNION&quot;" office:value-type="string" office:string-value="SELECT 'Géza', 'Illés', '1997-10-30', 'Hungary', Null, 'Budapest', 'Szent Mihály utca 17..', u.Id FROM Users u WHERE EmailAddress = 'geza.illes@budapest.com' UNION" calcext:value-type="string">
            <text:p>SELECT 'Géza', 'Illés', '1997-10-30', 'Hungary', Null, 'Budapest', 'Szent Mihály utca 17..', u.Id FROM Users u WHERE EmailAddress = 'geza.illes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Kristof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89])" office:value-type="string" office:string-value="kristof" calcext:value-type="string">
            <text:p>kristof</text:p>
          </table:table-cell>
          <table:table-cell table:formula="of:=LOWER([.I89])" office:value-type="string" office:string-value="torok" calcext:value-type="string">
            <text:p>torok</text:p>
          </table:table-cell>
          <table:table-cell table:formula="of:=LOWER([.J8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w14cytizs" calcext:value-type="string">
            <text:p>bw14cytiz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9];&quot;.&quot;;[.L89];&quot;@&quot;;[.M89];&quot;.com&quot;)" office:value-type="string" office:string-value="kristof.torok@budapest.com" calcext:value-type="string">
            <text:p>kristof.torok@budapest.com</text:p>
          </table:table-cell>
          <table:table-cell table:formula="of:=&quot;('&quot;&amp;COM.MICROSOFT.CONCAT([.K89];&quot;.&quot;;[.L89];&quot;@&quot;;[.M89];&quot;.com&quot;)&amp;&quot;',&quot;" office:value-type="string" office:string-value="('kristof.torok@budapest.com'," calcext:value-type="string">
            <text:p>('kristof.torok@budapest.com',</text:p>
          </table:table-cell>
          <table:table-cell table:formula="of:=&quot;HASHBYTES('SHA512', '&quot;&amp;[.N89]&amp;&quot;'),&quot;" office:value-type="string" office:string-value="HASHBYTES('SHA512', 'bw14cytizs')," calcext:value-type="string">
            <text:p>HASHBYTES('SHA512', 'bw14cytizs'),</text:p>
          </table:table-cell>
          <table:table-cell table:formula="of:=[.O89]&amp;&quot;,&quot;" office:value-type="string" office:string-value="1," calcext:value-type="string">
            <text:p>1,</text:p>
          </table:table-cell>
          <table:table-cell table:formula="of:=[.P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89]&amp;&quot;', '&quot;&amp;[.B89]&amp;&quot;', '&quot;&amp;TEXT([.C89]; &quot;yyyy-mm-dd&quot;)&amp;&quot;', '&quot;&amp;[.D89]&amp;&quot;', &quot;&amp;IF([.E89]=&quot;Null&quot;; &quot;Null&quot;; &quot;'&quot;&amp;[.E89]&amp;&quot;'&quot;)&amp;&quot;, '&quot;&amp;[.F89]&amp;&quot;', '&quot;&amp;[.G89]&amp;&quot;.', u.Id FROM Users u WHERE EmailAddress = '&quot;&amp;[.Q89]&amp;&quot;' UNION&quot;" office:value-type="string" office:string-value="SELECT 'Kristóf', 'Török', '2002-05-28', 'Hungary', Null, 'Budapest', 'Fő út 40..', u.Id FROM Users u WHERE EmailAddress = 'kristof.torok@budapest.com' UNION" calcext:value-type="string">
            <text:p>SELECT 'Kristóf', 'Török', '2002-05-28', 'Hungary', Null, 'Budapest', 'Fő út 40..', u.Id FROM Users u WHERE EmailAddress = 'kristof.torok@budapest.com' UNIO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90])" office:value-type="string" office:string-value="dominik" calcext:value-type="string">
            <text:p>dominik</text:p>
          </table:table-cell>
          <table:table-cell table:formula="of:=LOWER([.I90])" office:value-type="string" office:string-value="torok" calcext:value-type="string">
            <text:p>torok</text:p>
          </table:table-cell>
          <table:table-cell table:formula="of:=LOWER([.J9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d9fbgpns" calcext:value-type="string">
            <text:p>jd9fbgp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0];&quot;.&quot;;[.L90];&quot;@&quot;;[.M90];&quot;.com&quot;)" office:value-type="string" office:string-value="dominik.torok@budapest.com" calcext:value-type="string">
            <text:p>dominik.torok@budapest.com</text:p>
          </table:table-cell>
          <table:table-cell table:formula="of:=&quot;('&quot;&amp;COM.MICROSOFT.CONCAT([.K90];&quot;.&quot;;[.L90];&quot;@&quot;;[.M90];&quot;.com&quot;)&amp;&quot;',&quot;" office:value-type="string" office:string-value="('dominik.torok@budapest.com'," calcext:value-type="string">
            <text:p>('dominik.torok@budapest.com',</text:p>
          </table:table-cell>
          <table:table-cell table:formula="of:=&quot;HASHBYTES('SHA512', '&quot;&amp;[.N90]&amp;&quot;'),&quot;" office:value-type="string" office:string-value="HASHBYTES('SHA512', 'jd9fbgpns')," calcext:value-type="string">
            <text:p>HASHBYTES('SHA512', 'jd9fbgpns'),</text:p>
          </table:table-cell>
          <table:table-cell table:formula="of:=[.O90]&amp;&quot;,&quot;" office:value-type="string" office:string-value="1," calcext:value-type="string">
            <text:p>1,</text:p>
          </table:table-cell>
          <table:table-cell table:formula="of:=[.P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90]&amp;&quot;', '&quot;&amp;[.B90]&amp;&quot;', '&quot;&amp;TEXT([.C90]; &quot;yyyy-mm-dd&quot;)&amp;&quot;', '&quot;&amp;[.D90]&amp;&quot;', &quot;&amp;IF([.E90]=&quot;Null&quot;; &quot;Null&quot;; &quot;'&quot;&amp;[.E90]&amp;&quot;'&quot;)&amp;&quot;, '&quot;&amp;[.F90]&amp;&quot;', '&quot;&amp;[.G90]&amp;&quot;.', u.Id FROM Users u WHERE EmailAddress = '&quot;&amp;[.Q90]&amp;&quot;' UNION&quot;" office:value-type="string" office:string-value="SELECT 'Dominik', 'Török', '1999-09-20', 'Hungary', Null, 'Budapest', 'Fő út 40..', u.Id FROM Users u WHERE EmailAddress = 'dominik.torok@budapest.com' UNION" calcext:value-type="string">
            <text:p>SELECT 'Dominik', 'Török', '1999-09-20', 'Hungary', Null, 'Budapest', 'Fő út 40..', u.Id FROM Users u WHERE EmailAddress = 'dominik.torok@budapest.com' UNION</text:p>
          </table:table-cell>
          <table:table-cell table:number-columns-repeated="1001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1014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5" table:number-columns-repeated="7" table:default-cell-style-name="Default"/>
        <table:table-row table:style-name="ro1">
          <table:table-cell table:style-name="ce3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4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4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nánás</text:p>
          </table:table-cell>
          <table:table-cell office:value-type="string" calcext:value-type="string">
            <text:p>Dorogi út 12.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4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4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4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4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4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4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4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4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4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4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4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4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4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4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4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4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4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4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4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4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4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4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4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4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4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4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4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4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4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4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4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4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4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4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4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4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4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4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4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4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4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4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4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4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4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4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4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4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4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4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4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4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4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4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4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4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4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4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4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4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4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4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4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4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4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4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4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4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4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4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4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4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4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4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4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4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4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4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4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2">
      <number:text>'</number:text>
      <number:year number:style="long"/>
      <number:text>-</number:text>
      <number:month number:style="long"/>
      <number:text>-</number:text>
      <number:day number:style="long"/>
      <number:text>'</number:text>
    </number:date-style>
    <number:date-style style:name="N183">
      <number:text>'</number:text>
      <number:year number:style="long"/>
      <number:text>-</number:text>
      <number:month number:style="long"/>
      <number:text>-</number:text>
      <number:day number:style="long"/>
      <number:text>',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00.00.00</text:date>, <text:time style:data-style-name="N2" text:time-value="20:30:12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ktor Forizs</meta:initial-creator>
    <meta:creation-date>2015-06-05T18:19:34</meta:creation-date>
    <dc:date>2021-01-16T21:07:04.422000000</dc:date>
    <meta:generator>LibreOffice/7.0.3.1$Windows_X86_64 LibreOffice_project/d7547858d014d4cf69878db179d326fc3483e082</meta:generator>
    <meta:editing-duration>PT1H5M39S</meta:editing-duration>
    <meta:editing-cycles>27</meta:editing-cycles>
    <meta:document-statistic meta:table-count="2" meta:cell-count="25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